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2.33858"/>
          <table:table-cell office:value-type="float" office:value="0.1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42.0"/>
          <table:table-cell office:value-type="float" office:value="12026.0"/>
          <table:table-cell office:value-type="string">
            <text:p/>
          </table:table-cell>
          <table:table-cell office:value-type="float" office:value="954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97561"/>
          <table:table-cell office:value-type="float" office:value="0.0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5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42.0"/>
          <table:table-cell office:value-type="float" office:value="12026.0"/>
          <table:table-cell office:value-type="string">
            <text:p/>
          </table:table-cell>
          <table:table-cell office:value-type="float" office:value="954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.72961"/>
          <table:table-cell office:value-type="float" office:value="0.1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3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42.0"/>
          <table:table-cell office:value-type="float" office:value="12026.0"/>
          <table:table-cell office:value-type="string">
            <text:p/>
          </table:table-cell>
          <table:table-cell office:value-type="float" office:value="9540.0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2.36886"/>
          <table:table-cell office:value-type="float" office:value="0.0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43.0"/>
          <table:table-cell office:value-type="float" office:value="12027.0"/>
          <table:table-cell office:value-type="string">
            <text:p/>
          </table:table-cell>
          <table:table-cell office:value-type="float" office:value="954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.04433"/>
          <table:table-cell office:value-type="float" office:value="0.0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43.0"/>
          <table:table-cell office:value-type="float" office:value="12027.0"/>
          <table:table-cell office:value-type="string">
            <text:p/>
          </table:table-cell>
          <table:table-cell office:value-type="float" office:value="954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.76608"/>
          <table:table-cell office:value-type="float" office:value="0.0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40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43.0"/>
          <table:table-cell office:value-type="float" office:value="12027.0"/>
          <table:table-cell office:value-type="string">
            <text:p/>
          </table:table-cell>
          <table:table-cell office:value-type="float" office:value="9540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.92464"/>
          <table:table-cell office:value-type="float" office:value="0.0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0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42.0"/>
          <table:table-cell office:value-type="float" office:value="12026.0"/>
          <table:table-cell office:value-type="string">
            <text:p/>
          </table:table-cell>
          <table:table-cell office:value-type="float" office:value="954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.34928"/>
          <table:table-cell office:value-type="float" office:value="0.0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42.0"/>
          <table:table-cell office:value-type="float" office:value="12026.0"/>
          <table:table-cell office:value-type="string">
            <text:p/>
          </table:table-cell>
          <table:table-cell office:value-type="float" office:value="954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.87144"/>
          <table:table-cell office:value-type="float" office:value="0.1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42.0"/>
          <table:table-cell office:value-type="float" office:value="12026.0"/>
          <table:table-cell office:value-type="string">
            <text:p/>
          </table:table-cell>
          <table:table-cell office:value-type="float" office:value="9540.0"/>
          <table:table-cell office:value-type="string">
            <text:p/>
          </table:table-cell>
          <table:table-cell office:value-type="string">
            <text:p/>
          </table:table-cell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.06001"/>
          <table:table-cell office:value-type="float" office:value="0.0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44.0"/>
          <table:table-cell office:value-type="float" office:value="12028.0"/>
          <table:table-cell office:value-type="string">
            <text:p/>
          </table:table-cell>
          <table:table-cell office:value-type="float" office:value="954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.25074"/>
          <table:table-cell office:value-type="float" office:value="0.0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44.0"/>
          <table:table-cell office:value-type="float" office:value="12028.0"/>
          <table:table-cell office:value-type="string">
            <text:p/>
          </table:table-cell>
          <table:table-cell office:value-type="float" office:value="954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.75039"/>
          <table:table-cell office:value-type="float" office:value="0.0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8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44.0"/>
          <table:table-cell office:value-type="float" office:value="12028.0"/>
          <table:table-cell office:value-type="string">
            <text:p/>
          </table:table-cell>
          <table:table-cell office:value-type="float" office:value="9540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2.0395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42.0"/>
          <table:table-cell office:value-type="float" office:value="12026.0"/>
          <table:table-cell office:value-type="string">
            <text:p/>
          </table:table-cell>
          <table:table-cell office:value-type="float" office:value="954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.25094"/>
          <table:table-cell office:value-type="float" office:value="0.1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0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42.0"/>
          <table:table-cell office:value-type="float" office:value="12026.0"/>
          <table:table-cell office:value-type="string">
            <text:p/>
          </table:table-cell>
          <table:table-cell office:value-type="float" office:value="954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.73102"/>
          <table:table-cell office:value-type="float" office:value="0.1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42.0"/>
          <table:table-cell office:value-type="float" office:value="12026.0"/>
          <table:table-cell office:value-type="string">
            <text:p/>
          </table:table-cell>
          <table:table-cell office:value-type="float" office:value="9540.0"/>
          <table:table-cell office:value-type="string">
            <text:p/>
          </table:table-cell>
          <table:table-cell office:value-type="string">
            <text:p/>
          </table:table-cell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32161"/>
          <table:table-cell office:value-type="float" office:value="0.0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178.0"/>
          <table:table-cell office:value-type="float" office:value="4010.0"/>
          <table:table-cell office:value-type="float" office:value="10882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67.0"/>
          <table:table-cell office:value-type="float" office:value="8388.0"/>
          <table:table-cell office:value-type="float" office:value="5208.0"/>
          <table:table-cell office:value-type="float" office:value="2198.0"/>
          <table:table-cell office:value-type="float" office:value="5089.0"/>
          <table:table-cell office:value-type="float" office:value="1211.0"/>
          <table:table-cell office:value-type="float" office:value="28.0"/>
          <table:table-cell office:value-type="float" office:value="2.78305"/>
          <table:table-cell office:value-type="float" office:value="0.774"/>
          <table:table-cell office:value-type="float" office:value="0.72"/>
          <table:table-cell office:value-type="float" office:value="45447.0"/>
          <table:table-cell office:value-type="float" office:value="0.0"/>
          <table:table-cell office:value-type="float" office:value="93.0"/>
          <table:table-cell office:value-type="float" office:value="6283.0"/>
          <table:table-cell office:value-type="float" office:value="51926.0"/>
          <table:table-cell office:value-type="float" office:value="4010.0"/>
          <table:table-cell office:value-type="float" office:value="10882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67.0"/>
          <table:table-cell office:value-type="float" office:value="8388.0"/>
          <table:table-cell office:value-type="float" office:value="5208.0"/>
          <table:table-cell office:value-type="float" office:value="2198.0"/>
          <table:table-cell office:value-type="float" office:value="5089.0"/>
          <table:table-cell office:value-type="float" office:value="1211.0"/>
          <table:table-cell office:value-type="float" office:value="28.0"/>
          <table:table-cell office:value-type="float" office:value="158.958"/>
          <table:table-cell office:value-type="float" office:value="157.011"/>
          <table:table-cell office:value-type="float" office:value="156.96"/>
          <table:table-cell office:value-type="float" office:value="8004754.0"/>
          <table:table-cell office:value-type="float" office:value="0.0"/>
          <table:table-cell office:value-type="float" office:value="13945.0"/>
          <table:table-cell office:value-type="float" office:value="1859158.0"/>
          <table:table-cell office:value-type="float" office:value="9864470.0"/>
          <table:table-cell office:value-type="float" office:value="3982.0"/>
          <table:table-cell office:value-type="float" office:value="10790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47.0"/>
          <table:table-cell office:value-type="float" office:value="8401.0"/>
          <table:table-cell office:value-type="float" office:value="5221.0"/>
          <table:table-cell office:value-type="float" office:value="2278.0"/>
          <table:table-cell office:value-type="float" office:value="5196.0"/>
          <table:table-cell office:value-type="float" office:value="1441.0"/>
          <table:table-cell office:value-type="float" office:value="28.0"/>
          <table:table-cell table:formula="of:=MIN([.$B8];[.$W8];[.$AR8])" office:value-type="float"/>
          <table:table-cell table:formula="of:=MIN([.$C8];[.$X8];[.$AS8])" office:value-type="float"/>
          <table:table-cell table:formula="of:=MIN([.$D8];[.$Y8];[.$AT8])" office:value-type="float"/>
          <table:table-cell table:formula="of:=MIN([.$E8];[.$Z8];[.$AU8])" office:value-type="float"/>
          <table:table-cell table:formula="of:=MIN([.$F8];[.$AA8];[.$AV8])" office:value-type="float"/>
          <table:table-cell table:formula="of:=MIN([.$G8];[.$AB8];[.$AW8])" office:value-type="float"/>
          <table:table-cell table:formula="of:=MIN([.$H8];[.$AC8];[.$AX8])" office:value-type="float"/>
          <table:table-cell table:formula="of:=MIN([.$I8];[.$AD8];[.$AY8])" office:value-type="float"/>
          <table:table-cell table:formula="of:=MIN([.$J8];[.$AE8];[.$AZ8])" office:value-type="float"/>
          <table:table-cell table:formula="of:=MIN([.$K8];[.$AF8];[.$BA8])" office:value-type="float"/>
          <table:table-cell table:formula="of:=MIN([.$L8];[.$AG8];[.$BB8])" office:value-type="float"/>
          <table:table-cell table:formula="of:=MIN([.$M8];[.$AH8];[.$BC8])" office:value-type="float"/>
          <table:table-cell table:formula="of:=MIN([.$N8];[.$AI8];[.$BD8])" office:value-type="float"/>
          <table:table-cell table:formula="of:=MIN([.$O8];[.$AJ8];[.$BE8])" office:value-type="float"/>
          <table:table-cell table:formula="of:=MIN([.$P8];[.$AK8];[.$BF8])" office:value-type="float"/>
          <table:table-cell table:formula="of:=MIN([.$Q8];[.$AL8];[.$BG8])" office:value-type="float"/>
          <table:table-cell table:formula="of:=MIN([.$R8];[.$AM8];[.$BH8])" office:value-type="float"/>
          <table:table-cell table:formula="of:=MIN([.$S8];[.$AN8];[.$BI8])" office:value-type="float"/>
          <table:table-cell table:formula="of:=MIN([.$T8];[.$AO8];[.$BJ8])" office:value-type="float"/>
          <table:table-cell table:formula="of:=MIN([.$U8];[.$AP8];[.$BK8])" office:value-type="float"/>
          <table:table-cell table:formula="of:=MIN([.$V8];[.$AQ8];[.$BL8])" office:value-type="float"/>
          <table:table-cell table:formula="of:=MEDIAN([.$B8];[.$W8];[.$AR8])" office:value-type="float"/>
          <table:table-cell table:formula="of:=MEDIAN([.$C8];[.$X8];[.$AS8])" office:value-type="float"/>
          <table:table-cell table:formula="of:=MEDIAN([.$D8];[.$Y8];[.$AT8])" office:value-type="float"/>
          <table:table-cell table:formula="of:=MEDIAN([.$E8];[.$Z8];[.$AU8])" office:value-type="float"/>
          <table:table-cell table:formula="of:=MEDIAN([.$F8];[.$AA8];[.$AV8])" office:value-type="float"/>
          <table:table-cell table:formula="of:=MEDIAN([.$G8];[.$AB8];[.$AW8])" office:value-type="float"/>
          <table:table-cell table:formula="of:=MEDIAN([.$H8];[.$AC8];[.$AX8])" office:value-type="float"/>
          <table:table-cell table:formula="of:=MEDIAN([.$I8];[.$AD8];[.$AY8])" office:value-type="float"/>
          <table:table-cell table:formula="of:=MEDIAN([.$J8];[.$AE8];[.$AZ8])" office:value-type="float"/>
          <table:table-cell table:formula="of:=MEDIAN([.$K8];[.$AF8];[.$BA8])" office:value-type="float"/>
          <table:table-cell table:formula="of:=MEDIAN([.$L8];[.$AG8];[.$BB8])" office:value-type="float"/>
          <table:table-cell table:formula="of:=MEDIAN([.$M8];[.$AH8];[.$BC8])" office:value-type="float"/>
          <table:table-cell table:formula="of:=MEDIAN([.$N8];[.$AI8];[.$BD8])" office:value-type="float"/>
          <table:table-cell table:formula="of:=MEDIAN([.$O8];[.$AJ8];[.$BE8])" office:value-type="float"/>
          <table:table-cell table:formula="of:=MEDIAN([.$P8];[.$AK8];[.$BF8])" office:value-type="float"/>
          <table:table-cell table:formula="of:=MEDIAN([.$Q8];[.$AL8];[.$BG8])" office:value-type="float"/>
          <table:table-cell table:formula="of:=MEDIAN([.$R8];[.$AM8];[.$BH8])" office:value-type="float"/>
          <table:table-cell table:formula="of:=MEDIAN([.$S8];[.$AN8];[.$BI8])" office:value-type="float"/>
          <table:table-cell table:formula="of:=MEDIAN([.$T8];[.$AO8];[.$BJ8])" office:value-type="float"/>
          <table:table-cell table:formula="of:=MEDIAN([.$U8];[.$AP8];[.$BK8])" office:value-type="float"/>
          <table:table-cell table:formula="of:=MEDIAN([.$V8];[.$AQ8];[.$BL8])" office:value-type="float"/>
          <table:table-cell table:formula="of:=MAX([.$B8];[.$W8];[.$AR8])" office:value-type="float"/>
          <table:table-cell table:formula="of:=MAX([.$C8];[.$X8];[.$AS8])" office:value-type="float"/>
          <table:table-cell table:formula="of:=MAX([.$D8];[.$Y8];[.$AT8])" office:value-type="float"/>
          <table:table-cell table:formula="of:=MAX([.$E8];[.$Z8];[.$AU8])" office:value-type="float"/>
          <table:table-cell table:formula="of:=MAX([.$F8];[.$AA8];[.$AV8])" office:value-type="float"/>
          <table:table-cell table:formula="of:=MAX([.$G8];[.$AB8];[.$AW8])" office:value-type="float"/>
          <table:table-cell table:formula="of:=MAX([.$H8];[.$AC8];[.$AX8])" office:value-type="float"/>
          <table:table-cell table:formula="of:=MAX([.$I8];[.$AD8];[.$AY8])" office:value-type="float"/>
          <table:table-cell table:formula="of:=MAX([.$J8];[.$AE8];[.$AZ8])" office:value-type="float"/>
          <table:table-cell table:formula="of:=MAX([.$K8];[.$AF8];[.$BA8])" office:value-type="float"/>
          <table:table-cell table:formula="of:=MAX([.$L8];[.$AG8];[.$BB8])" office:value-type="float"/>
          <table:table-cell table:formula="of:=MAX([.$M8];[.$AH8];[.$BC8])" office:value-type="float"/>
          <table:table-cell table:formula="of:=MAX([.$N8];[.$AI8];[.$BD8])" office:value-type="float"/>
          <table:table-cell table:formula="of:=MAX([.$O8];[.$AJ8];[.$BE8])" office:value-type="float"/>
          <table:table-cell table:formula="of:=MAX([.$P8];[.$AK8];[.$BF8])" office:value-type="float"/>
          <table:table-cell table:formula="of:=MAX([.$Q8];[.$AL8];[.$BG8])" office:value-type="float"/>
          <table:table-cell table:formula="of:=MAX([.$R8];[.$AM8];[.$BH8])" office:value-type="float"/>
          <table:table-cell table:formula="of:=MAX([.$S8];[.$AN8];[.$BI8])" office:value-type="float"/>
          <table:table-cell table:formula="of:=MAX([.$T8];[.$AO8];[.$BJ8])" office:value-type="float"/>
          <table:table-cell table:formula="of:=MAX([.$U8];[.$AP8];[.$BK8])" office:value-type="float"/>
          <table:table-cell table:formula="of:=MAX([.$V8];[.$AQ8];[.$BL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27298"/>
          <table:table-cell office:value-type="float" office:value="0.0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50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22.0"/>
          <table:table-cell office:value-type="float" office:value="4829.0"/>
          <table:table-cell office:value-type="string">
            <text:p/>
          </table:table-cell>
          <table:table-cell office:value-type="float" office:value="379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.31185"/>
          <table:table-cell office:value-type="float" office:value="0.0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22.0"/>
          <table:table-cell office:value-type="float" office:value="4829.0"/>
          <table:table-cell office:value-type="string">
            <text:p/>
          </table:table-cell>
          <table:table-cell office:value-type="float" office:value="379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94114"/>
          <table:table-cell office:value-type="float" office:value="0.0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4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22.0"/>
          <table:table-cell office:value-type="float" office:value="4829.0"/>
          <table:table-cell office:value-type="string">
            <text:p/>
          </table:table-cell>
          <table:table-cell office:value-type="float" office:value="3794.0"/>
          <table:table-cell office:value-type="string">
            <text:p/>
          </table:table-cell>
          <table:table-cell office:value-type="string">
            <text:p/>
          </table:table-cell>
          <table:table-cell table:formula="of:=MIN([.$B9];[.$W9];[.$AR9])" office:value-type="float"/>
          <table:table-cell table:formula="of:=MIN([.$C9];[.$X9];[.$AS9])" office:value-type="float"/>
          <table:table-cell table:formula="of:=MIN([.$D9];[.$Y9];[.$AT9])" office:value-type="float"/>
          <table:table-cell table:formula="of:=MIN([.$E9];[.$Z9];[.$AU9])" office:value-type="float"/>
          <table:table-cell table:formula="of:=MIN([.$F9];[.$AA9];[.$AV9])" office:value-type="float"/>
          <table:table-cell table:formula="of:=MIN([.$G9];[.$AB9];[.$AW9])" office:value-type="float"/>
          <table:table-cell table:formula="of:=MIN([.$H9];[.$AC9];[.$AX9])" office:value-type="float"/>
          <table:table-cell table:formula="of:=MIN([.$I9];[.$AD9];[.$AY9])" office:value-type="float"/>
          <table:table-cell table:formula="of:=MIN([.$J9];[.$AE9];[.$AZ9])" office:value-type="float"/>
          <table:table-cell table:formula="of:=MIN([.$K9];[.$AF9];[.$BA9])" office:value-type="float"/>
          <table:table-cell table:formula="of:=MIN([.$L9];[.$AG9];[.$BB9])" office:value-type="float"/>
          <table:table-cell table:formula="of:=MIN([.$M9];[.$AH9];[.$BC9])" office:value-type="float"/>
          <table:table-cell table:formula="of:=MIN([.$N9];[.$AI9];[.$BD9])" office:value-type="float"/>
          <table:table-cell table:formula="of:=MIN([.$O9];[.$AJ9];[.$BE9])" office:value-type="float"/>
          <table:table-cell table:formula="of:=MIN([.$P9];[.$AK9];[.$BF9])" office:value-type="float"/>
          <table:table-cell table:formula="of:=MIN([.$Q9];[.$AL9];[.$BG9])" office:value-type="float"/>
          <table:table-cell table:formula="of:=MIN([.$R9];[.$AM9];[.$BH9])" office:value-type="float"/>
          <table:table-cell table:formula="of:=MIN([.$S9];[.$AN9];[.$BI9])" office:value-type="float"/>
          <table:table-cell table:formula="of:=MIN([.$T9];[.$AO9];[.$BJ9])" office:value-type="float"/>
          <table:table-cell table:formula="of:=MIN([.$U9];[.$AP9];[.$BK9])" office:value-type="float"/>
          <table:table-cell table:formula="of:=MIN([.$V9];[.$AQ9];[.$BL9])" office:value-type="float"/>
          <table:table-cell table:formula="of:=MEDIAN([.$B9];[.$W9];[.$AR9])" office:value-type="float"/>
          <table:table-cell table:formula="of:=MEDIAN([.$C9];[.$X9];[.$AS9])" office:value-type="float"/>
          <table:table-cell table:formula="of:=MEDIAN([.$D9];[.$Y9];[.$AT9])" office:value-type="float"/>
          <table:table-cell table:formula="of:=MEDIAN([.$E9];[.$Z9];[.$AU9])" office:value-type="float"/>
          <table:table-cell table:formula="of:=MEDIAN([.$F9];[.$AA9];[.$AV9])" office:value-type="float"/>
          <table:table-cell table:formula="of:=MEDIAN([.$G9];[.$AB9];[.$AW9])" office:value-type="float"/>
          <table:table-cell table:formula="of:=MEDIAN([.$H9];[.$AC9];[.$AX9])" office:value-type="float"/>
          <table:table-cell table:formula="of:=MEDIAN([.$I9];[.$AD9];[.$AY9])" office:value-type="float"/>
          <table:table-cell table:formula="of:=MEDIAN([.$J9];[.$AE9];[.$AZ9])" office:value-type="float"/>
          <table:table-cell table:formula="of:=MEDIAN([.$K9];[.$AF9];[.$BA9])" office:value-type="float"/>
          <table:table-cell table:formula="of:=MEDIAN([.$L9];[.$AG9];[.$BB9])" office:value-type="float"/>
          <table:table-cell table:formula="of:=MEDIAN([.$M9];[.$AH9];[.$BC9])" office:value-type="float"/>
          <table:table-cell table:formula="of:=MEDIAN([.$N9];[.$AI9];[.$BD9])" office:value-type="float"/>
          <table:table-cell table:formula="of:=MEDIAN([.$O9];[.$AJ9];[.$BE9])" office:value-type="float"/>
          <table:table-cell table:formula="of:=MEDIAN([.$P9];[.$AK9];[.$BF9])" office:value-type="float"/>
          <table:table-cell table:formula="of:=MEDIAN([.$Q9];[.$AL9];[.$BG9])" office:value-type="float"/>
          <table:table-cell table:formula="of:=MEDIAN([.$R9];[.$AM9];[.$BH9])" office:value-type="float"/>
          <table:table-cell table:formula="of:=MEDIAN([.$S9];[.$AN9];[.$BI9])" office:value-type="float"/>
          <table:table-cell table:formula="of:=MEDIAN([.$T9];[.$AO9];[.$BJ9])" office:value-type="float"/>
          <table:table-cell table:formula="of:=MEDIAN([.$U9];[.$AP9];[.$BK9])" office:value-type="float"/>
          <table:table-cell table:formula="of:=MEDIAN([.$V9];[.$AQ9];[.$BL9])" office:value-type="float"/>
          <table:table-cell table:formula="of:=MAX([.$B9];[.$W9];[.$AR9])" office:value-type="float"/>
          <table:table-cell table:formula="of:=MAX([.$C9];[.$X9];[.$AS9])" office:value-type="float"/>
          <table:table-cell table:formula="of:=MAX([.$D9];[.$Y9];[.$AT9])" office:value-type="float"/>
          <table:table-cell table:formula="of:=MAX([.$E9];[.$Z9];[.$AU9])" office:value-type="float"/>
          <table:table-cell table:formula="of:=MAX([.$F9];[.$AA9];[.$AV9])" office:value-type="float"/>
          <table:table-cell table:formula="of:=MAX([.$G9];[.$AB9];[.$AW9])" office:value-type="float"/>
          <table:table-cell table:formula="of:=MAX([.$H9];[.$AC9];[.$AX9])" office:value-type="float"/>
          <table:table-cell table:formula="of:=MAX([.$I9];[.$AD9];[.$AY9])" office:value-type="float"/>
          <table:table-cell table:formula="of:=MAX([.$J9];[.$AE9];[.$AZ9])" office:value-type="float"/>
          <table:table-cell table:formula="of:=MAX([.$K9];[.$AF9];[.$BA9])" office:value-type="float"/>
          <table:table-cell table:formula="of:=MAX([.$L9];[.$AG9];[.$BB9])" office:value-type="float"/>
          <table:table-cell table:formula="of:=MAX([.$M9];[.$AH9];[.$BC9])" office:value-type="float"/>
          <table:table-cell table:formula="of:=MAX([.$N9];[.$AI9];[.$BD9])" office:value-type="float"/>
          <table:table-cell table:formula="of:=MAX([.$O9];[.$AJ9];[.$BE9])" office:value-type="float"/>
          <table:table-cell table:formula="of:=MAX([.$P9];[.$AK9];[.$BF9])" office:value-type="float"/>
          <table:table-cell table:formula="of:=MAX([.$Q9];[.$AL9];[.$BG9])" office:value-type="float"/>
          <table:table-cell table:formula="of:=MAX([.$R9];[.$AM9];[.$BH9])" office:value-type="float"/>
          <table:table-cell table:formula="of:=MAX([.$S9];[.$AN9];[.$BI9])" office:value-type="float"/>
          <table:table-cell table:formula="of:=MAX([.$T9];[.$AO9];[.$BJ9])" office:value-type="float"/>
          <table:table-cell table:formula="of:=MAX([.$U9];[.$AP9];[.$BK9])" office:value-type="float"/>
          <table:table-cell table:formula="of:=MAX([.$V9];[.$AQ9];[.$BL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5.15896"/>
          <table:table-cell office:value-type="float" office:value="2.994"/>
          <table:table-cell office:value-type="float" office:value="2.93"/>
          <table:table-cell office:value-type="float" office:value="141220.0"/>
          <table:table-cell office:value-type="float" office:value="0.0"/>
          <table:table-cell office:value-type="float" office:value="622.0"/>
          <table:table-cell office:value-type="float" office:value="45058.0"/>
          <table:table-cell office:value-type="float" office:value="186529.0"/>
          <table:table-cell office:value-type="float" office:value="4010.0"/>
          <table:table-cell office:value-type="float" office:value="10892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67.0"/>
          <table:table-cell office:value-type="float" office:value="8388.0"/>
          <table:table-cell office:value-type="float" office:value="5208.0"/>
          <table:table-cell office:value-type="float" office:value="2198.0"/>
          <table:table-cell office:value-type="float" office:value="5089.0"/>
          <table:table-cell office:value-type="float" office:value="1211.0"/>
          <table:table-cell office:value-type="float" office:value="28.0"/>
          <table:table-cell office:value-type="float" office:value="83.7489"/>
          <table:table-cell office:value-type="float" office:value="81.507"/>
          <table:table-cell office:value-type="float" office:value="81.45"/>
          <table:table-cell office:value-type="float" office:value="7003513.0"/>
          <table:table-cell office:value-type="float" office:value="0.0"/>
          <table:table-cell office:value-type="float" office:value="2046.0"/>
          <table:table-cell office:value-type="float" office:value="201353.0"/>
          <table:table-cell office:value-type="float" office:value="7205009.0"/>
          <table:table-cell office:value-type="float" office:value="4010.0"/>
          <table:table-cell office:value-type="float" office:value="10892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67.0"/>
          <table:table-cell office:value-type="float" office:value="8388.0"/>
          <table:table-cell office:value-type="float" office:value="5208.0"/>
          <table:table-cell office:value-type="float" office:value="2198.0"/>
          <table:table-cell office:value-type="float" office:value="5089.0"/>
          <table:table-cell office:value-type="float" office:value="1211.0"/>
          <table:table-cell office:value-type="float" office:value="28.0"/>
          <table:table-cell office:value-type="float" office:value="343.755"/>
          <table:table-cell office:value-type="float" office:value="341.878"/>
          <table:table-cell office:value-type="float" office:value="341.81"/>
          <table:table-cell office:value-type="float" office:value="20846700.0"/>
          <table:table-cell office:value-type="float" office:value="0.0"/>
          <table:table-cell office:value-type="float" office:value="16793.0"/>
          <table:table-cell office:value-type="float" office:value="2867643.0"/>
          <table:table-cell office:value-type="float" office:value="23714765.0"/>
          <table:table-cell office:value-type="float" office:value="3982.0"/>
          <table:table-cell office:value-type="float" office:value="10800.0"/>
          <table:table-cell office:value-type="float" office:value="1293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47.0"/>
          <table:table-cell office:value-type="float" office:value="8401.0"/>
          <table:table-cell office:value-type="float" office:value="5221.0"/>
          <table:table-cell office:value-type="float" office:value="2278.0"/>
          <table:table-cell office:value-type="float" office:value="5196.0"/>
          <table:table-cell office:value-type="float" office:value="1441.0"/>
          <table:table-cell office:value-type="float" office:value="28.0"/>
          <table:table-cell table:formula="of:=MIN([.$B10];[.$W10];[.$AR10])" office:value-type="float"/>
          <table:table-cell table:formula="of:=MIN([.$C10];[.$X10];[.$AS10])" office:value-type="float"/>
          <table:table-cell table:formula="of:=MIN([.$D10];[.$Y10];[.$AT10])" office:value-type="float"/>
          <table:table-cell table:formula="of:=MIN([.$E10];[.$Z10];[.$AU10])" office:value-type="float"/>
          <table:table-cell table:formula="of:=MIN([.$F10];[.$AA10];[.$AV10])" office:value-type="float"/>
          <table:table-cell table:formula="of:=MIN([.$G10];[.$AB10];[.$AW10])" office:value-type="float"/>
          <table:table-cell table:formula="of:=MIN([.$H10];[.$AC10];[.$AX10])" office:value-type="float"/>
          <table:table-cell table:formula="of:=MIN([.$I10];[.$AD10];[.$AY10])" office:value-type="float"/>
          <table:table-cell table:formula="of:=MIN([.$J10];[.$AE10];[.$AZ10])" office:value-type="float"/>
          <table:table-cell table:formula="of:=MIN([.$K10];[.$AF10];[.$BA10])" office:value-type="float"/>
          <table:table-cell table:formula="of:=MIN([.$L10];[.$AG10];[.$BB10])" office:value-type="float"/>
          <table:table-cell table:formula="of:=MIN([.$M10];[.$AH10];[.$BC10])" office:value-type="float"/>
          <table:table-cell table:formula="of:=MIN([.$N10];[.$AI10];[.$BD10])" office:value-type="float"/>
          <table:table-cell table:formula="of:=MIN([.$O10];[.$AJ10];[.$BE10])" office:value-type="float"/>
          <table:table-cell table:formula="of:=MIN([.$P10];[.$AK10];[.$BF10])" office:value-type="float"/>
          <table:table-cell table:formula="of:=MIN([.$Q10];[.$AL10];[.$BG10])" office:value-type="float"/>
          <table:table-cell table:formula="of:=MIN([.$R10];[.$AM10];[.$BH10])" office:value-type="float"/>
          <table:table-cell table:formula="of:=MIN([.$S10];[.$AN10];[.$BI10])" office:value-type="float"/>
          <table:table-cell table:formula="of:=MIN([.$T10];[.$AO10];[.$BJ10])" office:value-type="float"/>
          <table:table-cell table:formula="of:=MIN([.$U10];[.$AP10];[.$BK10])" office:value-type="float"/>
          <table:table-cell table:formula="of:=MIN([.$V10];[.$AQ10];[.$BL10])" office:value-type="float"/>
          <table:table-cell table:formula="of:=MEDIAN([.$B10];[.$W10];[.$AR10])" office:value-type="float"/>
          <table:table-cell table:formula="of:=MEDIAN([.$C10];[.$X10];[.$AS10])" office:value-type="float"/>
          <table:table-cell table:formula="of:=MEDIAN([.$D10];[.$Y10];[.$AT10])" office:value-type="float"/>
          <table:table-cell table:formula="of:=MEDIAN([.$E10];[.$Z10];[.$AU10])" office:value-type="float"/>
          <table:table-cell table:formula="of:=MEDIAN([.$F10];[.$AA10];[.$AV10])" office:value-type="float"/>
          <table:table-cell table:formula="of:=MEDIAN([.$G10];[.$AB10];[.$AW10])" office:value-type="float"/>
          <table:table-cell table:formula="of:=MEDIAN([.$H10];[.$AC10];[.$AX10])" office:value-type="float"/>
          <table:table-cell table:formula="of:=MEDIAN([.$I10];[.$AD10];[.$AY10])" office:value-type="float"/>
          <table:table-cell table:formula="of:=MEDIAN([.$J10];[.$AE10];[.$AZ10])" office:value-type="float"/>
          <table:table-cell table:formula="of:=MEDIAN([.$K10];[.$AF10];[.$BA10])" office:value-type="float"/>
          <table:table-cell table:formula="of:=MEDIAN([.$L10];[.$AG10];[.$BB10])" office:value-type="float"/>
          <table:table-cell table:formula="of:=MEDIAN([.$M10];[.$AH10];[.$BC10])" office:value-type="float"/>
          <table:table-cell table:formula="of:=MEDIAN([.$N10];[.$AI10];[.$BD10])" office:value-type="float"/>
          <table:table-cell table:formula="of:=MEDIAN([.$O10];[.$AJ10];[.$BE10])" office:value-type="float"/>
          <table:table-cell table:formula="of:=MEDIAN([.$P10];[.$AK10];[.$BF10])" office:value-type="float"/>
          <table:table-cell table:formula="of:=MEDIAN([.$Q10];[.$AL10];[.$BG10])" office:value-type="float"/>
          <table:table-cell table:formula="of:=MEDIAN([.$R10];[.$AM10];[.$BH10])" office:value-type="float"/>
          <table:table-cell table:formula="of:=MEDIAN([.$S10];[.$AN10];[.$BI10])" office:value-type="float"/>
          <table:table-cell table:formula="of:=MEDIAN([.$T10];[.$AO10];[.$BJ10])" office:value-type="float"/>
          <table:table-cell table:formula="of:=MEDIAN([.$U10];[.$AP10];[.$BK10])" office:value-type="float"/>
          <table:table-cell table:formula="of:=MEDIAN([.$V10];[.$AQ10];[.$BL10])" office:value-type="float"/>
          <table:table-cell table:formula="of:=MAX([.$B10];[.$W10];[.$AR10])" office:value-type="float"/>
          <table:table-cell table:formula="of:=MAX([.$C10];[.$X10];[.$AS10])" office:value-type="float"/>
          <table:table-cell table:formula="of:=MAX([.$D10];[.$Y10];[.$AT10])" office:value-type="float"/>
          <table:table-cell table:formula="of:=MAX([.$E10];[.$Z10];[.$AU10])" office:value-type="float"/>
          <table:table-cell table:formula="of:=MAX([.$F10];[.$AA10];[.$AV10])" office:value-type="float"/>
          <table:table-cell table:formula="of:=MAX([.$G10];[.$AB10];[.$AW10])" office:value-type="float"/>
          <table:table-cell table:formula="of:=MAX([.$H10];[.$AC10];[.$AX10])" office:value-type="float"/>
          <table:table-cell table:formula="of:=MAX([.$I10];[.$AD10];[.$AY10])" office:value-type="float"/>
          <table:table-cell table:formula="of:=MAX([.$J10];[.$AE10];[.$AZ10])" office:value-type="float"/>
          <table:table-cell table:formula="of:=MAX([.$K10];[.$AF10];[.$BA10])" office:value-type="float"/>
          <table:table-cell table:formula="of:=MAX([.$L10];[.$AG10];[.$BB10])" office:value-type="float"/>
          <table:table-cell table:formula="of:=MAX([.$M10];[.$AH10];[.$BC10])" office:value-type="float"/>
          <table:table-cell table:formula="of:=MAX([.$N10];[.$AI10];[.$BD10])" office:value-type="float"/>
          <table:table-cell table:formula="of:=MAX([.$O10];[.$AJ10];[.$BE10])" office:value-type="float"/>
          <table:table-cell table:formula="of:=MAX([.$P10];[.$AK10];[.$BF10])" office:value-type="float"/>
          <table:table-cell table:formula="of:=MAX([.$Q10];[.$AL10];[.$BG10])" office:value-type="float"/>
          <table:table-cell table:formula="of:=MAX([.$R10];[.$AM10];[.$BH10])" office:value-type="float"/>
          <table:table-cell table:formula="of:=MAX([.$S10];[.$AN10];[.$BI10])" office:value-type="float"/>
          <table:table-cell table:formula="of:=MAX([.$T10];[.$AO10];[.$BJ10])" office:value-type="float"/>
          <table:table-cell table:formula="of:=MAX([.$U10];[.$AP10];[.$BK10])" office:value-type="float"/>
          <table:table-cell table:formula="of:=MAX([.$V10];[.$AQ10];[.$BL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3.33182"/>
          <table:table-cell office:value-type="float" office:value="1.503"/>
          <table:table-cell office:value-type="float" office:value="1.47"/>
          <table:table-cell office:value-type="float" office:value="74072.0"/>
          <table:table-cell office:value-type="float" office:value="0.0"/>
          <table:table-cell office:value-type="float" office:value="286.0"/>
          <table:table-cell office:value-type="float" office:value="29534.0"/>
          <table:table-cell office:value-type="float" office:value="103699.0"/>
          <table:table-cell office:value-type="float" office:value="4010.0"/>
          <table:table-cell office:value-type="float" office:value="10890.0"/>
          <table:table-cell office:value-type="float" office:value="1250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67.0"/>
          <table:table-cell office:value-type="float" office:value="8388.0"/>
          <table:table-cell office:value-type="float" office:value="5208.0"/>
          <table:table-cell office:value-type="float" office:value="2198.0"/>
          <table:table-cell office:value-type="float" office:value="5089.0"/>
          <table:table-cell office:value-type="float" office:value="1211.0"/>
          <table:table-cell office:value-type="float" office:value="28.0"/>
          <table:table-cell office:value-type="float" office:value="24.0431"/>
          <table:table-cell office:value-type="float" office:value="22.122"/>
          <table:table-cell office:value-type="float" office:value="22.08"/>
          <table:table-cell office:value-type="float" office:value="1700278.0"/>
          <table:table-cell office:value-type="float" office:value="0.0"/>
          <table:table-cell office:value-type="float" office:value="1916.0"/>
          <table:table-cell office:value-type="float" office:value="165259.0"/>
          <table:table-cell office:value-type="float" office:value="1865693.0"/>
          <table:table-cell office:value-type="float" office:value="4010.0"/>
          <table:table-cell office:value-type="float" office:value="10890.0"/>
          <table:table-cell office:value-type="float" office:value="1258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67.0"/>
          <table:table-cell office:value-type="float" office:value="8388.0"/>
          <table:table-cell office:value-type="float" office:value="5208.0"/>
          <table:table-cell office:value-type="float" office:value="2198.0"/>
          <table:table-cell office:value-type="float" office:value="5089.0"/>
          <table:table-cell office:value-type="float" office:value="1211.0"/>
          <table:table-cell office:value-type="float" office:value="28.0"/>
          <table:table-cell office:value-type="float" office:value="74.8346"/>
          <table:table-cell office:value-type="float" office:value="72.882"/>
          <table:table-cell office:value-type="float" office:value="72.82"/>
          <table:table-cell office:value-type="float" office:value="3373650.0"/>
          <table:table-cell office:value-type="float" office:value="0.0"/>
          <table:table-cell office:value-type="float" office:value="6140.0"/>
          <table:table-cell office:value-type="float" office:value="645648.0"/>
          <table:table-cell office:value-type="float" office:value="4019699.0"/>
          <table:table-cell office:value-type="float" office:value="3982.0"/>
          <table:table-cell office:value-type="float" office:value="10798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47.0"/>
          <table:table-cell office:value-type="float" office:value="8401.0"/>
          <table:table-cell office:value-type="float" office:value="5221.0"/>
          <table:table-cell office:value-type="float" office:value="2278.0"/>
          <table:table-cell office:value-type="float" office:value="5196.0"/>
          <table:table-cell office:value-type="float" office:value="1441.0"/>
          <table:table-cell office:value-type="float" office:value="28.0"/>
          <table:table-cell table:formula="of:=MIN([.$B11];[.$W11];[.$AR11])" office:value-type="float"/>
          <table:table-cell table:formula="of:=MIN([.$C11];[.$X11];[.$AS11])" office:value-type="float"/>
          <table:table-cell table:formula="of:=MIN([.$D11];[.$Y11];[.$AT11])" office:value-type="float"/>
          <table:table-cell table:formula="of:=MIN([.$E11];[.$Z11];[.$AU11])" office:value-type="float"/>
          <table:table-cell table:formula="of:=MIN([.$F11];[.$AA11];[.$AV11])" office:value-type="float"/>
          <table:table-cell table:formula="of:=MIN([.$G11];[.$AB11];[.$AW11])" office:value-type="float"/>
          <table:table-cell table:formula="of:=MIN([.$H11];[.$AC11];[.$AX11])" office:value-type="float"/>
          <table:table-cell table:formula="of:=MIN([.$I11];[.$AD11];[.$AY11])" office:value-type="float"/>
          <table:table-cell table:formula="of:=MIN([.$J11];[.$AE11];[.$AZ11])" office:value-type="float"/>
          <table:table-cell table:formula="of:=MIN([.$K11];[.$AF11];[.$BA11])" office:value-type="float"/>
          <table:table-cell table:formula="of:=MIN([.$L11];[.$AG11];[.$BB11])" office:value-type="float"/>
          <table:table-cell table:formula="of:=MIN([.$M11];[.$AH11];[.$BC11])" office:value-type="float"/>
          <table:table-cell table:formula="of:=MIN([.$N11];[.$AI11];[.$BD11])" office:value-type="float"/>
          <table:table-cell table:formula="of:=MIN([.$O11];[.$AJ11];[.$BE11])" office:value-type="float"/>
          <table:table-cell table:formula="of:=MIN([.$P11];[.$AK11];[.$BF11])" office:value-type="float"/>
          <table:table-cell table:formula="of:=MIN([.$Q11];[.$AL11];[.$BG11])" office:value-type="float"/>
          <table:table-cell table:formula="of:=MIN([.$R11];[.$AM11];[.$BH11])" office:value-type="float"/>
          <table:table-cell table:formula="of:=MIN([.$S11];[.$AN11];[.$BI11])" office:value-type="float"/>
          <table:table-cell table:formula="of:=MIN([.$T11];[.$AO11];[.$BJ11])" office:value-type="float"/>
          <table:table-cell table:formula="of:=MIN([.$U11];[.$AP11];[.$BK11])" office:value-type="float"/>
          <table:table-cell table:formula="of:=MIN([.$V11];[.$AQ11];[.$BL11])" office:value-type="float"/>
          <table:table-cell table:formula="of:=MEDIAN([.$B11];[.$W11];[.$AR11])" office:value-type="float"/>
          <table:table-cell table:formula="of:=MEDIAN([.$C11];[.$X11];[.$AS11])" office:value-type="float"/>
          <table:table-cell table:formula="of:=MEDIAN([.$D11];[.$Y11];[.$AT11])" office:value-type="float"/>
          <table:table-cell table:formula="of:=MEDIAN([.$E11];[.$Z11];[.$AU11])" office:value-type="float"/>
          <table:table-cell table:formula="of:=MEDIAN([.$F11];[.$AA11];[.$AV11])" office:value-type="float"/>
          <table:table-cell table:formula="of:=MEDIAN([.$G11];[.$AB11];[.$AW11])" office:value-type="float"/>
          <table:table-cell table:formula="of:=MEDIAN([.$H11];[.$AC11];[.$AX11])" office:value-type="float"/>
          <table:table-cell table:formula="of:=MEDIAN([.$I11];[.$AD11];[.$AY11])" office:value-type="float"/>
          <table:table-cell table:formula="of:=MEDIAN([.$J11];[.$AE11];[.$AZ11])" office:value-type="float"/>
          <table:table-cell table:formula="of:=MEDIAN([.$K11];[.$AF11];[.$BA11])" office:value-type="float"/>
          <table:table-cell table:formula="of:=MEDIAN([.$L11];[.$AG11];[.$BB11])" office:value-type="float"/>
          <table:table-cell table:formula="of:=MEDIAN([.$M11];[.$AH11];[.$BC11])" office:value-type="float"/>
          <table:table-cell table:formula="of:=MEDIAN([.$N11];[.$AI11];[.$BD11])" office:value-type="float"/>
          <table:table-cell table:formula="of:=MEDIAN([.$O11];[.$AJ11];[.$BE11])" office:value-type="float"/>
          <table:table-cell table:formula="of:=MEDIAN([.$P11];[.$AK11];[.$BF11])" office:value-type="float"/>
          <table:table-cell table:formula="of:=MEDIAN([.$Q11];[.$AL11];[.$BG11])" office:value-type="float"/>
          <table:table-cell table:formula="of:=MEDIAN([.$R11];[.$AM11];[.$BH11])" office:value-type="float"/>
          <table:table-cell table:formula="of:=MEDIAN([.$S11];[.$AN11];[.$BI11])" office:value-type="float"/>
          <table:table-cell table:formula="of:=MEDIAN([.$T11];[.$AO11];[.$BJ11])" office:value-type="float"/>
          <table:table-cell table:formula="of:=MEDIAN([.$U11];[.$AP11];[.$BK11])" office:value-type="float"/>
          <table:table-cell table:formula="of:=MEDIAN([.$V11];[.$AQ11];[.$BL11])" office:value-type="float"/>
          <table:table-cell table:formula="of:=MAX([.$B11];[.$W11];[.$AR11])" office:value-type="float"/>
          <table:table-cell table:formula="of:=MAX([.$C11];[.$X11];[.$AS11])" office:value-type="float"/>
          <table:table-cell table:formula="of:=MAX([.$D11];[.$Y11];[.$AT11])" office:value-type="float"/>
          <table:table-cell table:formula="of:=MAX([.$E11];[.$Z11];[.$AU11])" office:value-type="float"/>
          <table:table-cell table:formula="of:=MAX([.$F11];[.$AA11];[.$AV11])" office:value-type="float"/>
          <table:table-cell table:formula="of:=MAX([.$G11];[.$AB11];[.$AW11])" office:value-type="float"/>
          <table:table-cell table:formula="of:=MAX([.$H11];[.$AC11];[.$AX11])" office:value-type="float"/>
          <table:table-cell table:formula="of:=MAX([.$I11];[.$AD11];[.$AY11])" office:value-type="float"/>
          <table:table-cell table:formula="of:=MAX([.$J11];[.$AE11];[.$AZ11])" office:value-type="float"/>
          <table:table-cell table:formula="of:=MAX([.$K11];[.$AF11];[.$BA11])" office:value-type="float"/>
          <table:table-cell table:formula="of:=MAX([.$L11];[.$AG11];[.$BB11])" office:value-type="float"/>
          <table:table-cell table:formula="of:=MAX([.$M11];[.$AH11];[.$BC11])" office:value-type="float"/>
          <table:table-cell table:formula="of:=MAX([.$N11];[.$AI11];[.$BD11])" office:value-type="float"/>
          <table:table-cell table:formula="of:=MAX([.$O11];[.$AJ11];[.$BE11])" office:value-type="float"/>
          <table:table-cell table:formula="of:=MAX([.$P11];[.$AK11];[.$BF11])" office:value-type="float"/>
          <table:table-cell table:formula="of:=MAX([.$Q11];[.$AL11];[.$BG11])" office:value-type="float"/>
          <table:table-cell table:formula="of:=MAX([.$R11];[.$AM11];[.$BH11])" office:value-type="float"/>
          <table:table-cell table:formula="of:=MAX([.$S11];[.$AN11];[.$BI11])" office:value-type="float"/>
          <table:table-cell table:formula="of:=MAX([.$T11];[.$AO11];[.$BJ11])" office:value-type="float"/>
          <table:table-cell table:formula="of:=MAX([.$U11];[.$AP11];[.$BK11])" office:value-type="float"/>
          <table:table-cell table:formula="of:=MAX([.$V11];[.$AQ11];[.$BL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90591"/>
          <table:table-cell office:value-type="float" office:value="0.944"/>
          <table:table-cell office:value-type="float" office:value="0.9"/>
          <table:table-cell office:value-type="float" office:value="55103.0"/>
          <table:table-cell office:value-type="float" office:value="0.0"/>
          <table:table-cell office:value-type="float" office:value="43.0"/>
          <table:table-cell office:value-type="float" office:value="1523.0"/>
          <table:table-cell office:value-type="float" office:value="56837.0"/>
          <table:table-cell office:value-type="float" office:value="4010.0"/>
          <table:table-cell office:value-type="float" office:value="10883.0"/>
          <table:table-cell office:value-type="float" office:value="1254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67.0"/>
          <table:table-cell office:value-type="float" office:value="8388.0"/>
          <table:table-cell office:value-type="float" office:value="5208.0"/>
          <table:table-cell office:value-type="float" office:value="2198.0"/>
          <table:table-cell office:value-type="float" office:value="5089.0"/>
          <table:table-cell office:value-type="float" office:value="1211.0"/>
          <table:table-cell office:value-type="float" office:value="28.0"/>
          <table:table-cell office:value-type="float" office:value="3.14621"/>
          <table:table-cell office:value-type="float" office:value="1.2"/>
          <table:table-cell office:value-type="float" office:value="1.17"/>
          <table:table-cell office:value-type="float" office:value="78672.0"/>
          <table:table-cell office:value-type="float" office:value="0.0"/>
          <table:table-cell office:value-type="float" office:value="189.0"/>
          <table:table-cell office:value-type="float" office:value="11420.0"/>
          <table:table-cell office:value-type="float" office:value="90204.0"/>
          <table:table-cell office:value-type="float" office:value="4010.0"/>
          <table:table-cell office:value-type="float" office:value="10883.0"/>
          <table:table-cell office:value-type="float" office:value="1257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67.0"/>
          <table:table-cell office:value-type="float" office:value="8388.0"/>
          <table:table-cell office:value-type="float" office:value="5208.0"/>
          <table:table-cell office:value-type="float" office:value="2198.0"/>
          <table:table-cell office:value-type="float" office:value="5089.0"/>
          <table:table-cell office:value-type="float" office:value="1211.0"/>
          <table:table-cell office:value-type="float" office:value="28.0"/>
          <table:table-cell office:value-type="float" office:value="377.013"/>
          <table:table-cell office:value-type="float" office:value="375.062"/>
          <table:table-cell office:value-type="float" office:value="375.01"/>
          <table:table-cell office:value-type="float" office:value="22329990.0"/>
          <table:table-cell office:value-type="float" office:value="0.0"/>
          <table:table-cell office:value-type="float" office:value="6798.0"/>
          <table:table-cell office:value-type="float" office:value="936161.0"/>
          <table:table-cell office:value-type="float" office:value="23266486.0"/>
          <table:table-cell office:value-type="float" office:value="3982.0"/>
          <table:table-cell office:value-type="float" office:value="10791.0"/>
          <table:table-cell office:value-type="float" office:value="1285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47.0"/>
          <table:table-cell office:value-type="float" office:value="8401.0"/>
          <table:table-cell office:value-type="float" office:value="5221.0"/>
          <table:table-cell office:value-type="float" office:value="2278.0"/>
          <table:table-cell office:value-type="float" office:value="5196.0"/>
          <table:table-cell office:value-type="float" office:value="1441.0"/>
          <table:table-cell office:value-type="float" office:value="28.0"/>
          <table:table-cell table:formula="of:=MIN([.$B12];[.$W12];[.$AR12])" office:value-type="float"/>
          <table:table-cell table:formula="of:=MIN([.$C12];[.$X12];[.$AS12])" office:value-type="float"/>
          <table:table-cell table:formula="of:=MIN([.$D12];[.$Y12];[.$AT12])" office:value-type="float"/>
          <table:table-cell table:formula="of:=MIN([.$E12];[.$Z12];[.$AU12])" office:value-type="float"/>
          <table:table-cell table:formula="of:=MIN([.$F12];[.$AA12];[.$AV12])" office:value-type="float"/>
          <table:table-cell table:formula="of:=MIN([.$G12];[.$AB12];[.$AW12])" office:value-type="float"/>
          <table:table-cell table:formula="of:=MIN([.$H12];[.$AC12];[.$AX12])" office:value-type="float"/>
          <table:table-cell table:formula="of:=MIN([.$I12];[.$AD12];[.$AY12])" office:value-type="float"/>
          <table:table-cell table:formula="of:=MIN([.$J12];[.$AE12];[.$AZ12])" office:value-type="float"/>
          <table:table-cell table:formula="of:=MIN([.$K12];[.$AF12];[.$BA12])" office:value-type="float"/>
          <table:table-cell table:formula="of:=MIN([.$L12];[.$AG12];[.$BB12])" office:value-type="float"/>
          <table:table-cell table:formula="of:=MIN([.$M12];[.$AH12];[.$BC12])" office:value-type="float"/>
          <table:table-cell table:formula="of:=MIN([.$N12];[.$AI12];[.$BD12])" office:value-type="float"/>
          <table:table-cell table:formula="of:=MIN([.$O12];[.$AJ12];[.$BE12])" office:value-type="float"/>
          <table:table-cell table:formula="of:=MIN([.$P12];[.$AK12];[.$BF12])" office:value-type="float"/>
          <table:table-cell table:formula="of:=MIN([.$Q12];[.$AL12];[.$BG12])" office:value-type="float"/>
          <table:table-cell table:formula="of:=MIN([.$R12];[.$AM12];[.$BH12])" office:value-type="float"/>
          <table:table-cell table:formula="of:=MIN([.$S12];[.$AN12];[.$BI12])" office:value-type="float"/>
          <table:table-cell table:formula="of:=MIN([.$T12];[.$AO12];[.$BJ12])" office:value-type="float"/>
          <table:table-cell table:formula="of:=MIN([.$U12];[.$AP12];[.$BK12])" office:value-type="float"/>
          <table:table-cell table:formula="of:=MIN([.$V12];[.$AQ12];[.$BL12])" office:value-type="float"/>
          <table:table-cell table:formula="of:=MEDIAN([.$B12];[.$W12];[.$AR12])" office:value-type="float"/>
          <table:table-cell table:formula="of:=MEDIAN([.$C12];[.$X12];[.$AS12])" office:value-type="float"/>
          <table:table-cell table:formula="of:=MEDIAN([.$D12];[.$Y12];[.$AT12])" office:value-type="float"/>
          <table:table-cell table:formula="of:=MEDIAN([.$E12];[.$Z12];[.$AU12])" office:value-type="float"/>
          <table:table-cell table:formula="of:=MEDIAN([.$F12];[.$AA12];[.$AV12])" office:value-type="float"/>
          <table:table-cell table:formula="of:=MEDIAN([.$G12];[.$AB12];[.$AW12])" office:value-type="float"/>
          <table:table-cell table:formula="of:=MEDIAN([.$H12];[.$AC12];[.$AX12])" office:value-type="float"/>
          <table:table-cell table:formula="of:=MEDIAN([.$I12];[.$AD12];[.$AY12])" office:value-type="float"/>
          <table:table-cell table:formula="of:=MEDIAN([.$J12];[.$AE12];[.$AZ12])" office:value-type="float"/>
          <table:table-cell table:formula="of:=MEDIAN([.$K12];[.$AF12];[.$BA12])" office:value-type="float"/>
          <table:table-cell table:formula="of:=MEDIAN([.$L12];[.$AG12];[.$BB12])" office:value-type="float"/>
          <table:table-cell table:formula="of:=MEDIAN([.$M12];[.$AH12];[.$BC12])" office:value-type="float"/>
          <table:table-cell table:formula="of:=MEDIAN([.$N12];[.$AI12];[.$BD12])" office:value-type="float"/>
          <table:table-cell table:formula="of:=MEDIAN([.$O12];[.$AJ12];[.$BE12])" office:value-type="float"/>
          <table:table-cell table:formula="of:=MEDIAN([.$P12];[.$AK12];[.$BF12])" office:value-type="float"/>
          <table:table-cell table:formula="of:=MEDIAN([.$Q12];[.$AL12];[.$BG12])" office:value-type="float"/>
          <table:table-cell table:formula="of:=MEDIAN([.$R12];[.$AM12];[.$BH12])" office:value-type="float"/>
          <table:table-cell table:formula="of:=MEDIAN([.$S12];[.$AN12];[.$BI12])" office:value-type="float"/>
          <table:table-cell table:formula="of:=MEDIAN([.$T12];[.$AO12];[.$BJ12])" office:value-type="float"/>
          <table:table-cell table:formula="of:=MEDIAN([.$U12];[.$AP12];[.$BK12])" office:value-type="float"/>
          <table:table-cell table:formula="of:=MEDIAN([.$V12];[.$AQ12];[.$BL12])" office:value-type="float"/>
          <table:table-cell table:formula="of:=MAX([.$B12];[.$W12];[.$AR12])" office:value-type="float"/>
          <table:table-cell table:formula="of:=MAX([.$C12];[.$X12];[.$AS12])" office:value-type="float"/>
          <table:table-cell table:formula="of:=MAX([.$D12];[.$Y12];[.$AT12])" office:value-type="float"/>
          <table:table-cell table:formula="of:=MAX([.$E12];[.$Z12];[.$AU12])" office:value-type="float"/>
          <table:table-cell table:formula="of:=MAX([.$F12];[.$AA12];[.$AV12])" office:value-type="float"/>
          <table:table-cell table:formula="of:=MAX([.$G12];[.$AB12];[.$AW12])" office:value-type="float"/>
          <table:table-cell table:formula="of:=MAX([.$H12];[.$AC12];[.$AX12])" office:value-type="float"/>
          <table:table-cell table:formula="of:=MAX([.$I12];[.$AD12];[.$AY12])" office:value-type="float"/>
          <table:table-cell table:formula="of:=MAX([.$J12];[.$AE12];[.$AZ12])" office:value-type="float"/>
          <table:table-cell table:formula="of:=MAX([.$K12];[.$AF12];[.$BA12])" office:value-type="float"/>
          <table:table-cell table:formula="of:=MAX([.$L12];[.$AG12];[.$BB12])" office:value-type="float"/>
          <table:table-cell table:formula="of:=MAX([.$M12];[.$AH12];[.$BC12])" office:value-type="float"/>
          <table:table-cell table:formula="of:=MAX([.$N12];[.$AI12];[.$BD12])" office:value-type="float"/>
          <table:table-cell table:formula="of:=MAX([.$O12];[.$AJ12];[.$BE12])" office:value-type="float"/>
          <table:table-cell table:formula="of:=MAX([.$P12];[.$AK12];[.$BF12])" office:value-type="float"/>
          <table:table-cell table:formula="of:=MAX([.$Q12];[.$AL12];[.$BG12])" office:value-type="float"/>
          <table:table-cell table:formula="of:=MAX([.$R12];[.$AM12];[.$BH12])" office:value-type="float"/>
          <table:table-cell table:formula="of:=MAX([.$S12];[.$AN12];[.$BI12])" office:value-type="float"/>
          <table:table-cell table:formula="of:=MAX([.$T12];[.$AO12];[.$BJ12])" office:value-type="float"/>
          <table:table-cell table:formula="of:=MAX([.$U12];[.$AP12];[.$BK12])" office:value-type="float"/>
          <table:table-cell table:formula="of:=MAX([.$V12];[.$AQ12];[.$BL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  <table:table-cell table:formula="of:=SUM([.CH3:.CH12])" office:value-type="float"/>
          <table:table-cell table:formula="of:=SUM([.CI3:.CI12])" office:value-type="float"/>
          <table:table-cell table:formula="of:=SUM([.CJ3:.CJ12])" office:value-type="float"/>
          <table:table-cell table:formula="of:=SUM([.CK3:.CK12])" office:value-type="float"/>
          <table:table-cell table:formula="of:=SUM([.CL3:.CL12])" office:value-type="float"/>
          <table:table-cell table:formula="of:=SUM([.CM3:.CM12])" office:value-type="float"/>
          <table:table-cell table:formula="of:=SUM([.CN3:.CN12])" office:value-type="float"/>
          <table:table-cell table:formula="of:=SUM([.CO3:.CO12])" office:value-type="float"/>
          <table:table-cell table:formula="of:=SUM([.CP3:.CP12])" office:value-type="float"/>
          <table:table-cell table:formula="of:=SUM([.CQ3:.CQ12])" office:value-type="float"/>
          <table:table-cell table:formula="of:=SUM([.CR3:.CR12])" office:value-type="float"/>
          <table:table-cell table:formula="of:=SUM([.CS3:.CS12])" office:value-type="float"/>
          <table:table-cell table:formula="of:=SUM([.CT3:.CT12])" office:value-type="float"/>
          <table:table-cell table:formula="of:=SUM([.CU3:.CU12])" office:value-type="float"/>
          <table:table-cell table:formula="of:=SUM([.CV3:.CV12])" office:value-type="float"/>
          <table:table-cell table:formula="of:=SUM([.CW3:.CW12])" office:value-type="float"/>
          <table:table-cell table:formula="of:=SUM([.CX3:.CX12])" office:value-type="float"/>
          <table:table-cell table:formula="of:=SUM([.CY3:.CY12])" office:value-type="float"/>
          <table:table-cell table:formula="of:=SUM([.CZ3:.CZ12])" office:value-type="float"/>
          <table:table-cell table:formula="of:=SUM([.DA3:.DA12])" office:value-type="float"/>
          <table:table-cell table:formula="of:=SUM([.DB3:.DB12])" office:value-type="float"/>
          <table:table-cell table:formula="of:=SUM([.DC3:.DC12])" office:value-type="float"/>
          <table:table-cell table:formula="of:=SUM([.DD3:.DD12])" office:value-type="float"/>
          <table:table-cell table:formula="of:=SUM([.DE3:.DE12])" office:value-type="float"/>
          <table:table-cell table:formula="of:=SUM([.DF3:.DF12])" office:value-type="float"/>
          <table:table-cell table:formula="of:=SUM([.DG3:.DG12])" office:value-type="float"/>
          <table:table-cell table:formula="of:=SUM([.DH3:.DH12])" office:value-type="float"/>
          <table:table-cell table:formula="of:=SUM([.DI3:.DI12])" office:value-type="float"/>
          <table:table-cell table:formula="of:=SUM([.DJ3:.DJ12])" office:value-type="float"/>
          <table:table-cell table:formula="of:=SUM([.DK3:.DK12])" office:value-type="float"/>
          <table:table-cell table:formula="of:=SUM([.DL3:.DL12])" office:value-type="float"/>
          <table:table-cell table:formula="of:=SUM([.DM3:.DM12])" office:value-type="float"/>
          <table:table-cell table:formula="of:=SUM([.DN3:.DN12])" office:value-type="float"/>
          <table:table-cell table:formula="of:=SUM([.DO3:.DO12])" office:value-type="float"/>
          <table:table-cell table:formula="of:=SUM([.DP3:.DP12])" office:value-type="float"/>
          <table:table-cell table:formula="of:=SUM([.DQ3:.DQ12])" office:value-type="float"/>
          <table:table-cell table:formula="of:=SUM([.DR3:.DR12])" office:value-type="float"/>
          <table:table-cell table:formula="of:=SUM([.DS3:.DS12])" office:value-type="float"/>
          <table:table-cell table:formula="of:=SUM([.DT3:.DT12])" office:value-type="float"/>
          <table:table-cell table:formula="of:=SUM([.DU3:.DU12])" office:value-type="float"/>
          <table:table-cell table:formula="of:=SUM([.DV3:.DV12])" office:value-type="float"/>
          <table:table-cell table:formula="of:=SUM([.DW3:.DW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  <table:table-cell table:formula="of:=AVERAGE([.CH3:.CH12])" office:value-type="float"/>
          <table:table-cell table:formula="of:=AVERAGE([.CI3:.CI12])" office:value-type="float"/>
          <table:table-cell table:formula="of:=AVERAGE([.CJ3:.CJ12])" office:value-type="float"/>
          <table:table-cell table:formula="of:=AVERAGE([.CK3:.CK12])" office:value-type="float"/>
          <table:table-cell table:formula="of:=AVERAGE([.CL3:.CL12])" office:value-type="float"/>
          <table:table-cell table:formula="of:=AVERAGE([.CM3:.CM12])" office:value-type="float"/>
          <table:table-cell table:formula="of:=AVERAGE([.CN3:.CN12])" office:value-type="float"/>
          <table:table-cell table:formula="of:=AVERAGE([.CO3:.CO12])" office:value-type="float"/>
          <table:table-cell table:formula="of:=AVERAGE([.CP3:.CP12])" office:value-type="float"/>
          <table:table-cell table:formula="of:=AVERAGE([.CQ3:.CQ12])" office:value-type="float"/>
          <table:table-cell table:formula="of:=AVERAGE([.CR3:.CR12])" office:value-type="float"/>
          <table:table-cell table:formula="of:=AVERAGE([.CS3:.CS12])" office:value-type="float"/>
          <table:table-cell table:formula="of:=AVERAGE([.CT3:.CT12])" office:value-type="float"/>
          <table:table-cell table:formula="of:=AVERAGE([.CU3:.CU12])" office:value-type="float"/>
          <table:table-cell table:formula="of:=AVERAGE([.CV3:.CV12])" office:value-type="float"/>
          <table:table-cell table:formula="of:=AVERAGE([.CW3:.CW12])" office:value-type="float"/>
          <table:table-cell table:formula="of:=AVERAGE([.CX3:.CX12])" office:value-type="float"/>
          <table:table-cell table:formula="of:=AVERAGE([.CY3:.CY12])" office:value-type="float"/>
          <table:table-cell table:formula="of:=AVERAGE([.CZ3:.CZ12])" office:value-type="float"/>
          <table:table-cell table:formula="of:=AVERAGE([.DA3:.DA12])" office:value-type="float"/>
          <table:table-cell table:formula="of:=AVERAGE([.DB3:.DB12])" office:value-type="float"/>
          <table:table-cell table:formula="of:=AVERAGE([.DC3:.DC12])" office:value-type="float"/>
          <table:table-cell table:formula="of:=AVERAGE([.DD3:.DD12])" office:value-type="float"/>
          <table:table-cell table:formula="of:=AVERAGE([.DE3:.DE12])" office:value-type="float"/>
          <table:table-cell table:formula="of:=AVERAGE([.DF3:.DF12])" office:value-type="float"/>
          <table:table-cell table:formula="of:=AVERAGE([.DG3:.DG12])" office:value-type="float"/>
          <table:table-cell table:formula="of:=AVERAGE([.DH3:.DH12])" office:value-type="float"/>
          <table:table-cell table:formula="of:=AVERAGE([.DI3:.DI12])" office:value-type="float"/>
          <table:table-cell table:formula="of:=AVERAGE([.DJ3:.DJ12])" office:value-type="float"/>
          <table:table-cell table:formula="of:=AVERAGE([.DK3:.DK12])" office:value-type="float"/>
          <table:table-cell table:formula="of:=AVERAGE([.DL3:.DL12])" office:value-type="float"/>
          <table:table-cell table:formula="of:=AVERAGE([.DM3:.DM12])" office:value-type="float"/>
          <table:table-cell table:formula="of:=AVERAGE([.DN3:.DN12])" office:value-type="float"/>
          <table:table-cell table:formula="of:=AVERAGE([.DO3:.DO12])" office:value-type="float"/>
          <table:table-cell table:formula="of:=AVERAGE([.DP3:.DP12])" office:value-type="float"/>
          <table:table-cell table:formula="of:=AVERAGE([.DQ3:.DQ12])" office:value-type="float"/>
          <table:table-cell table:formula="of:=AVERAGE([.DR3:.DR12])" office:value-type="float"/>
          <table:table-cell table:formula="of:=AVERAGE([.DS3:.DS12])" office:value-type="float"/>
          <table:table-cell table:formula="of:=AVERAGE([.DT3:.DT12])" office:value-type="float"/>
          <table:table-cell table:formula="of:=AVERAGE([.DU3:.DU12])" office:value-type="float"/>
          <table:table-cell table:formula="of:=AVERAGE([.DV3:.DV12])" office:value-type="float"/>
          <table:table-cell table:formula="of:=AVERAGE([.DW3:.DW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  <table:table-cell table:formula="of:=STDEV([.CH3:.CH12])" office:value-type="float"/>
          <table:table-cell table:formula="of:=STDEV([.CI3:.CI12])" office:value-type="float"/>
          <table:table-cell table:formula="of:=STDEV([.CJ3:.CJ12])" office:value-type="float"/>
          <table:table-cell table:formula="of:=STDEV([.CK3:.CK12])" office:value-type="float"/>
          <table:table-cell table:formula="of:=STDEV([.CL3:.CL12])" office:value-type="float"/>
          <table:table-cell table:formula="of:=STDEV([.CM3:.CM12])" office:value-type="float"/>
          <table:table-cell table:formula="of:=STDEV([.CN3:.CN12])" office:value-type="float"/>
          <table:table-cell table:formula="of:=STDEV([.CO3:.CO12])" office:value-type="float"/>
          <table:table-cell table:formula="of:=STDEV([.CP3:.CP12])" office:value-type="float"/>
          <table:table-cell table:formula="of:=STDEV([.CQ3:.CQ12])" office:value-type="float"/>
          <table:table-cell table:formula="of:=STDEV([.CR3:.CR12])" office:value-type="float"/>
          <table:table-cell table:formula="of:=STDEV([.CS3:.CS12])" office:value-type="float"/>
          <table:table-cell table:formula="of:=STDEV([.CT3:.CT12])" office:value-type="float"/>
          <table:table-cell table:formula="of:=STDEV([.CU3:.CU12])" office:value-type="float"/>
          <table:table-cell table:formula="of:=STDEV([.CV3:.CV12])" office:value-type="float"/>
          <table:table-cell table:formula="of:=STDEV([.CW3:.CW12])" office:value-type="float"/>
          <table:table-cell table:formula="of:=STDEV([.CX3:.CX12])" office:value-type="float"/>
          <table:table-cell table:formula="of:=STDEV([.CY3:.CY12])" office:value-type="float"/>
          <table:table-cell table:formula="of:=STDEV([.CZ3:.CZ12])" office:value-type="float"/>
          <table:table-cell table:formula="of:=STDEV([.DA3:.DA12])" office:value-type="float"/>
          <table:table-cell table:formula="of:=STDEV([.DB3:.DB12])" office:value-type="float"/>
          <table:table-cell table:formula="of:=STDEV([.DC3:.DC12])" office:value-type="float"/>
          <table:table-cell table:formula="of:=STDEV([.DD3:.DD12])" office:value-type="float"/>
          <table:table-cell table:formula="of:=STDEV([.DE3:.DE12])" office:value-type="float"/>
          <table:table-cell table:formula="of:=STDEV([.DF3:.DF12])" office:value-type="float"/>
          <table:table-cell table:formula="of:=STDEV([.DG3:.DG12])" office:value-type="float"/>
          <table:table-cell table:formula="of:=STDEV([.DH3:.DH12])" office:value-type="float"/>
          <table:table-cell table:formula="of:=STDEV([.DI3:.DI12])" office:value-type="float"/>
          <table:table-cell table:formula="of:=STDEV([.DJ3:.DJ12])" office:value-type="float"/>
          <table:table-cell table:formula="of:=STDEV([.DK3:.DK12])" office:value-type="float"/>
          <table:table-cell table:formula="of:=STDEV([.DL3:.DL12])" office:value-type="float"/>
          <table:table-cell table:formula="of:=STDEV([.DM3:.DM12])" office:value-type="float"/>
          <table:table-cell table:formula="of:=STDEV([.DN3:.DN12])" office:value-type="float"/>
          <table:table-cell table:formula="of:=STDEV([.DO3:.DO12])" office:value-type="float"/>
          <table:table-cell table:formula="of:=STDEV([.DP3:.DP12])" office:value-type="float"/>
          <table:table-cell table:formula="of:=STDEV([.DQ3:.DQ12])" office:value-type="float"/>
          <table:table-cell table:formula="of:=STDEV([.DR3:.DR12])" office:value-type="float"/>
          <table:table-cell table:formula="of:=STDEV([.DS3:.DS12])" office:value-type="float"/>
          <table:table-cell table:formula="of:=STDEV([.DT3:.DT12])" office:value-type="float"/>
          <table:table-cell table:formula="of:=STDEV([.DU3:.DU12])" office:value-type="float"/>
          <table:table-cell table:formula="of:=STDEV([.DV3:.DV12])" office:value-type="float"/>
          <table:table-cell table:formula="of:=STDEV([.DW3:.DW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BM3:.$BM12])^2)^0.5" office:value-type="float"/>
          <table:table-cell table:number-matrix-columns-spanned="1" table:number-matrix-rows-spanned="1" table:formula="of:=SUM(([.C3:.C12]-[.$BN3:.$BN12])^2)^0.5" office:value-type="float"/>
          <table:table-cell table:number-matrix-columns-spanned="1" table:number-matrix-rows-spanned="1" table:formula="of:=SUM(([.D3:.D12]-[.$BO3:.$BO12])^2)^0.5" office:value-type="float"/>
          <table:table-cell table:number-matrix-columns-spanned="1" table:number-matrix-rows-spanned="1" table:formula="of:=SUM(([.E3:.E12]-[.$BP3:.$BP12])^2)^0.5" office:value-type="float"/>
          <table:table-cell table:number-matrix-columns-spanned="1" table:number-matrix-rows-spanned="1" table:formula="of:=SUM(([.F3:.F12]-[.$BQ3:.$BQ12])^2)^0.5" office:value-type="float"/>
          <table:table-cell table:number-matrix-columns-spanned="1" table:number-matrix-rows-spanned="1" table:formula="of:=SUM(([.G3:.G12]-[.$BR3:.$BR12])^2)^0.5" office:value-type="float"/>
          <table:table-cell table:number-matrix-columns-spanned="1" table:number-matrix-rows-spanned="1" table:formula="of:=SUM(([.H3:.H12]-[.$BS3:.$BS12])^2)^0.5" office:value-type="float"/>
          <table:table-cell table:number-matrix-columns-spanned="1" table:number-matrix-rows-spanned="1" table:formula="of:=SUM(([.I3:.I12]-[.$BT3:.$BT12])^2)^0.5" office:value-type="float"/>
          <table:table-cell table:number-matrix-columns-spanned="1" table:number-matrix-rows-spanned="1" table:formula="of:=SUM(([.J3:.J12]-[.$BU3:.$BU12])^2)^0.5" office:value-type="float"/>
          <table:table-cell table:number-matrix-columns-spanned="1" table:number-matrix-rows-spanned="1" table:formula="of:=SUM(([.K3:.K12]-[.$BV3:.$BV12])^2)^0.5" office:value-type="float"/>
          <table:table-cell table:number-matrix-columns-spanned="1" table:number-matrix-rows-spanned="1" table:formula="of:=SUM(([.L3:.L12]-[.$BW3:.$BW12])^2)^0.5" office:value-type="float"/>
          <table:table-cell table:number-matrix-columns-spanned="1" table:number-matrix-rows-spanned="1" table:formula="of:=SUM(([.M3:.M12]-[.$BX3:.$BX12])^2)^0.5" office:value-type="float"/>
          <table:table-cell table:number-matrix-columns-spanned="1" table:number-matrix-rows-spanned="1" table:formula="of:=SUM(([.N3:.N12]-[.$BY3:.$BY12])^2)^0.5" office:value-type="float"/>
          <table:table-cell table:number-matrix-columns-spanned="1" table:number-matrix-rows-spanned="1" table:formula="of:=SUM(([.O3:.O12]-[.$BZ3:.$BZ12])^2)^0.5" office:value-type="float"/>
          <table:table-cell table:number-matrix-columns-spanned="1" table:number-matrix-rows-spanned="1" table:formula="of:=SUM(([.P3:.P12]-[.$CA3:.$CA12])^2)^0.5" office:value-type="float"/>
          <table:table-cell table:number-matrix-columns-spanned="1" table:number-matrix-rows-spanned="1" table:formula="of:=SUM(([.Q3:.Q12]-[.$CB3:.$CB12])^2)^0.5" office:value-type="float"/>
          <table:table-cell table:number-matrix-columns-spanned="1" table:number-matrix-rows-spanned="1" table:formula="of:=SUM(([.R3:.R12]-[.$CC3:.$CC12])^2)^0.5" office:value-type="float"/>
          <table:table-cell table:number-matrix-columns-spanned="1" table:number-matrix-rows-spanned="1" table:formula="of:=SUM(([.S3:.S12]-[.$CD3:.$CD12])^2)^0.5" office:value-type="float"/>
          <table:table-cell table:number-matrix-columns-spanned="1" table:number-matrix-rows-spanned="1" table:formula="of:=SUM(([.T3:.T12]-[.$CE3:.$CE12])^2)^0.5" office:value-type="float"/>
          <table:table-cell table:number-matrix-columns-spanned="1" table:number-matrix-rows-spanned="1" table:formula="of:=SUM(([.U3:.U12]-[.$CF3:.$CF12])^2)^0.5" office:value-type="float"/>
          <table:table-cell table:number-matrix-columns-spanned="1" table:number-matrix-rows-spanned="1" table:formula="of:=SUM(([.V3:.V12]-[.$CG3:.$CG12])^2)^0.5" office:value-type="float"/>
          <table:table-cell table:number-matrix-columns-spanned="1" table:number-matrix-rows-spanned="1" table:formula="of:=SUM(([.W3:.W12]-[.$BM3:.$BM12])^2)^0.5" office:value-type="float"/>
          <table:table-cell table:number-matrix-columns-spanned="1" table:number-matrix-rows-spanned="1" table:formula="of:=SUM(([.X3:.X12]-[.$BN3:.$BN12])^2)^0.5" office:value-type="float"/>
          <table:table-cell table:number-matrix-columns-spanned="1" table:number-matrix-rows-spanned="1" table:formula="of:=SUM(([.Y3:.Y12]-[.$BO3:.$BO12])^2)^0.5" office:value-type="float"/>
          <table:table-cell table:number-matrix-columns-spanned="1" table:number-matrix-rows-spanned="1" table:formula="of:=SUM(([.Z3:.Z12]-[.$BP3:.$BP12])^2)^0.5" office:value-type="float"/>
          <table:table-cell table:number-matrix-columns-spanned="1" table:number-matrix-rows-spanned="1" table:formula="of:=SUM(([.AA3:.AA12]-[.$BQ3:.$BQ12])^2)^0.5" office:value-type="float"/>
          <table:table-cell table:number-matrix-columns-spanned="1" table:number-matrix-rows-spanned="1" table:formula="of:=SUM(([.AB3:.AB12]-[.$BR3:.$BR12])^2)^0.5" office:value-type="float"/>
          <table:table-cell table:number-matrix-columns-spanned="1" table:number-matrix-rows-spanned="1" table:formula="of:=SUM(([.AC3:.AC12]-[.$BS3:.$BS12])^2)^0.5" office:value-type="float"/>
          <table:table-cell table:number-matrix-columns-spanned="1" table:number-matrix-rows-spanned="1" table:formula="of:=SUM(([.AD3:.AD12]-[.$BT3:.$BT12])^2)^0.5" office:value-type="float"/>
          <table:table-cell table:number-matrix-columns-spanned="1" table:number-matrix-rows-spanned="1" table:formula="of:=SUM(([.AE3:.AE12]-[.$BU3:.$BU12])^2)^0.5" office:value-type="float"/>
          <table:table-cell table:number-matrix-columns-spanned="1" table:number-matrix-rows-spanned="1" table:formula="of:=SUM(([.AF3:.AF12]-[.$BV3:.$BV12])^2)^0.5" office:value-type="float"/>
          <table:table-cell table:number-matrix-columns-spanned="1" table:number-matrix-rows-spanned="1" table:formula="of:=SUM(([.AG3:.AG12]-[.$BW3:.$BW12])^2)^0.5" office:value-type="float"/>
          <table:table-cell table:number-matrix-columns-spanned="1" table:number-matrix-rows-spanned="1" table:formula="of:=SUM(([.AH3:.AH12]-[.$BX3:.$BX12])^2)^0.5" office:value-type="float"/>
          <table:table-cell table:number-matrix-columns-spanned="1" table:number-matrix-rows-spanned="1" table:formula="of:=SUM(([.AI3:.AI12]-[.$BY3:.$BY12])^2)^0.5" office:value-type="float"/>
          <table:table-cell table:number-matrix-columns-spanned="1" table:number-matrix-rows-spanned="1" table:formula="of:=SUM(([.AJ3:.AJ12]-[.$BZ3:.$BZ12])^2)^0.5" office:value-type="float"/>
          <table:table-cell table:number-matrix-columns-spanned="1" table:number-matrix-rows-spanned="1" table:formula="of:=SUM(([.AK3:.AK12]-[.$CA3:.$CA12])^2)^0.5" office:value-type="float"/>
          <table:table-cell table:number-matrix-columns-spanned="1" table:number-matrix-rows-spanned="1" table:formula="of:=SUM(([.AL3:.AL12]-[.$CB3:.$CB12])^2)^0.5" office:value-type="float"/>
          <table:table-cell table:number-matrix-columns-spanned="1" table:number-matrix-rows-spanned="1" table:formula="of:=SUM(([.AM3:.AM12]-[.$CC3:.$CC12])^2)^0.5" office:value-type="float"/>
          <table:table-cell table:number-matrix-columns-spanned="1" table:number-matrix-rows-spanned="1" table:formula="of:=SUM(([.AN3:.AN12]-[.$CD3:.$CD12])^2)^0.5" office:value-type="float"/>
          <table:table-cell table:number-matrix-columns-spanned="1" table:number-matrix-rows-spanned="1" table:formula="of:=SUM(([.AO3:.AO12]-[.$CE3:.$CE12])^2)^0.5" office:value-type="float"/>
          <table:table-cell table:number-matrix-columns-spanned="1" table:number-matrix-rows-spanned="1" table:formula="of:=SUM(([.AP3:.AP12]-[.$CF3:.$CF12])^2)^0.5" office:value-type="float"/>
          <table:table-cell table:number-matrix-columns-spanned="1" table:number-matrix-rows-spanned="1" table:formula="of:=SUM(([.AQ3:.AQ12]-[.$CG3:.$CG12])^2)^0.5" office:value-type="float"/>
          <table:table-cell table:number-matrix-columns-spanned="1" table:number-matrix-rows-spanned="1" table:formula="of:=SUM(([.AR3:.AR12]-[.$BM3:.$BM12])^2)^0.5" office:value-type="float"/>
          <table:table-cell table:number-matrix-columns-spanned="1" table:number-matrix-rows-spanned="1" table:formula="of:=SUM(([.AS3:.AS12]-[.$BN3:.$BN12])^2)^0.5" office:value-type="float"/>
          <table:table-cell table:number-matrix-columns-spanned="1" table:number-matrix-rows-spanned="1" table:formula="of:=SUM(([.AT3:.AT12]-[.$BO3:.$BO12])^2)^0.5" office:value-type="float"/>
          <table:table-cell table:number-matrix-columns-spanned="1" table:number-matrix-rows-spanned="1" table:formula="of:=SUM(([.AU3:.AU12]-[.$BP3:.$BP12])^2)^0.5" office:value-type="float"/>
          <table:table-cell table:number-matrix-columns-spanned="1" table:number-matrix-rows-spanned="1" table:formula="of:=SUM(([.AV3:.AV12]-[.$BQ3:.$BQ12])^2)^0.5" office:value-type="float"/>
          <table:table-cell table:number-matrix-columns-spanned="1" table:number-matrix-rows-spanned="1" table:formula="of:=SUM(([.AW3:.AW12]-[.$BR3:.$BR12])^2)^0.5" office:value-type="float"/>
          <table:table-cell table:number-matrix-columns-spanned="1" table:number-matrix-rows-spanned="1" table:formula="of:=SUM(([.AX3:.AX12]-[.$BS3:.$BS12])^2)^0.5" office:value-type="float"/>
          <table:table-cell table:number-matrix-columns-spanned="1" table:number-matrix-rows-spanned="1" table:formula="of:=SUM(([.AY3:.AY12]-[.$BT3:.$BT12])^2)^0.5" office:value-type="float"/>
          <table:table-cell table:number-matrix-columns-spanned="1" table:number-matrix-rows-spanned="1" table:formula="of:=SUM(([.AZ3:.AZ12]-[.$BU3:.$BU12])^2)^0.5" office:value-type="float"/>
          <table:table-cell table:number-matrix-columns-spanned="1" table:number-matrix-rows-spanned="1" table:formula="of:=SUM(([.BA3:.BA12]-[.$BV3:.$BV12])^2)^0.5" office:value-type="float"/>
          <table:table-cell table:number-matrix-columns-spanned="1" table:number-matrix-rows-spanned="1" table:formula="of:=SUM(([.BB3:.BB12]-[.$BW3:.$BW12])^2)^0.5" office:value-type="float"/>
          <table:table-cell table:number-matrix-columns-spanned="1" table:number-matrix-rows-spanned="1" table:formula="of:=SUM(([.BC3:.BC12]-[.$BX3:.$BX12])^2)^0.5" office:value-type="float"/>
          <table:table-cell table:number-matrix-columns-spanned="1" table:number-matrix-rows-spanned="1" table:formula="of:=SUM(([.BD3:.BD12]-[.$BY3:.$BY12])^2)^0.5" office:value-type="float"/>
          <table:table-cell table:number-matrix-columns-spanned="1" table:number-matrix-rows-spanned="1" table:formula="of:=SUM(([.BE3:.BE12]-[.$BZ3:.$BZ12])^2)^0.5" office:value-type="float"/>
          <table:table-cell table:number-matrix-columns-spanned="1" table:number-matrix-rows-spanned="1" table:formula="of:=SUM(([.BF3:.BF12]-[.$CA3:.$CA12])^2)^0.5" office:value-type="float"/>
          <table:table-cell table:number-matrix-columns-spanned="1" table:number-matrix-rows-spanned="1" table:formula="of:=SUM(([.BG3:.BG12]-[.$CB3:.$CB12])^2)^0.5" office:value-type="float"/>
          <table:table-cell table:number-matrix-columns-spanned="1" table:number-matrix-rows-spanned="1" table:formula="of:=SUM(([.BH3:.BH12]-[.$CC3:.$CC12])^2)^0.5" office:value-type="float"/>
          <table:table-cell table:number-matrix-columns-spanned="1" table:number-matrix-rows-spanned="1" table:formula="of:=SUM(([.BI3:.BI12]-[.$CD3:.$CD12])^2)^0.5" office:value-type="float"/>
          <table:table-cell table:number-matrix-columns-spanned="1" table:number-matrix-rows-spanned="1" table:formula="of:=SUM(([.BJ3:.BJ12]-[.$CE3:.$CE12])^2)^0.5" office:value-type="float"/>
          <table:table-cell table:number-matrix-columns-spanned="1" table:number-matrix-rows-spanned="1" table:formula="of:=SUM(([.BK3:.BK12]-[.$CF3:.$CF12])^2)^0.5" office:value-type="float"/>
          <table:table-cell table:number-matrix-columns-spanned="1" table:number-matrix-rows-spanned="1" table:formula="of:=SUM(([.BL3:.BL12]-[.$CG3:.$CG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BM3:.$BM12])" office:value-type="float"/>
          <table:table-cell table:number-matrix-columns-spanned="1" table:number-matrix-rows-spanned="1" table:formula="of:=SUM([.C3:.C12]=[.$BN3:.$BN12])" office:value-type="float"/>
          <table:table-cell table:number-matrix-columns-spanned="1" table:number-matrix-rows-spanned="1" table:formula="of:=SUM([.D3:.D12]=[.$BO3:.$BO12])" office:value-type="float"/>
          <table:table-cell table:number-matrix-columns-spanned="1" table:number-matrix-rows-spanned="1" table:formula="of:=SUM([.E3:.E12]=[.$BP3:.$BP12])" office:value-type="float"/>
          <table:table-cell table:number-matrix-columns-spanned="1" table:number-matrix-rows-spanned="1" table:formula="of:=SUM([.F3:.F12]=[.$BQ3:.$BQ12])" office:value-type="float"/>
          <table:table-cell table:number-matrix-columns-spanned="1" table:number-matrix-rows-spanned="1" table:formula="of:=SUM([.G3:.G12]=[.$BR3:.$BR12])" office:value-type="float"/>
          <table:table-cell table:number-matrix-columns-spanned="1" table:number-matrix-rows-spanned="1" table:formula="of:=SUM([.H3:.H12]=[.$BS3:.$BS12])" office:value-type="float"/>
          <table:table-cell table:number-matrix-columns-spanned="1" table:number-matrix-rows-spanned="1" table:formula="of:=SUM([.I3:.I12]=[.$BT3:.$BT12])" office:value-type="float"/>
          <table:table-cell table:number-matrix-columns-spanned="1" table:number-matrix-rows-spanned="1" table:formula="of:=SUM([.J3:.J12]=[.$BU3:.$BU12])" office:value-type="float"/>
          <table:table-cell table:number-matrix-columns-spanned="1" table:number-matrix-rows-spanned="1" table:formula="of:=SUM([.K3:.K12]=[.$BV3:.$BV12])" office:value-type="float"/>
          <table:table-cell table:number-matrix-columns-spanned="1" table:number-matrix-rows-spanned="1" table:formula="of:=SUM([.L3:.L12]=[.$BW3:.$BW12])" office:value-type="float"/>
          <table:table-cell table:number-matrix-columns-spanned="1" table:number-matrix-rows-spanned="1" table:formula="of:=SUM([.M3:.M12]=[.$BX3:.$BX12])" office:value-type="float"/>
          <table:table-cell table:number-matrix-columns-spanned="1" table:number-matrix-rows-spanned="1" table:formula="of:=SUM([.N3:.N12]=[.$BY3:.$BY12])" office:value-type="float"/>
          <table:table-cell table:number-matrix-columns-spanned="1" table:number-matrix-rows-spanned="1" table:formula="of:=SUM([.O3:.O12]=[.$BZ3:.$BZ12])" office:value-type="float"/>
          <table:table-cell table:number-matrix-columns-spanned="1" table:number-matrix-rows-spanned="1" table:formula="of:=SUM([.P3:.P12]=[.$CA3:.$CA12])" office:value-type="float"/>
          <table:table-cell table:number-matrix-columns-spanned="1" table:number-matrix-rows-spanned="1" table:formula="of:=SUM([.Q3:.Q12]=[.$CB3:.$CB12])" office:value-type="float"/>
          <table:table-cell table:number-matrix-columns-spanned="1" table:number-matrix-rows-spanned="1" table:formula="of:=SUM([.R3:.R12]=[.$CC3:.$CC12])" office:value-type="float"/>
          <table:table-cell table:number-matrix-columns-spanned="1" table:number-matrix-rows-spanned="1" table:formula="of:=SUM([.S3:.S12]=[.$CD3:.$CD12])" office:value-type="float"/>
          <table:table-cell table:number-matrix-columns-spanned="1" table:number-matrix-rows-spanned="1" table:formula="of:=SUM([.T3:.T12]=[.$CE3:.$CE12])" office:value-type="float"/>
          <table:table-cell table:number-matrix-columns-spanned="1" table:number-matrix-rows-spanned="1" table:formula="of:=SUM([.U3:.U12]=[.$CF3:.$CF12])" office:value-type="float"/>
          <table:table-cell table:number-matrix-columns-spanned="1" table:number-matrix-rows-spanned="1" table:formula="of:=SUM([.V3:.V12]=[.$CG3:.$CG12])" office:value-type="float"/>
          <table:table-cell table:number-matrix-columns-spanned="1" table:number-matrix-rows-spanned="1" table:formula="of:=SUM([.W3:.W12]=[.$BM3:.$BM12])" office:value-type="float"/>
          <table:table-cell table:number-matrix-columns-spanned="1" table:number-matrix-rows-spanned="1" table:formula="of:=SUM([.X3:.X12]=[.$BN3:.$BN12])" office:value-type="float"/>
          <table:table-cell table:number-matrix-columns-spanned="1" table:number-matrix-rows-spanned="1" table:formula="of:=SUM([.Y3:.Y12]=[.$BO3:.$BO12])" office:value-type="float"/>
          <table:table-cell table:number-matrix-columns-spanned="1" table:number-matrix-rows-spanned="1" table:formula="of:=SUM([.Z3:.Z12]=[.$BP3:.$BP12])" office:value-type="float"/>
          <table:table-cell table:number-matrix-columns-spanned="1" table:number-matrix-rows-spanned="1" table:formula="of:=SUM([.AA3:.AA12]=[.$BQ3:.$BQ12])" office:value-type="float"/>
          <table:table-cell table:number-matrix-columns-spanned="1" table:number-matrix-rows-spanned="1" table:formula="of:=SUM([.AB3:.AB12]=[.$BR3:.$BR12])" office:value-type="float"/>
          <table:table-cell table:number-matrix-columns-spanned="1" table:number-matrix-rows-spanned="1" table:formula="of:=SUM([.AC3:.AC12]=[.$BS3:.$BS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  <table:table-cell table:number-matrix-columns-spanned="1" table:number-matrix-rows-spanned="1" table:formula="of:=SUM([.AR3:.AR12]=[.$BM3:.$BM12])" office:value-type="float"/>
          <table:table-cell table:number-matrix-columns-spanned="1" table:number-matrix-rows-spanned="1" table:formula="of:=SUM([.AS3:.AS12]=[.$BN3:.$BN12])" office:value-type="float"/>
          <table:table-cell table:number-matrix-columns-spanned="1" table:number-matrix-rows-spanned="1" table:formula="of:=SUM([.AT3:.AT12]=[.$BO3:.$BO12])" office:value-type="float"/>
          <table:table-cell table:number-matrix-columns-spanned="1" table:number-matrix-rows-spanned="1" table:formula="of:=SUM([.AU3:.AU12]=[.$BP3:.$BP12])" office:value-type="float"/>
          <table:table-cell table:number-matrix-columns-spanned="1" table:number-matrix-rows-spanned="1" table:formula="of:=SUM([.AV3:.AV12]=[.$BQ3:.$BQ12])" office:value-type="float"/>
          <table:table-cell table:number-matrix-columns-spanned="1" table:number-matrix-rows-spanned="1" table:formula="of:=SUM([.AW3:.AW12]=[.$BR3:.$BR12])" office:value-type="float"/>
          <table:table-cell table:number-matrix-columns-spanned="1" table:number-matrix-rows-spanned="1" table:formula="of:=SUM([.AX3:.AX12]=[.$BS3:.$BS12])" office:value-type="float"/>
          <table:table-cell table:number-matrix-columns-spanned="1" table:number-matrix-rows-spanned="1" table:formula="of:=SUM([.AY3:.AY12]=[.$BT3:.$BT12])" office:value-type="float"/>
          <table:table-cell table:number-matrix-columns-spanned="1" table:number-matrix-rows-spanned="1" table:formula="of:=SUM([.AZ3:.AZ12]=[.$BU3:.$BU12])" office:value-type="float"/>
          <table:table-cell table:number-matrix-columns-spanned="1" table:number-matrix-rows-spanned="1" table:formula="of:=SUM([.BA3:.BA12]=[.$BV3:.$BV12])" office:value-type="float"/>
          <table:table-cell table:number-matrix-columns-spanned="1" table:number-matrix-rows-spanned="1" table:formula="of:=SUM([.BB3:.BB12]=[.$BW3:.$BW12])" office:value-type="float"/>
          <table:table-cell table:number-matrix-columns-spanned="1" table:number-matrix-rows-spanned="1" table:formula="of:=SUM([.BC3:.BC12]=[.$BX3:.$BX12])" office:value-type="float"/>
          <table:table-cell table:number-matrix-columns-spanned="1" table:number-matrix-rows-spanned="1" table:formula="of:=SUM([.BD3:.BD12]=[.$BY3:.$BY12])" office:value-type="float"/>
          <table:table-cell table:number-matrix-columns-spanned="1" table:number-matrix-rows-spanned="1" table:formula="of:=SUM([.BE3:.BE12]=[.$BZ3:.$BZ12])" office:value-type="float"/>
          <table:table-cell table:number-matrix-columns-spanned="1" table:number-matrix-rows-spanned="1" table:formula="of:=SUM([.BF3:.BF12]=[.$CA3:.$CA12])" office:value-type="float"/>
          <table:table-cell table:number-matrix-columns-spanned="1" table:number-matrix-rows-spanned="1" table:formula="of:=SUM([.BG3:.BG12]=[.$CB3:.$CB12])" office:value-type="float"/>
          <table:table-cell table:number-matrix-columns-spanned="1" table:number-matrix-rows-spanned="1" table:formula="of:=SUM([.BH3:.BH12]=[.$CC3:.$CC12])" office:value-type="float"/>
          <table:table-cell table:number-matrix-columns-spanned="1" table:number-matrix-rows-spanned="1" table:formula="of:=SUM([.BI3:.BI12]=[.$CD3:.$CD12])" office:value-type="float"/>
          <table:table-cell table:number-matrix-columns-spanned="1" table:number-matrix-rows-spanned="1" table:formula="of:=SUM([.BJ3:.BJ12]=[.$CE3:.$CE12])" office:value-type="float"/>
          <table:table-cell table:number-matrix-columns-spanned="1" table:number-matrix-rows-spanned="1" table:formula="of:=SUM([.BK3:.BK12]=[.$CF3:.$CF12])" office:value-type="float"/>
          <table:table-cell table:number-matrix-columns-spanned="1" table:number-matrix-rows-spanned="1" table:formula="of:=SUM([.BL3:.BL12]=[.$CG3:.$CG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CH3:.$CH12])" office:value-type="float"/>
          <table:table-cell table:number-matrix-columns-spanned="1" table:number-matrix-rows-spanned="1" table:formula="of:=SUM([.C3:.C12]&lt;[.$CI3:.$CI12])" office:value-type="float"/>
          <table:table-cell table:number-matrix-columns-spanned="1" table:number-matrix-rows-spanned="1" table:formula="of:=SUM([.D3:.D12]&lt;[.$CJ3:.$CJ12])" office:value-type="float"/>
          <table:table-cell table:number-matrix-columns-spanned="1" table:number-matrix-rows-spanned="1" table:formula="of:=SUM([.E3:.E12]&lt;[.$CK3:.$CK12])" office:value-type="float"/>
          <table:table-cell table:number-matrix-columns-spanned="1" table:number-matrix-rows-spanned="1" table:formula="of:=SUM([.F3:.F12]&lt;[.$CL3:.$CL12])" office:value-type="float"/>
          <table:table-cell table:number-matrix-columns-spanned="1" table:number-matrix-rows-spanned="1" table:formula="of:=SUM([.G3:.G12]&lt;[.$CM3:.$CM12])" office:value-type="float"/>
          <table:table-cell table:number-matrix-columns-spanned="1" table:number-matrix-rows-spanned="1" table:formula="of:=SUM([.H3:.H12]&lt;[.$CN3:.$CN12])" office:value-type="float"/>
          <table:table-cell table:number-matrix-columns-spanned="1" table:number-matrix-rows-spanned="1" table:formula="of:=SUM([.I3:.I12]&lt;[.$CO3:.$CO12])" office:value-type="float"/>
          <table:table-cell table:number-matrix-columns-spanned="1" table:number-matrix-rows-spanned="1" table:formula="of:=SUM([.J3:.J12]&lt;[.$CP3:.$CP12])" office:value-type="float"/>
          <table:table-cell table:number-matrix-columns-spanned="1" table:number-matrix-rows-spanned="1" table:formula="of:=SUM([.K3:.K12]&lt;[.$CQ3:.$CQ12])" office:value-type="float"/>
          <table:table-cell table:number-matrix-columns-spanned="1" table:number-matrix-rows-spanned="1" table:formula="of:=SUM([.L3:.L12]&lt;[.$CR3:.$CR12])" office:value-type="float"/>
          <table:table-cell table:number-matrix-columns-spanned="1" table:number-matrix-rows-spanned="1" table:formula="of:=SUM([.M3:.M12]&lt;[.$CS3:.$CS12])" office:value-type="float"/>
          <table:table-cell table:number-matrix-columns-spanned="1" table:number-matrix-rows-spanned="1" table:formula="of:=SUM([.N3:.N12]&lt;[.$CT3:.$CT12])" office:value-type="float"/>
          <table:table-cell table:number-matrix-columns-spanned="1" table:number-matrix-rows-spanned="1" table:formula="of:=SUM([.O3:.O12]&lt;[.$CU3:.$CU12])" office:value-type="float"/>
          <table:table-cell table:number-matrix-columns-spanned="1" table:number-matrix-rows-spanned="1" table:formula="of:=SUM([.P3:.P12]&lt;[.$CV3:.$CV12])" office:value-type="float"/>
          <table:table-cell table:number-matrix-columns-spanned="1" table:number-matrix-rows-spanned="1" table:formula="of:=SUM([.Q3:.Q12]&lt;[.$CW3:.$CW12])" office:value-type="float"/>
          <table:table-cell table:number-matrix-columns-spanned="1" table:number-matrix-rows-spanned="1" table:formula="of:=SUM([.R3:.R12]&lt;[.$CX3:.$CX12])" office:value-type="float"/>
          <table:table-cell table:number-matrix-columns-spanned="1" table:number-matrix-rows-spanned="1" table:formula="of:=SUM([.S3:.S12]&lt;[.$CY3:.$CY12])" office:value-type="float"/>
          <table:table-cell table:number-matrix-columns-spanned="1" table:number-matrix-rows-spanned="1" table:formula="of:=SUM([.T3:.T12]&lt;[.$CZ3:.$CZ12])" office:value-type="float"/>
          <table:table-cell table:number-matrix-columns-spanned="1" table:number-matrix-rows-spanned="1" table:formula="of:=SUM([.U3:.U12]&lt;[.$DA3:.$DA12])" office:value-type="float"/>
          <table:table-cell table:number-matrix-columns-spanned="1" table:number-matrix-rows-spanned="1" table:formula="of:=SUM([.V3:.V12]&lt;[.$DB3:.$DB12])" office:value-type="float"/>
          <table:table-cell table:number-matrix-columns-spanned="1" table:number-matrix-rows-spanned="1" table:formula="of:=SUM([.W3:.W12]&lt;[.$CH3:.$CH12])" office:value-type="float"/>
          <table:table-cell table:number-matrix-columns-spanned="1" table:number-matrix-rows-spanned="1" table:formula="of:=SUM([.X3:.X12]&lt;[.$CI3:.$CI12])" office:value-type="float"/>
          <table:table-cell table:number-matrix-columns-spanned="1" table:number-matrix-rows-spanned="1" table:formula="of:=SUM([.Y3:.Y12]&lt;[.$CJ3:.$CJ12])" office:value-type="float"/>
          <table:table-cell table:number-matrix-columns-spanned="1" table:number-matrix-rows-spanned="1" table:formula="of:=SUM([.Z3:.Z12]&lt;[.$CK3:.$CK12])" office:value-type="float"/>
          <table:table-cell table:number-matrix-columns-spanned="1" table:number-matrix-rows-spanned="1" table:formula="of:=SUM([.AA3:.AA12]&lt;[.$CL3:.$CL12])" office:value-type="float"/>
          <table:table-cell table:number-matrix-columns-spanned="1" table:number-matrix-rows-spanned="1" table:formula="of:=SUM([.AB3:.AB12]&lt;[.$CM3:.$CM12])" office:value-type="float"/>
          <table:table-cell table:number-matrix-columns-spanned="1" table:number-matrix-rows-spanned="1" table:formula="of:=SUM([.AC3:.AC12]&lt;[.$CN3:.$CN12])" office:value-type="float"/>
          <table:table-cell table:number-matrix-columns-spanned="1" table:number-matrix-rows-spanned="1" table:formula="of:=SUM([.AD3:.AD12]&lt;[.$CO3:.$CO12])" office:value-type="float"/>
          <table:table-cell table:number-matrix-columns-spanned="1" table:number-matrix-rows-spanned="1" table:formula="of:=SUM([.AE3:.AE12]&lt;[.$CP3:.$CP12])" office:value-type="float"/>
          <table:table-cell table:number-matrix-columns-spanned="1" table:number-matrix-rows-spanned="1" table:formula="of:=SUM([.AF3:.AF12]&lt;[.$CQ3:.$CQ12])" office:value-type="float"/>
          <table:table-cell table:number-matrix-columns-spanned="1" table:number-matrix-rows-spanned="1" table:formula="of:=SUM([.AG3:.AG12]&lt;[.$CR3:.$CR12])" office:value-type="float"/>
          <table:table-cell table:number-matrix-columns-spanned="1" table:number-matrix-rows-spanned="1" table:formula="of:=SUM([.AH3:.AH12]&lt;[.$CS3:.$CS12])" office:value-type="float"/>
          <table:table-cell table:number-matrix-columns-spanned="1" table:number-matrix-rows-spanned="1" table:formula="of:=SUM([.AI3:.AI12]&lt;[.$CT3:.$CT12])" office:value-type="float"/>
          <table:table-cell table:number-matrix-columns-spanned="1" table:number-matrix-rows-spanned="1" table:formula="of:=SUM([.AJ3:.AJ12]&lt;[.$CU3:.$CU12])" office:value-type="float"/>
          <table:table-cell table:number-matrix-columns-spanned="1" table:number-matrix-rows-spanned="1" table:formula="of:=SUM([.AK3:.AK12]&lt;[.$CV3:.$CV12])" office:value-type="float"/>
          <table:table-cell table:number-matrix-columns-spanned="1" table:number-matrix-rows-spanned="1" table:formula="of:=SUM([.AL3:.AL12]&lt;[.$CW3:.$CW12])" office:value-type="float"/>
          <table:table-cell table:number-matrix-columns-spanned="1" table:number-matrix-rows-spanned="1" table:formula="of:=SUM([.AM3:.AM12]&lt;[.$CX3:.$CX12])" office:value-type="float"/>
          <table:table-cell table:number-matrix-columns-spanned="1" table:number-matrix-rows-spanned="1" table:formula="of:=SUM([.AN3:.AN12]&lt;[.$CY3:.$CY12])" office:value-type="float"/>
          <table:table-cell table:number-matrix-columns-spanned="1" table:number-matrix-rows-spanned="1" table:formula="of:=SUM([.AO3:.AO12]&lt;[.$CZ3:.$CZ12])" office:value-type="float"/>
          <table:table-cell table:number-matrix-columns-spanned="1" table:number-matrix-rows-spanned="1" table:formula="of:=SUM([.AP3:.AP12]&lt;[.$DA3:.$DA12])" office:value-type="float"/>
          <table:table-cell table:number-matrix-columns-spanned="1" table:number-matrix-rows-spanned="1" table:formula="of:=SUM([.AQ3:.AQ12]&lt;[.$DB3:.$DB12])" office:value-type="float"/>
          <table:table-cell table:number-matrix-columns-spanned="1" table:number-matrix-rows-spanned="1" table:formula="of:=SUM([.AR3:.AR12]&lt;[.$CH3:.$CH12])" office:value-type="float"/>
          <table:table-cell table:number-matrix-columns-spanned="1" table:number-matrix-rows-spanned="1" table:formula="of:=SUM([.AS3:.AS12]&lt;[.$CI3:.$CI12])" office:value-type="float"/>
          <table:table-cell table:number-matrix-columns-spanned="1" table:number-matrix-rows-spanned="1" table:formula="of:=SUM([.AT3:.AT12]&lt;[.$CJ3:.$CJ12])" office:value-type="float"/>
          <table:table-cell table:number-matrix-columns-spanned="1" table:number-matrix-rows-spanned="1" table:formula="of:=SUM([.AU3:.AU12]&lt;[.$CK3:.$CK12])" office:value-type="float"/>
          <table:table-cell table:number-matrix-columns-spanned="1" table:number-matrix-rows-spanned="1" table:formula="of:=SUM([.AV3:.AV12]&lt;[.$CL3:.$CL12])" office:value-type="float"/>
          <table:table-cell table:number-matrix-columns-spanned="1" table:number-matrix-rows-spanned="1" table:formula="of:=SUM([.AW3:.AW12]&lt;[.$CM3:.$CM12])" office:value-type="float"/>
          <table:table-cell table:number-matrix-columns-spanned="1" table:number-matrix-rows-spanned="1" table:formula="of:=SUM([.AX3:.AX12]&lt;[.$CN3:.$CN12])" office:value-type="float"/>
          <table:table-cell table:number-matrix-columns-spanned="1" table:number-matrix-rows-spanned="1" table:formula="of:=SUM([.AY3:.AY12]&lt;[.$CO3:.$CO12])" office:value-type="float"/>
          <table:table-cell table:number-matrix-columns-spanned="1" table:number-matrix-rows-spanned="1" table:formula="of:=SUM([.AZ3:.AZ12]&lt;[.$CP3:.$CP12])" office:value-type="float"/>
          <table:table-cell table:number-matrix-columns-spanned="1" table:number-matrix-rows-spanned="1" table:formula="of:=SUM([.BA3:.BA12]&lt;[.$CQ3:.$CQ12])" office:value-type="float"/>
          <table:table-cell table:number-matrix-columns-spanned="1" table:number-matrix-rows-spanned="1" table:formula="of:=SUM([.BB3:.BB12]&lt;[.$CR3:.$CR12])" office:value-type="float"/>
          <table:table-cell table:number-matrix-columns-spanned="1" table:number-matrix-rows-spanned="1" table:formula="of:=SUM([.BC3:.BC12]&lt;[.$CS3:.$CS12])" office:value-type="float"/>
          <table:table-cell table:number-matrix-columns-spanned="1" table:number-matrix-rows-spanned="1" table:formula="of:=SUM([.BD3:.BD12]&lt;[.$CT3:.$CT12])" office:value-type="float"/>
          <table:table-cell table:number-matrix-columns-spanned="1" table:number-matrix-rows-spanned="1" table:formula="of:=SUM([.BE3:.BE12]&lt;[.$CU3:.$CU12])" office:value-type="float"/>
          <table:table-cell table:number-matrix-columns-spanned="1" table:number-matrix-rows-spanned="1" table:formula="of:=SUM([.BF3:.BF12]&lt;[.$CV3:.$CV12])" office:value-type="float"/>
          <table:table-cell table:number-matrix-columns-spanned="1" table:number-matrix-rows-spanned="1" table:formula="of:=SUM([.BG3:.BG12]&lt;[.$CW3:.$CW12])" office:value-type="float"/>
          <table:table-cell table:number-matrix-columns-spanned="1" table:number-matrix-rows-spanned="1" table:formula="of:=SUM([.BH3:.BH12]&lt;[.$CX3:.$CX12])" office:value-type="float"/>
          <table:table-cell table:number-matrix-columns-spanned="1" table:number-matrix-rows-spanned="1" table:formula="of:=SUM([.BI3:.BI12]&lt;[.$CY3:.$CY12])" office:value-type="float"/>
          <table:table-cell table:number-matrix-columns-spanned="1" table:number-matrix-rows-spanned="1" table:formula="of:=SUM([.BJ3:.BJ12]&lt;[.$CZ3:.$CZ12])" office:value-type="float"/>
          <table:table-cell table:number-matrix-columns-spanned="1" table:number-matrix-rows-spanned="1" table:formula="of:=SUM([.BK3:.BK12]&lt;[.$DA3:.$DA12])" office:value-type="float"/>
          <table:table-cell table:number-matrix-columns-spanned="1" table:number-matrix-rows-spanned="1" table:formula="of:=SUM([.BL3:.BL12]&lt;[.$DB3:.$DB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CH3:.$CH12])" office:value-type="float"/>
          <table:table-cell table:number-matrix-columns-spanned="1" table:number-matrix-rows-spanned="1" table:formula="of:=SUM([.C3:.C12]&gt;[.$CI3:.$CI12])" office:value-type="float"/>
          <table:table-cell table:number-matrix-columns-spanned="1" table:number-matrix-rows-spanned="1" table:formula="of:=SUM([.D3:.D12]&gt;[.$CJ3:.$CJ12])" office:value-type="float"/>
          <table:table-cell table:number-matrix-columns-spanned="1" table:number-matrix-rows-spanned="1" table:formula="of:=SUM([.E3:.E12]&gt;[.$CK3:.$CK12])" office:value-type="float"/>
          <table:table-cell table:number-matrix-columns-spanned="1" table:number-matrix-rows-spanned="1" table:formula="of:=SUM([.F3:.F12]&gt;[.$CL3:.$CL12])" office:value-type="float"/>
          <table:table-cell table:number-matrix-columns-spanned="1" table:number-matrix-rows-spanned="1" table:formula="of:=SUM([.G3:.G12]&gt;[.$CM3:.$CM12])" office:value-type="float"/>
          <table:table-cell table:number-matrix-columns-spanned="1" table:number-matrix-rows-spanned="1" table:formula="of:=SUM([.H3:.H12]&gt;[.$CN3:.$CN12])" office:value-type="float"/>
          <table:table-cell table:number-matrix-columns-spanned="1" table:number-matrix-rows-spanned="1" table:formula="of:=SUM([.I3:.I12]&gt;[.$CO3:.$CO12])" office:value-type="float"/>
          <table:table-cell table:number-matrix-columns-spanned="1" table:number-matrix-rows-spanned="1" table:formula="of:=SUM([.J3:.J12]&gt;[.$CP3:.$CP12])" office:value-type="float"/>
          <table:table-cell table:number-matrix-columns-spanned="1" table:number-matrix-rows-spanned="1" table:formula="of:=SUM([.K3:.K12]&gt;[.$CQ3:.$CQ12])" office:value-type="float"/>
          <table:table-cell table:number-matrix-columns-spanned="1" table:number-matrix-rows-spanned="1" table:formula="of:=SUM([.L3:.L12]&gt;[.$CR3:.$CR12])" office:value-type="float"/>
          <table:table-cell table:number-matrix-columns-spanned="1" table:number-matrix-rows-spanned="1" table:formula="of:=SUM([.M3:.M12]&gt;[.$CS3:.$CS12])" office:value-type="float"/>
          <table:table-cell table:number-matrix-columns-spanned="1" table:number-matrix-rows-spanned="1" table:formula="of:=SUM([.N3:.N12]&gt;[.$CT3:.$CT12])" office:value-type="float"/>
          <table:table-cell table:number-matrix-columns-spanned="1" table:number-matrix-rows-spanned="1" table:formula="of:=SUM([.O3:.O12]&gt;[.$CU3:.$CU12])" office:value-type="float"/>
          <table:table-cell table:number-matrix-columns-spanned="1" table:number-matrix-rows-spanned="1" table:formula="of:=SUM([.P3:.P12]&gt;[.$CV3:.$CV12])" office:value-type="float"/>
          <table:table-cell table:number-matrix-columns-spanned="1" table:number-matrix-rows-spanned="1" table:formula="of:=SUM([.Q3:.Q12]&gt;[.$CW3:.$CW12])" office:value-type="float"/>
          <table:table-cell table:number-matrix-columns-spanned="1" table:number-matrix-rows-spanned="1" table:formula="of:=SUM([.R3:.R12]&gt;[.$CX3:.$CX12])" office:value-type="float"/>
          <table:table-cell table:number-matrix-columns-spanned="1" table:number-matrix-rows-spanned="1" table:formula="of:=SUM([.S3:.S12]&gt;[.$CY3:.$CY12])" office:value-type="float"/>
          <table:table-cell table:number-matrix-columns-spanned="1" table:number-matrix-rows-spanned="1" table:formula="of:=SUM([.T3:.T12]&gt;[.$CZ3:.$CZ12])" office:value-type="float"/>
          <table:table-cell table:number-matrix-columns-spanned="1" table:number-matrix-rows-spanned="1" table:formula="of:=SUM([.U3:.U12]&gt;[.$DA3:.$DA12])" office:value-type="float"/>
          <table:table-cell table:number-matrix-columns-spanned="1" table:number-matrix-rows-spanned="1" table:formula="of:=SUM([.V3:.V12]&gt;[.$DB3:.$DB12])" office:value-type="float"/>
          <table:table-cell table:number-matrix-columns-spanned="1" table:number-matrix-rows-spanned="1" table:formula="of:=SUM([.W3:.W12]&gt;[.$CH3:.$CH12])" office:value-type="float"/>
          <table:table-cell table:number-matrix-columns-spanned="1" table:number-matrix-rows-spanned="1" table:formula="of:=SUM([.X3:.X12]&gt;[.$CI3:.$CI12])" office:value-type="float"/>
          <table:table-cell table:number-matrix-columns-spanned="1" table:number-matrix-rows-spanned="1" table:formula="of:=SUM([.Y3:.Y12]&gt;[.$CJ3:.$CJ12])" office:value-type="float"/>
          <table:table-cell table:number-matrix-columns-spanned="1" table:number-matrix-rows-spanned="1" table:formula="of:=SUM([.Z3:.Z12]&gt;[.$CK3:.$CK12])" office:value-type="float"/>
          <table:table-cell table:number-matrix-columns-spanned="1" table:number-matrix-rows-spanned="1" table:formula="of:=SUM([.AA3:.AA12]&gt;[.$CL3:.$CL12])" office:value-type="float"/>
          <table:table-cell table:number-matrix-columns-spanned="1" table:number-matrix-rows-spanned="1" table:formula="of:=SUM([.AB3:.AB12]&gt;[.$CM3:.$CM12])" office:value-type="float"/>
          <table:table-cell table:number-matrix-columns-spanned="1" table:number-matrix-rows-spanned="1" table:formula="of:=SUM([.AC3:.AC12]&gt;[.$CN3:.$CN12])" office:value-type="float"/>
          <table:table-cell table:number-matrix-columns-spanned="1" table:number-matrix-rows-spanned="1" table:formula="of:=SUM([.AD3:.AD12]&gt;[.$CO3:.$CO12])" office:value-type="float"/>
          <table:table-cell table:number-matrix-columns-spanned="1" table:number-matrix-rows-spanned="1" table:formula="of:=SUM([.AE3:.AE12]&gt;[.$CP3:.$CP12])" office:value-type="float"/>
          <table:table-cell table:number-matrix-columns-spanned="1" table:number-matrix-rows-spanned="1" table:formula="of:=SUM([.AF3:.AF12]&gt;[.$CQ3:.$CQ12])" office:value-type="float"/>
          <table:table-cell table:number-matrix-columns-spanned="1" table:number-matrix-rows-spanned="1" table:formula="of:=SUM([.AG3:.AG12]&gt;[.$CR3:.$CR12])" office:value-type="float"/>
          <table:table-cell table:number-matrix-columns-spanned="1" table:number-matrix-rows-spanned="1" table:formula="of:=SUM([.AH3:.AH12]&gt;[.$CS3:.$CS12])" office:value-type="float"/>
          <table:table-cell table:number-matrix-columns-spanned="1" table:number-matrix-rows-spanned="1" table:formula="of:=SUM([.AI3:.AI12]&gt;[.$CT3:.$CT12])" office:value-type="float"/>
          <table:table-cell table:number-matrix-columns-spanned="1" table:number-matrix-rows-spanned="1" table:formula="of:=SUM([.AJ3:.AJ12]&gt;[.$CU3:.$CU12])" office:value-type="float"/>
          <table:table-cell table:number-matrix-columns-spanned="1" table:number-matrix-rows-spanned="1" table:formula="of:=SUM([.AK3:.AK12]&gt;[.$CV3:.$CV12])" office:value-type="float"/>
          <table:table-cell table:number-matrix-columns-spanned="1" table:number-matrix-rows-spanned="1" table:formula="of:=SUM([.AL3:.AL12]&gt;[.$CW3:.$CW12])" office:value-type="float"/>
          <table:table-cell table:number-matrix-columns-spanned="1" table:number-matrix-rows-spanned="1" table:formula="of:=SUM([.AM3:.AM12]&gt;[.$CX3:.$CX12])" office:value-type="float"/>
          <table:table-cell table:number-matrix-columns-spanned="1" table:number-matrix-rows-spanned="1" table:formula="of:=SUM([.AN3:.AN12]&gt;[.$CY3:.$CY12])" office:value-type="float"/>
          <table:table-cell table:number-matrix-columns-spanned="1" table:number-matrix-rows-spanned="1" table:formula="of:=SUM([.AO3:.AO12]&gt;[.$CZ3:.$CZ12])" office:value-type="float"/>
          <table:table-cell table:number-matrix-columns-spanned="1" table:number-matrix-rows-spanned="1" table:formula="of:=SUM([.AP3:.AP12]&gt;[.$DA3:.$DA12])" office:value-type="float"/>
          <table:table-cell table:number-matrix-columns-spanned="1" table:number-matrix-rows-spanned="1" table:formula="of:=SUM([.AQ3:.AQ12]&gt;[.$DB3:.$DB12])" office:value-type="float"/>
          <table:table-cell table:number-matrix-columns-spanned="1" table:number-matrix-rows-spanned="1" table:formula="of:=SUM([.AR3:.AR12]&gt;[.$CH3:.$CH12])" office:value-type="float"/>
          <table:table-cell table:number-matrix-columns-spanned="1" table:number-matrix-rows-spanned="1" table:formula="of:=SUM([.AS3:.AS12]&gt;[.$CI3:.$CI12])" office:value-type="float"/>
          <table:table-cell table:number-matrix-columns-spanned="1" table:number-matrix-rows-spanned="1" table:formula="of:=SUM([.AT3:.AT12]&gt;[.$CJ3:.$CJ12])" office:value-type="float"/>
          <table:table-cell table:number-matrix-columns-spanned="1" table:number-matrix-rows-spanned="1" table:formula="of:=SUM([.AU3:.AU12]&gt;[.$CK3:.$CK12])" office:value-type="float"/>
          <table:table-cell table:number-matrix-columns-spanned="1" table:number-matrix-rows-spanned="1" table:formula="of:=SUM([.AV3:.AV12]&gt;[.$CL3:.$CL12])" office:value-type="float"/>
          <table:table-cell table:number-matrix-columns-spanned="1" table:number-matrix-rows-spanned="1" table:formula="of:=SUM([.AW3:.AW12]&gt;[.$CM3:.$CM12])" office:value-type="float"/>
          <table:table-cell table:number-matrix-columns-spanned="1" table:number-matrix-rows-spanned="1" table:formula="of:=SUM([.AX3:.AX12]&gt;[.$CN3:.$CN12])" office:value-type="float"/>
          <table:table-cell table:number-matrix-columns-spanned="1" table:number-matrix-rows-spanned="1" table:formula="of:=SUM([.AY3:.AY12]&gt;[.$CO3:.$CO12])" office:value-type="float"/>
          <table:table-cell table:number-matrix-columns-spanned="1" table:number-matrix-rows-spanned="1" table:formula="of:=SUM([.AZ3:.AZ12]&gt;[.$CP3:.$CP12])" office:value-type="float"/>
          <table:table-cell table:number-matrix-columns-spanned="1" table:number-matrix-rows-spanned="1" table:formula="of:=SUM([.BA3:.BA12]&gt;[.$CQ3:.$CQ12])" office:value-type="float"/>
          <table:table-cell table:number-matrix-columns-spanned="1" table:number-matrix-rows-spanned="1" table:formula="of:=SUM([.BB3:.BB12]&gt;[.$CR3:.$CR12])" office:value-type="float"/>
          <table:table-cell table:number-matrix-columns-spanned="1" table:number-matrix-rows-spanned="1" table:formula="of:=SUM([.BC3:.BC12]&gt;[.$CS3:.$CS12])" office:value-type="float"/>
          <table:table-cell table:number-matrix-columns-spanned="1" table:number-matrix-rows-spanned="1" table:formula="of:=SUM([.BD3:.BD12]&gt;[.$CT3:.$CT12])" office:value-type="float"/>
          <table:table-cell table:number-matrix-columns-spanned="1" table:number-matrix-rows-spanned="1" table:formula="of:=SUM([.BE3:.BE12]&gt;[.$CU3:.$CU12])" office:value-type="float"/>
          <table:table-cell table:number-matrix-columns-spanned="1" table:number-matrix-rows-spanned="1" table:formula="of:=SUM([.BF3:.BF12]&gt;[.$CV3:.$CV12])" office:value-type="float"/>
          <table:table-cell table:number-matrix-columns-spanned="1" table:number-matrix-rows-spanned="1" table:formula="of:=SUM([.BG3:.BG12]&gt;[.$CW3:.$CW12])" office:value-type="float"/>
          <table:table-cell table:number-matrix-columns-spanned="1" table:number-matrix-rows-spanned="1" table:formula="of:=SUM([.BH3:.BH12]&gt;[.$CX3:.$CX12])" office:value-type="float"/>
          <table:table-cell table:number-matrix-columns-spanned="1" table:number-matrix-rows-spanned="1" table:formula="of:=SUM([.BI3:.BI12]&gt;[.$CY3:.$CY12])" office:value-type="float"/>
          <table:table-cell table:number-matrix-columns-spanned="1" table:number-matrix-rows-spanned="1" table:formula="of:=SUM([.BJ3:.BJ12]&gt;[.$CZ3:.$CZ12])" office:value-type="float"/>
          <table:table-cell table:number-matrix-columns-spanned="1" table:number-matrix-rows-spanned="1" table:formula="of:=SUM([.BK3:.BK12]&gt;[.$DA3:.$DA12])" office:value-type="float"/>
          <table:table-cell table:number-matrix-columns-spanned="1" table:number-matrix-rows-spanned="1" table:formula="of:=SUM([.BL3:.BL12]&gt;[.$DB3:.$DB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DC3:.$DC12])" office:value-type="float"/>
          <table:table-cell table:number-matrix-columns-spanned="1" table:number-matrix-rows-spanned="1" table:formula="of:=SUM([.C3:.C12]=[.$DD3:.$DD12])" office:value-type="float"/>
          <table:table-cell table:number-matrix-columns-spanned="1" table:number-matrix-rows-spanned="1" table:formula="of:=SUM([.D3:.D12]=[.$DE3:.$DE12])" office:value-type="float"/>
          <table:table-cell table:number-matrix-columns-spanned="1" table:number-matrix-rows-spanned="1" table:formula="of:=SUM([.E3:.E12]=[.$DF3:.$DF12])" office:value-type="float"/>
          <table:table-cell table:number-matrix-columns-spanned="1" table:number-matrix-rows-spanned="1" table:formula="of:=SUM([.F3:.F12]=[.$DG3:.$DG12])" office:value-type="float"/>
          <table:table-cell table:number-matrix-columns-spanned="1" table:number-matrix-rows-spanned="1" table:formula="of:=SUM([.G3:.G12]=[.$DH3:.$DH12])" office:value-type="float"/>
          <table:table-cell table:number-matrix-columns-spanned="1" table:number-matrix-rows-spanned="1" table:formula="of:=SUM([.H3:.H12]=[.$DI3:.$DI12])" office:value-type="float"/>
          <table:table-cell table:number-matrix-columns-spanned="1" table:number-matrix-rows-spanned="1" table:formula="of:=SUM([.I3:.I12]=[.$DJ3:.$DJ12])" office:value-type="float"/>
          <table:table-cell table:number-matrix-columns-spanned="1" table:number-matrix-rows-spanned="1" table:formula="of:=SUM([.J3:.J12]=[.$DK3:.$DK12])" office:value-type="float"/>
          <table:table-cell table:number-matrix-columns-spanned="1" table:number-matrix-rows-spanned="1" table:formula="of:=SUM([.K3:.K12]=[.$DL3:.$DL12])" office:value-type="float"/>
          <table:table-cell table:number-matrix-columns-spanned="1" table:number-matrix-rows-spanned="1" table:formula="of:=SUM([.L3:.L12]=[.$DM3:.$DM12])" office:value-type="float"/>
          <table:table-cell table:number-matrix-columns-spanned="1" table:number-matrix-rows-spanned="1" table:formula="of:=SUM([.M3:.M12]=[.$DN3:.$DN12])" office:value-type="float"/>
          <table:table-cell table:number-matrix-columns-spanned="1" table:number-matrix-rows-spanned="1" table:formula="of:=SUM([.N3:.N12]=[.$DO3:.$DO12])" office:value-type="float"/>
          <table:table-cell table:number-matrix-columns-spanned="1" table:number-matrix-rows-spanned="1" table:formula="of:=SUM([.O3:.O12]=[.$DP3:.$DP12])" office:value-type="float"/>
          <table:table-cell table:number-matrix-columns-spanned="1" table:number-matrix-rows-spanned="1" table:formula="of:=SUM([.P3:.P12]=[.$DQ3:.$DQ12])" office:value-type="float"/>
          <table:table-cell table:number-matrix-columns-spanned="1" table:number-matrix-rows-spanned="1" table:formula="of:=SUM([.Q3:.Q12]=[.$DR3:.$DR12])" office:value-type="float"/>
          <table:table-cell table:number-matrix-columns-spanned="1" table:number-matrix-rows-spanned="1" table:formula="of:=SUM([.R3:.R12]=[.$DS3:.$DS12])" office:value-type="float"/>
          <table:table-cell table:number-matrix-columns-spanned="1" table:number-matrix-rows-spanned="1" table:formula="of:=SUM([.S3:.S12]=[.$DT3:.$DT12])" office:value-type="float"/>
          <table:table-cell table:number-matrix-columns-spanned="1" table:number-matrix-rows-spanned="1" table:formula="of:=SUM([.T3:.T12]=[.$DU3:.$DU12])" office:value-type="float"/>
          <table:table-cell table:number-matrix-columns-spanned="1" table:number-matrix-rows-spanned="1" table:formula="of:=SUM([.U3:.U12]=[.$DV3:.$DV12])" office:value-type="float"/>
          <table:table-cell table:number-matrix-columns-spanned="1" table:number-matrix-rows-spanned="1" table:formula="of:=SUM([.V3:.V12]=[.$DW3:.$DW12])" office:value-type="float"/>
          <table:table-cell table:number-matrix-columns-spanned="1" table:number-matrix-rows-spanned="1" table:formula="of:=SUM([.W3:.W12]=[.$DC3:.$DC12])" office:value-type="float"/>
          <table:table-cell table:number-matrix-columns-spanned="1" table:number-matrix-rows-spanned="1" table:formula="of:=SUM([.X3:.X12]=[.$DD3:.$DD12])" office:value-type="float"/>
          <table:table-cell table:number-matrix-columns-spanned="1" table:number-matrix-rows-spanned="1" table:formula="of:=SUM([.Y3:.Y12]=[.$DE3:.$DE12])" office:value-type="float"/>
          <table:table-cell table:number-matrix-columns-spanned="1" table:number-matrix-rows-spanned="1" table:formula="of:=SUM([.Z3:.Z12]=[.$DF3:.$DF12])" office:value-type="float"/>
          <table:table-cell table:number-matrix-columns-spanned="1" table:number-matrix-rows-spanned="1" table:formula="of:=SUM([.AA3:.AA12]=[.$DG3:.$DG12])" office:value-type="float"/>
          <table:table-cell table:number-matrix-columns-spanned="1" table:number-matrix-rows-spanned="1" table:formula="of:=SUM([.AB3:.AB12]=[.$DH3:.$DH12])" office:value-type="float"/>
          <table:table-cell table:number-matrix-columns-spanned="1" table:number-matrix-rows-spanned="1" table:formula="of:=SUM([.AC3:.AC12]=[.$DI3:.$DI12])" office:value-type="float"/>
          <table:table-cell table:number-matrix-columns-spanned="1" table:number-matrix-rows-spanned="1" table:formula="of:=SUM([.AD3:.AD12]=[.$DJ3:.$DJ12])" office:value-type="float"/>
          <table:table-cell table:number-matrix-columns-spanned="1" table:number-matrix-rows-spanned="1" table:formula="of:=SUM([.AE3:.AE12]=[.$DK3:.$DK12])" office:value-type="float"/>
          <table:table-cell table:number-matrix-columns-spanned="1" table:number-matrix-rows-spanned="1" table:formula="of:=SUM([.AF3:.AF12]=[.$DL3:.$DL12])" office:value-type="float"/>
          <table:table-cell table:number-matrix-columns-spanned="1" table:number-matrix-rows-spanned="1" table:formula="of:=SUM([.AG3:.AG12]=[.$DM3:.$DM12])" office:value-type="float"/>
          <table:table-cell table:number-matrix-columns-spanned="1" table:number-matrix-rows-spanned="1" table:formula="of:=SUM([.AH3:.AH12]=[.$DN3:.$DN12])" office:value-type="float"/>
          <table:table-cell table:number-matrix-columns-spanned="1" table:number-matrix-rows-spanned="1" table:formula="of:=SUM([.AI3:.AI12]=[.$DO3:.$DO12])" office:value-type="float"/>
          <table:table-cell table:number-matrix-columns-spanned="1" table:number-matrix-rows-spanned="1" table:formula="of:=SUM([.AJ3:.AJ12]=[.$DP3:.$DP12])" office:value-type="float"/>
          <table:table-cell table:number-matrix-columns-spanned="1" table:number-matrix-rows-spanned="1" table:formula="of:=SUM([.AK3:.AK12]=[.$DQ3:.$DQ12])" office:value-type="float"/>
          <table:table-cell table:number-matrix-columns-spanned="1" table:number-matrix-rows-spanned="1" table:formula="of:=SUM([.AL3:.AL12]=[.$DR3:.$DR12])" office:value-type="float"/>
          <table:table-cell table:number-matrix-columns-spanned="1" table:number-matrix-rows-spanned="1" table:formula="of:=SUM([.AM3:.AM12]=[.$DS3:.$DS12])" office:value-type="float"/>
          <table:table-cell table:number-matrix-columns-spanned="1" table:number-matrix-rows-spanned="1" table:formula="of:=SUM([.AN3:.AN12]=[.$DT3:.$DT12])" office:value-type="float"/>
          <table:table-cell table:number-matrix-columns-spanned="1" table:number-matrix-rows-spanned="1" table:formula="of:=SUM([.AO3:.AO12]=[.$DU3:.$DU12])" office:value-type="float"/>
          <table:table-cell table:number-matrix-columns-spanned="1" table:number-matrix-rows-spanned="1" table:formula="of:=SUM([.AP3:.AP12]=[.$DV3:.$DV12])" office:value-type="float"/>
          <table:table-cell table:number-matrix-columns-spanned="1" table:number-matrix-rows-spanned="1" table:formula="of:=SUM([.AQ3:.AQ12]=[.$DW3:.$DW12])" office:value-type="float"/>
          <table:table-cell table:number-matrix-columns-spanned="1" table:number-matrix-rows-spanned="1" table:formula="of:=SUM([.AR3:.AR12]=[.$DC3:.$DC12])" office:value-type="float"/>
          <table:table-cell table:number-matrix-columns-spanned="1" table:number-matrix-rows-spanned="1" table:formula="of:=SUM([.AS3:.AS12]=[.$DD3:.$DD12])" office:value-type="float"/>
          <table:table-cell table:number-matrix-columns-spanned="1" table:number-matrix-rows-spanned="1" table:formula="of:=SUM([.AT3:.AT12]=[.$DE3:.$DE12])" office:value-type="float"/>
          <table:table-cell table:number-matrix-columns-spanned="1" table:number-matrix-rows-spanned="1" table:formula="of:=SUM([.AU3:.AU12]=[.$DF3:.$DF12])" office:value-type="float"/>
          <table:table-cell table:number-matrix-columns-spanned="1" table:number-matrix-rows-spanned="1" table:formula="of:=SUM([.AV3:.AV12]=[.$DG3:.$DG12])" office:value-type="float"/>
          <table:table-cell table:number-matrix-columns-spanned="1" table:number-matrix-rows-spanned="1" table:formula="of:=SUM([.AW3:.AW12]=[.$DH3:.$DH12])" office:value-type="float"/>
          <table:table-cell table:number-matrix-columns-spanned="1" table:number-matrix-rows-spanned="1" table:formula="of:=SUM([.AX3:.AX12]=[.$DI3:.$DI12])" office:value-type="float"/>
          <table:table-cell table:number-matrix-columns-spanned="1" table:number-matrix-rows-spanned="1" table:formula="of:=SUM([.AY3:.AY12]=[.$DJ3:.$DJ12])" office:value-type="float"/>
          <table:table-cell table:number-matrix-columns-spanned="1" table:number-matrix-rows-spanned="1" table:formula="of:=SUM([.AZ3:.AZ12]=[.$DK3:.$DK12])" office:value-type="float"/>
          <table:table-cell table:number-matrix-columns-spanned="1" table:number-matrix-rows-spanned="1" table:formula="of:=SUM([.BA3:.BA12]=[.$DL3:.$DL12])" office:value-type="float"/>
          <table:table-cell table:number-matrix-columns-spanned="1" table:number-matrix-rows-spanned="1" table:formula="of:=SUM([.BB3:.BB12]=[.$DM3:.$DM12])" office:value-type="float"/>
          <table:table-cell table:number-matrix-columns-spanned="1" table:number-matrix-rows-spanned="1" table:formula="of:=SUM([.BC3:.BC12]=[.$DN3:.$DN12])" office:value-type="float"/>
          <table:table-cell table:number-matrix-columns-spanned="1" table:number-matrix-rows-spanned="1" table:formula="of:=SUM([.BD3:.BD12]=[.$DO3:.$DO12])" office:value-type="float"/>
          <table:table-cell table:number-matrix-columns-spanned="1" table:number-matrix-rows-spanned="1" table:formula="of:=SUM([.BE3:.BE12]=[.$DP3:.$DP12])" office:value-type="float"/>
          <table:table-cell table:number-matrix-columns-spanned="1" table:number-matrix-rows-spanned="1" table:formula="of:=SUM([.BF3:.BF12]=[.$DQ3:.$DQ12])" office:value-type="float"/>
          <table:table-cell table:number-matrix-columns-spanned="1" table:number-matrix-rows-spanned="1" table:formula="of:=SUM([.BG3:.BG12]=[.$DR3:.$DR12])" office:value-type="float"/>
          <table:table-cell table:number-matrix-columns-spanned="1" table:number-matrix-rows-spanned="1" table:formula="of:=SUM([.BH3:.BH12]=[.$DS3:.$DS12])" office:value-type="float"/>
          <table:table-cell table:number-matrix-columns-spanned="1" table:number-matrix-rows-spanned="1" table:formula="of:=SUM([.BI3:.BI12]=[.$DT3:.$DT12])" office:value-type="float"/>
          <table:table-cell table:number-matrix-columns-spanned="1" table:number-matrix-rows-spanned="1" table:formula="of:=SUM([.BJ3:.BJ12]=[.$DU3:.$DU12])" office:value-type="float"/>
          <table:table-cell table:number-matrix-columns-spanned="1" table:number-matrix-rows-spanned="1" table:formula="of:=SUM([.BK3:.BK12]=[.$DV3:.$DV12])" office:value-type="float"/>
          <table:table-cell table:number-matrix-columns-spanned="1" table:number-matrix-rows-spanned="1" table:formula="of:=SUM([.BL3:.BL12]=[.$DW3:.$DW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office:value-type="string">
            <text:p/>
          </table:table-cell>
          <table:table-cell table:formula="of:=AVERAGE([Instances.T3:Instances.T7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office:value-type="string">
            <text:p/>
          </table:table-cell>
          <table:table-cell table:formula="of:=AVERAGE([Instances.AO3:Instances.AO7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office:value-type="string">
            <text:p/>
          </table:table-cell>
          <table:table-cell table:formula="of:=AVERAGE([Instances.BJ3:Instances.BJ7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SUM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AVERAGE([Instances.AT8:Instances.AT12])" office:value-type="float"/>
          <table:table-cell table:formula="of:=AVERAGE([Instances.AU8:Instances.AU12])" office:value-type="float"/>
          <table:table-cell table:formula="of:=SUM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AVERAGE([Instances.BJ8:Instances.BJ12])" office:value-type="float"/>
          <table:table-cell table:formula="of:=AVERAGE([Instances.BK8:Instances.BK12])" office:value-type="float"/>
          <table:table-cell table:formula="of:=AVERAGE([Instances.BL8:Instances.BL12])" office:value-type="float"/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  <table:table-cell table:formula="of:=SUM([.CH3:.CH4])" office:value-type="float"/>
          <table:table-cell table:formula="of:=SUM([.CI3:.CI4])" office:value-type="float"/>
          <table:table-cell table:formula="of:=SUM([.CJ3:.CJ4])" office:value-type="float"/>
          <table:table-cell table:formula="of:=SUM([.CK3:.CK4])" office:value-type="float"/>
          <table:table-cell table:formula="of:=SUM([.CL3:.CL4])" office:value-type="float"/>
          <table:table-cell table:formula="of:=SUM([.CM3:.CM4])" office:value-type="float"/>
          <table:table-cell table:formula="of:=SUM([.CN3:.CN4])" office:value-type="float"/>
          <table:table-cell table:formula="of:=SUM([.CO3:.CO4])" office:value-type="float"/>
          <table:table-cell table:formula="of:=SUM([.CP3:.CP4])" office:value-type="float"/>
          <table:table-cell table:formula="of:=SUM([.CQ3:.CQ4])" office:value-type="float"/>
          <table:table-cell table:formula="of:=SUM([.CR3:.CR4])" office:value-type="float"/>
          <table:table-cell table:formula="of:=SUM([.CS3:.CS4])" office:value-type="float"/>
          <table:table-cell table:formula="of:=SUM([.CT3:.CT4])" office:value-type="float"/>
          <table:table-cell table:formula="of:=SUM([.CU3:.CU4])" office:value-type="float"/>
          <table:table-cell table:formula="of:=SUM([.CV3:.CV4])" office:value-type="float"/>
          <table:table-cell table:formula="of:=SUM([.CW3:.CW4])" office:value-type="float"/>
          <table:table-cell table:formula="of:=SUM([.CX3:.CX4])" office:value-type="float"/>
          <table:table-cell table:formula="of:=SUM([.CY3:.CY4])" office:value-type="float"/>
          <table:table-cell table:formula="of:=SUM([.CZ3:.CZ4])" office:value-type="float"/>
          <table:table-cell table:formula="of:=SUM([.DA3:.DA4])" office:value-type="float"/>
          <table:table-cell table:formula="of:=SUM([.DB3:.DB4])" office:value-type="float"/>
          <table:table-cell table:formula="of:=SUM([.DC3:.DC4])" office:value-type="float"/>
          <table:table-cell table:formula="of:=SUM([.DD3:.DD4])" office:value-type="float"/>
          <table:table-cell table:formula="of:=SUM([.DE3:.DE4])" office:value-type="float"/>
          <table:table-cell table:formula="of:=SUM([.DF3:.DF4])" office:value-type="float"/>
          <table:table-cell table:formula="of:=SUM([.DG3:.DG4])" office:value-type="float"/>
          <table:table-cell table:formula="of:=SUM([.DH3:.DH4])" office:value-type="float"/>
          <table:table-cell table:formula="of:=SUM([.DI3:.DI4])" office:value-type="float"/>
          <table:table-cell table:formula="of:=SUM([.DJ3:.DJ4])" office:value-type="float"/>
          <table:table-cell table:formula="of:=SUM([.DK3:.DK4])" office:value-type="float"/>
          <table:table-cell table:formula="of:=SUM([.DL3:.DL4])" office:value-type="float"/>
          <table:table-cell table:formula="of:=SUM([.DM3:.DM4])" office:value-type="float"/>
          <table:table-cell table:formula="of:=SUM([.DN3:.DN4])" office:value-type="float"/>
          <table:table-cell table:formula="of:=SUM([.DO3:.DO4])" office:value-type="float"/>
          <table:table-cell table:formula="of:=SUM([.DP3:.DP4])" office:value-type="float"/>
          <table:table-cell table:formula="of:=SUM([.DQ3:.DQ4])" office:value-type="float"/>
          <table:table-cell table:formula="of:=SUM([.DR3:.DR4])" office:value-type="float"/>
          <table:table-cell table:formula="of:=SUM([.DS3:.DS4])" office:value-type="float"/>
          <table:table-cell table:formula="of:=SUM([.DT3:.DT4])" office:value-type="float"/>
          <table:table-cell table:formula="of:=SUM([.DU3:.DU4])" office:value-type="float"/>
          <table:table-cell table:formula="of:=SUM([.DV3:.DV4])" office:value-type="float"/>
          <table:table-cell table:formula="of:=SUM([.DW3:.DW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  <table:table-cell table:formula="of:=AVERAGE([.CH3:.CH4])" office:value-type="float"/>
          <table:table-cell table:formula="of:=AVERAGE([.CI3:.CI4])" office:value-type="float"/>
          <table:table-cell table:formula="of:=AVERAGE([.CJ3:.CJ4])" office:value-type="float"/>
          <table:table-cell table:formula="of:=AVERAGE([.CK3:.CK4])" office:value-type="float"/>
          <table:table-cell table:formula="of:=AVERAGE([.CL3:.CL4])" office:value-type="float"/>
          <table:table-cell table:formula="of:=AVERAGE([.CM3:.CM4])" office:value-type="float"/>
          <table:table-cell table:formula="of:=AVERAGE([.CN3:.CN4])" office:value-type="float"/>
          <table:table-cell table:formula="of:=AVERAGE([.CO3:.CO4])" office:value-type="float"/>
          <table:table-cell table:formula="of:=AVERAGE([.CP3:.CP4])" office:value-type="float"/>
          <table:table-cell table:formula="of:=AVERAGE([.CQ3:.CQ4])" office:value-type="float"/>
          <table:table-cell table:formula="of:=AVERAGE([.CR3:.CR4])" office:value-type="float"/>
          <table:table-cell table:formula="of:=AVERAGE([.CS3:.CS4])" office:value-type="float"/>
          <table:table-cell table:formula="of:=AVERAGE([.CT3:.CT4])" office:value-type="float"/>
          <table:table-cell table:formula="of:=AVERAGE([.CU3:.CU4])" office:value-type="float"/>
          <table:table-cell table:formula="of:=AVERAGE([.CV3:.CV4])" office:value-type="float"/>
          <table:table-cell table:formula="of:=AVERAGE([.CW3:.CW4])" office:value-type="float"/>
          <table:table-cell table:formula="of:=AVERAGE([.CX3:.CX4])" office:value-type="float"/>
          <table:table-cell table:formula="of:=AVERAGE([.CY3:.CY4])" office:value-type="float"/>
          <table:table-cell table:formula="of:=AVERAGE([.CZ3:.CZ4])" office:value-type="float"/>
          <table:table-cell table:formula="of:=AVERAGE([.DA3:.DA4])" office:value-type="float"/>
          <table:table-cell table:formula="of:=AVERAGE([.DB3:.DB4])" office:value-type="float"/>
          <table:table-cell table:formula="of:=AVERAGE([.DC3:.DC4])" office:value-type="float"/>
          <table:table-cell table:formula="of:=AVERAGE([.DD3:.DD4])" office:value-type="float"/>
          <table:table-cell table:formula="of:=AVERAGE([.DE3:.DE4])" office:value-type="float"/>
          <table:table-cell table:formula="of:=AVERAGE([.DF3:.DF4])" office:value-type="float"/>
          <table:table-cell table:formula="of:=AVERAGE([.DG3:.DG4])" office:value-type="float"/>
          <table:table-cell table:formula="of:=AVERAGE([.DH3:.DH4])" office:value-type="float"/>
          <table:table-cell table:formula="of:=AVERAGE([.DI3:.DI4])" office:value-type="float"/>
          <table:table-cell table:formula="of:=AVERAGE([.DJ3:.DJ4])" office:value-type="float"/>
          <table:table-cell table:formula="of:=AVERAGE([.DK3:.DK4])" office:value-type="float"/>
          <table:table-cell table:formula="of:=AVERAGE([.DL3:.DL4])" office:value-type="float"/>
          <table:table-cell table:formula="of:=AVERAGE([.DM3:.DM4])" office:value-type="float"/>
          <table:table-cell table:formula="of:=AVERAGE([.DN3:.DN4])" office:value-type="float"/>
          <table:table-cell table:formula="of:=AVERAGE([.DO3:.DO4])" office:value-type="float"/>
          <table:table-cell table:formula="of:=AVERAGE([.DP3:.DP4])" office:value-type="float"/>
          <table:table-cell table:formula="of:=AVERAGE([.DQ3:.DQ4])" office:value-type="float"/>
          <table:table-cell table:formula="of:=AVERAGE([.DR3:.DR4])" office:value-type="float"/>
          <table:table-cell table:formula="of:=AVERAGE([.DS3:.DS4])" office:value-type="float"/>
          <table:table-cell table:formula="of:=AVERAGE([.DT3:.DT4])" office:value-type="float"/>
          <table:table-cell table:formula="of:=AVERAGE([.DU3:.DU4])" office:value-type="float"/>
          <table:table-cell table:formula="of:=AVERAGE([.DV3:.DV4])" office:value-type="float"/>
          <table:table-cell table:formula="of:=AVERAGE([.DW3:.DW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  <table:table-cell table:formula="of:=STDEV([.CH3:.CH4])" office:value-type="float"/>
          <table:table-cell table:formula="of:=STDEV([.CI3:.CI4])" office:value-type="float"/>
          <table:table-cell table:formula="of:=STDEV([.CJ3:.CJ4])" office:value-type="float"/>
          <table:table-cell table:formula="of:=STDEV([.CK3:.CK4])" office:value-type="float"/>
          <table:table-cell table:formula="of:=STDEV([.CL3:.CL4])" office:value-type="float"/>
          <table:table-cell table:formula="of:=STDEV([.CM3:.CM4])" office:value-type="float"/>
          <table:table-cell table:formula="of:=STDEV([.CN3:.CN4])" office:value-type="float"/>
          <table:table-cell table:formula="of:=STDEV([.CO3:.CO4])" office:value-type="float"/>
          <table:table-cell table:formula="of:=STDEV([.CP3:.CP4])" office:value-type="float"/>
          <table:table-cell table:formula="of:=STDEV([.CQ3:.CQ4])" office:value-type="float"/>
          <table:table-cell table:formula="of:=STDEV([.CR3:.CR4])" office:value-type="float"/>
          <table:table-cell table:formula="of:=STDEV([.CS3:.CS4])" office:value-type="float"/>
          <table:table-cell table:formula="of:=STDEV([.CT3:.CT4])" office:value-type="float"/>
          <table:table-cell table:formula="of:=STDEV([.CU3:.CU4])" office:value-type="float"/>
          <table:table-cell table:formula="of:=STDEV([.CV3:.CV4])" office:value-type="float"/>
          <table:table-cell table:formula="of:=STDEV([.CW3:.CW4])" office:value-type="float"/>
          <table:table-cell table:formula="of:=STDEV([.CX3:.CX4])" office:value-type="float"/>
          <table:table-cell table:formula="of:=STDEV([.CY3:.CY4])" office:value-type="float"/>
          <table:table-cell table:formula="of:=STDEV([.CZ3:.CZ4])" office:value-type="float"/>
          <table:table-cell table:formula="of:=STDEV([.DA3:.DA4])" office:value-type="float"/>
          <table:table-cell table:formula="of:=STDEV([.DB3:.DB4])" office:value-type="float"/>
          <table:table-cell table:formula="of:=STDEV([.DC3:.DC4])" office:value-type="float"/>
          <table:table-cell table:formula="of:=STDEV([.DD3:.DD4])" office:value-type="float"/>
          <table:table-cell table:formula="of:=STDEV([.DE3:.DE4])" office:value-type="float"/>
          <table:table-cell table:formula="of:=STDEV([.DF3:.DF4])" office:value-type="float"/>
          <table:table-cell table:formula="of:=STDEV([.DG3:.DG4])" office:value-type="float"/>
          <table:table-cell table:formula="of:=STDEV([.DH3:.DH4])" office:value-type="float"/>
          <table:table-cell table:formula="of:=STDEV([.DI3:.DI4])" office:value-type="float"/>
          <table:table-cell table:formula="of:=STDEV([.DJ3:.DJ4])" office:value-type="float"/>
          <table:table-cell table:formula="of:=STDEV([.DK3:.DK4])" office:value-type="float"/>
          <table:table-cell table:formula="of:=STDEV([.DL3:.DL4])" office:value-type="float"/>
          <table:table-cell table:formula="of:=STDEV([.DM3:.DM4])" office:value-type="float"/>
          <table:table-cell table:formula="of:=STDEV([.DN3:.DN4])" office:value-type="float"/>
          <table:table-cell table:formula="of:=STDEV([.DO3:.DO4])" office:value-type="float"/>
          <table:table-cell table:formula="of:=STDEV([.DP3:.DP4])" office:value-type="float"/>
          <table:table-cell table:formula="of:=STDEV([.DQ3:.DQ4])" office:value-type="float"/>
          <table:table-cell table:formula="of:=STDEV([.DR3:.DR4])" office:value-type="float"/>
          <table:table-cell table:formula="of:=STDEV([.DS3:.DS4])" office:value-type="float"/>
          <table:table-cell table:formula="of:=STDEV([.DT3:.DT4])" office:value-type="float"/>
          <table:table-cell table:formula="of:=STDEV([.DU3:.DU4])" office:value-type="float"/>
          <table:table-cell table:formula="of:=STDEV([.DV3:.DV4])" office:value-type="float"/>
          <table:table-cell table:formula="of:=STDEV([.DW3:.DW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BM3:.$BM4])^2)^0.5" office:value-type="float"/>
          <table:table-cell table:number-matrix-columns-spanned="1" table:number-matrix-rows-spanned="1" table:formula="of:=SUM(([.C3:.C4]-[.$BN3:.$BN4])^2)^0.5" office:value-type="float"/>
          <table:table-cell table:number-matrix-columns-spanned="1" table:number-matrix-rows-spanned="1" table:formula="of:=SUM(([.D3:.D4]-[.$BO3:.$BO4])^2)^0.5" office:value-type="float"/>
          <table:table-cell table:number-matrix-columns-spanned="1" table:number-matrix-rows-spanned="1" table:formula="of:=SUM(([.E3:.E4]-[.$BP3:.$BP4])^2)^0.5" office:value-type="float"/>
          <table:table-cell table:number-matrix-columns-spanned="1" table:number-matrix-rows-spanned="1" table:formula="of:=SUM(([.F3:.F4]-[.$BQ3:.$BQ4])^2)^0.5" office:value-type="float"/>
          <table:table-cell table:number-matrix-columns-spanned="1" table:number-matrix-rows-spanned="1" table:formula="of:=SUM(([.G3:.G4]-[.$BR3:.$BR4])^2)^0.5" office:value-type="float"/>
          <table:table-cell table:number-matrix-columns-spanned="1" table:number-matrix-rows-spanned="1" table:formula="of:=SUM(([.H3:.H4]-[.$BS3:.$BS4])^2)^0.5" office:value-type="float"/>
          <table:table-cell table:number-matrix-columns-spanned="1" table:number-matrix-rows-spanned="1" table:formula="of:=SUM(([.I3:.I4]-[.$BT3:.$BT4])^2)^0.5" office:value-type="float"/>
          <table:table-cell table:number-matrix-columns-spanned="1" table:number-matrix-rows-spanned="1" table:formula="of:=SUM(([.J3:.J4]-[.$BU3:.$BU4])^2)^0.5" office:value-type="float"/>
          <table:table-cell table:number-matrix-columns-spanned="1" table:number-matrix-rows-spanned="1" table:formula="of:=SUM(([.K3:.K4]-[.$BV3:.$BV4])^2)^0.5" office:value-type="float"/>
          <table:table-cell table:number-matrix-columns-spanned="1" table:number-matrix-rows-spanned="1" table:formula="of:=SUM(([.L3:.L4]-[.$BW3:.$BW4])^2)^0.5" office:value-type="float"/>
          <table:table-cell table:number-matrix-columns-spanned="1" table:number-matrix-rows-spanned="1" table:formula="of:=SUM(([.M3:.M4]-[.$BX3:.$BX4])^2)^0.5" office:value-type="float"/>
          <table:table-cell table:number-matrix-columns-spanned="1" table:number-matrix-rows-spanned="1" table:formula="of:=SUM(([.N3:.N4]-[.$BY3:.$BY4])^2)^0.5" office:value-type="float"/>
          <table:table-cell table:number-matrix-columns-spanned="1" table:number-matrix-rows-spanned="1" table:formula="of:=SUM(([.O3:.O4]-[.$BZ3:.$BZ4])^2)^0.5" office:value-type="float"/>
          <table:table-cell table:number-matrix-columns-spanned="1" table:number-matrix-rows-spanned="1" table:formula="of:=SUM(([.P3:.P4]-[.$CA3:.$CA4])^2)^0.5" office:value-type="float"/>
          <table:table-cell table:number-matrix-columns-spanned="1" table:number-matrix-rows-spanned="1" table:formula="of:=SUM(([.Q3:.Q4]-[.$CB3:.$CB4])^2)^0.5" office:value-type="float"/>
          <table:table-cell table:number-matrix-columns-spanned="1" table:number-matrix-rows-spanned="1" table:formula="of:=SUM(([.R3:.R4]-[.$CC3:.$CC4])^2)^0.5" office:value-type="float"/>
          <table:table-cell table:number-matrix-columns-spanned="1" table:number-matrix-rows-spanned="1" table:formula="of:=SUM(([.S3:.S4]-[.$CD3:.$CD4])^2)^0.5" office:value-type="float"/>
          <table:table-cell table:number-matrix-columns-spanned="1" table:number-matrix-rows-spanned="1" table:formula="of:=SUM(([.T3:.T4]-[.$CE3:.$CE4])^2)^0.5" office:value-type="float"/>
          <table:table-cell table:number-matrix-columns-spanned="1" table:number-matrix-rows-spanned="1" table:formula="of:=SUM(([.U3:.U4]-[.$CF3:.$CF4])^2)^0.5" office:value-type="float"/>
          <table:table-cell table:number-matrix-columns-spanned="1" table:number-matrix-rows-spanned="1" table:formula="of:=SUM(([.V3:.V4]-[.$CG3:.$CG4])^2)^0.5" office:value-type="float"/>
          <table:table-cell table:number-matrix-columns-spanned="1" table:number-matrix-rows-spanned="1" table:formula="of:=SUM(([.W3:.W4]-[.$BM3:.$BM4])^2)^0.5" office:value-type="float"/>
          <table:table-cell table:number-matrix-columns-spanned="1" table:number-matrix-rows-spanned="1" table:formula="of:=SUM(([.X3:.X4]-[.$BN3:.$BN4])^2)^0.5" office:value-type="float"/>
          <table:table-cell table:number-matrix-columns-spanned="1" table:number-matrix-rows-spanned="1" table:formula="of:=SUM(([.Y3:.Y4]-[.$BO3:.$BO4])^2)^0.5" office:value-type="float"/>
          <table:table-cell table:number-matrix-columns-spanned="1" table:number-matrix-rows-spanned="1" table:formula="of:=SUM(([.Z3:.Z4]-[.$BP3:.$BP4])^2)^0.5" office:value-type="float"/>
          <table:table-cell table:number-matrix-columns-spanned="1" table:number-matrix-rows-spanned="1" table:formula="of:=SUM(([.AA3:.AA4]-[.$BQ3:.$BQ4])^2)^0.5" office:value-type="float"/>
          <table:table-cell table:number-matrix-columns-spanned="1" table:number-matrix-rows-spanned="1" table:formula="of:=SUM(([.AB3:.AB4]-[.$BR3:.$BR4])^2)^0.5" office:value-type="float"/>
          <table:table-cell table:number-matrix-columns-spanned="1" table:number-matrix-rows-spanned="1" table:formula="of:=SUM(([.AC3:.AC4]-[.$BS3:.$BS4])^2)^0.5" office:value-type="float"/>
          <table:table-cell table:number-matrix-columns-spanned="1" table:number-matrix-rows-spanned="1" table:formula="of:=SUM(([.AD3:.AD4]-[.$BT3:.$BT4])^2)^0.5" office:value-type="float"/>
          <table:table-cell table:number-matrix-columns-spanned="1" table:number-matrix-rows-spanned="1" table:formula="of:=SUM(([.AE3:.AE4]-[.$BU3:.$BU4])^2)^0.5" office:value-type="float"/>
          <table:table-cell table:number-matrix-columns-spanned="1" table:number-matrix-rows-spanned="1" table:formula="of:=SUM(([.AF3:.AF4]-[.$BV3:.$BV4])^2)^0.5" office:value-type="float"/>
          <table:table-cell table:number-matrix-columns-spanned="1" table:number-matrix-rows-spanned="1" table:formula="of:=SUM(([.AG3:.AG4]-[.$BW3:.$BW4])^2)^0.5" office:value-type="float"/>
          <table:table-cell table:number-matrix-columns-spanned="1" table:number-matrix-rows-spanned="1" table:formula="of:=SUM(([.AH3:.AH4]-[.$BX3:.$BX4])^2)^0.5" office:value-type="float"/>
          <table:table-cell table:number-matrix-columns-spanned="1" table:number-matrix-rows-spanned="1" table:formula="of:=SUM(([.AI3:.AI4]-[.$BY3:.$BY4])^2)^0.5" office:value-type="float"/>
          <table:table-cell table:number-matrix-columns-spanned="1" table:number-matrix-rows-spanned="1" table:formula="of:=SUM(([.AJ3:.AJ4]-[.$BZ3:.$BZ4])^2)^0.5" office:value-type="float"/>
          <table:table-cell table:number-matrix-columns-spanned="1" table:number-matrix-rows-spanned="1" table:formula="of:=SUM(([.AK3:.AK4]-[.$CA3:.$CA4])^2)^0.5" office:value-type="float"/>
          <table:table-cell table:number-matrix-columns-spanned="1" table:number-matrix-rows-spanned="1" table:formula="of:=SUM(([.AL3:.AL4]-[.$CB3:.$CB4])^2)^0.5" office:value-type="float"/>
          <table:table-cell table:number-matrix-columns-spanned="1" table:number-matrix-rows-spanned="1" table:formula="of:=SUM(([.AM3:.AM4]-[.$CC3:.$CC4])^2)^0.5" office:value-type="float"/>
          <table:table-cell table:number-matrix-columns-spanned="1" table:number-matrix-rows-spanned="1" table:formula="of:=SUM(([.AN3:.AN4]-[.$CD3:.$CD4])^2)^0.5" office:value-type="float"/>
          <table:table-cell table:number-matrix-columns-spanned="1" table:number-matrix-rows-spanned="1" table:formula="of:=SUM(([.AO3:.AO4]-[.$CE3:.$CE4])^2)^0.5" office:value-type="float"/>
          <table:table-cell table:number-matrix-columns-spanned="1" table:number-matrix-rows-spanned="1" table:formula="of:=SUM(([.AP3:.AP4]-[.$CF3:.$CF4])^2)^0.5" office:value-type="float"/>
          <table:table-cell table:number-matrix-columns-spanned="1" table:number-matrix-rows-spanned="1" table:formula="of:=SUM(([.AQ3:.AQ4]-[.$CG3:.$CG4])^2)^0.5" office:value-type="float"/>
          <table:table-cell table:number-matrix-columns-spanned="1" table:number-matrix-rows-spanned="1" table:formula="of:=SUM(([.AR3:.AR4]-[.$BM3:.$BM4])^2)^0.5" office:value-type="float"/>
          <table:table-cell table:number-matrix-columns-spanned="1" table:number-matrix-rows-spanned="1" table:formula="of:=SUM(([.AS3:.AS4]-[.$BN3:.$BN4])^2)^0.5" office:value-type="float"/>
          <table:table-cell table:number-matrix-columns-spanned="1" table:number-matrix-rows-spanned="1" table:formula="of:=SUM(([.AT3:.AT4]-[.$BO3:.$BO4])^2)^0.5" office:value-type="float"/>
          <table:table-cell table:number-matrix-columns-spanned="1" table:number-matrix-rows-spanned="1" table:formula="of:=SUM(([.AU3:.AU4]-[.$BP3:.$BP4])^2)^0.5" office:value-type="float"/>
          <table:table-cell table:number-matrix-columns-spanned="1" table:number-matrix-rows-spanned="1" table:formula="of:=SUM(([.AV3:.AV4]-[.$BQ3:.$BQ4])^2)^0.5" office:value-type="float"/>
          <table:table-cell table:number-matrix-columns-spanned="1" table:number-matrix-rows-spanned="1" table:formula="of:=SUM(([.AW3:.AW4]-[.$BR3:.$BR4])^2)^0.5" office:value-type="float"/>
          <table:table-cell table:number-matrix-columns-spanned="1" table:number-matrix-rows-spanned="1" table:formula="of:=SUM(([.AX3:.AX4]-[.$BS3:.$BS4])^2)^0.5" office:value-type="float"/>
          <table:table-cell table:number-matrix-columns-spanned="1" table:number-matrix-rows-spanned="1" table:formula="of:=SUM(([.AY3:.AY4]-[.$BT3:.$BT4])^2)^0.5" office:value-type="float"/>
          <table:table-cell table:number-matrix-columns-spanned="1" table:number-matrix-rows-spanned="1" table:formula="of:=SUM(([.AZ3:.AZ4]-[.$BU3:.$BU4])^2)^0.5" office:value-type="float"/>
          <table:table-cell table:number-matrix-columns-spanned="1" table:number-matrix-rows-spanned="1" table:formula="of:=SUM(([.BA3:.BA4]-[.$BV3:.$BV4])^2)^0.5" office:value-type="float"/>
          <table:table-cell table:number-matrix-columns-spanned="1" table:number-matrix-rows-spanned="1" table:formula="of:=SUM(([.BB3:.BB4]-[.$BW3:.$BW4])^2)^0.5" office:value-type="float"/>
          <table:table-cell table:number-matrix-columns-spanned="1" table:number-matrix-rows-spanned="1" table:formula="of:=SUM(([.BC3:.BC4]-[.$BX3:.$BX4])^2)^0.5" office:value-type="float"/>
          <table:table-cell table:number-matrix-columns-spanned="1" table:number-matrix-rows-spanned="1" table:formula="of:=SUM(([.BD3:.BD4]-[.$BY3:.$BY4])^2)^0.5" office:value-type="float"/>
          <table:table-cell table:number-matrix-columns-spanned="1" table:number-matrix-rows-spanned="1" table:formula="of:=SUM(([.BE3:.BE4]-[.$BZ3:.$BZ4])^2)^0.5" office:value-type="float"/>
          <table:table-cell table:number-matrix-columns-spanned="1" table:number-matrix-rows-spanned="1" table:formula="of:=SUM(([.BF3:.BF4]-[.$CA3:.$CA4])^2)^0.5" office:value-type="float"/>
          <table:table-cell table:number-matrix-columns-spanned="1" table:number-matrix-rows-spanned="1" table:formula="of:=SUM(([.BG3:.BG4]-[.$CB3:.$CB4])^2)^0.5" office:value-type="float"/>
          <table:table-cell table:number-matrix-columns-spanned="1" table:number-matrix-rows-spanned="1" table:formula="of:=SUM(([.BH3:.BH4]-[.$CC3:.$CC4])^2)^0.5" office:value-type="float"/>
          <table:table-cell table:number-matrix-columns-spanned="1" table:number-matrix-rows-spanned="1" table:formula="of:=SUM(([.BI3:.BI4]-[.$CD3:.$CD4])^2)^0.5" office:value-type="float"/>
          <table:table-cell table:number-matrix-columns-spanned="1" table:number-matrix-rows-spanned="1" table:formula="of:=SUM(([.BJ3:.BJ4]-[.$CE3:.$CE4])^2)^0.5" office:value-type="float"/>
          <table:table-cell table:number-matrix-columns-spanned="1" table:number-matrix-rows-spanned="1" table:formula="of:=SUM(([.BK3:.BK4]-[.$CF3:.$CF4])^2)^0.5" office:value-type="float"/>
          <table:table-cell table:number-matrix-columns-spanned="1" table:number-matrix-rows-spanned="1" table:formula="of:=SUM(([.BL3:.BL4]-[.$CG3:.$CG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BM3:.$BM4])" office:value-type="float"/>
          <table:table-cell table:number-matrix-columns-spanned="1" table:number-matrix-rows-spanned="1" table:formula="of:=SUM([.C3:.C4]=[.$BN3:.$BN4])" office:value-type="float"/>
          <table:table-cell table:number-matrix-columns-spanned="1" table:number-matrix-rows-spanned="1" table:formula="of:=SUM([.D3:.D4]=[.$BO3:.$BO4])" office:value-type="float"/>
          <table:table-cell table:number-matrix-columns-spanned="1" table:number-matrix-rows-spanned="1" table:formula="of:=SUM([.E3:.E4]=[.$BP3:.$BP4])" office:value-type="float"/>
          <table:table-cell table:number-matrix-columns-spanned="1" table:number-matrix-rows-spanned="1" table:formula="of:=SUM([.F3:.F4]=[.$BQ3:.$BQ4])" office:value-type="float"/>
          <table:table-cell table:number-matrix-columns-spanned="1" table:number-matrix-rows-spanned="1" table:formula="of:=SUM([.G3:.G4]=[.$BR3:.$BR4])" office:value-type="float"/>
          <table:table-cell table:number-matrix-columns-spanned="1" table:number-matrix-rows-spanned="1" table:formula="of:=SUM([.H3:.H4]=[.$BS3:.$BS4])" office:value-type="float"/>
          <table:table-cell table:number-matrix-columns-spanned="1" table:number-matrix-rows-spanned="1" table:formula="of:=SUM([.I3:.I4]=[.$BT3:.$BT4])" office:value-type="float"/>
          <table:table-cell table:number-matrix-columns-spanned="1" table:number-matrix-rows-spanned="1" table:formula="of:=SUM([.J3:.J4]=[.$BU3:.$BU4])" office:value-type="float"/>
          <table:table-cell table:number-matrix-columns-spanned="1" table:number-matrix-rows-spanned="1" table:formula="of:=SUM([.K3:.K4]=[.$BV3:.$BV4])" office:value-type="float"/>
          <table:table-cell table:number-matrix-columns-spanned="1" table:number-matrix-rows-spanned="1" table:formula="of:=SUM([.L3:.L4]=[.$BW3:.$BW4])" office:value-type="float"/>
          <table:table-cell table:number-matrix-columns-spanned="1" table:number-matrix-rows-spanned="1" table:formula="of:=SUM([.M3:.M4]=[.$BX3:.$BX4])" office:value-type="float"/>
          <table:table-cell table:number-matrix-columns-spanned="1" table:number-matrix-rows-spanned="1" table:formula="of:=SUM([.N3:.N4]=[.$BY3:.$BY4])" office:value-type="float"/>
          <table:table-cell table:number-matrix-columns-spanned="1" table:number-matrix-rows-spanned="1" table:formula="of:=SUM([.O3:.O4]=[.$BZ3:.$BZ4])" office:value-type="float"/>
          <table:table-cell table:number-matrix-columns-spanned="1" table:number-matrix-rows-spanned="1" table:formula="of:=SUM([.P3:.P4]=[.$CA3:.$CA4])" office:value-type="float"/>
          <table:table-cell table:number-matrix-columns-spanned="1" table:number-matrix-rows-spanned="1" table:formula="of:=SUM([.Q3:.Q4]=[.$CB3:.$CB4])" office:value-type="float"/>
          <table:table-cell table:number-matrix-columns-spanned="1" table:number-matrix-rows-spanned="1" table:formula="of:=SUM([.R3:.R4]=[.$CC3:.$CC4])" office:value-type="float"/>
          <table:table-cell table:number-matrix-columns-spanned="1" table:number-matrix-rows-spanned="1" table:formula="of:=SUM([.S3:.S4]=[.$CD3:.$CD4])" office:value-type="float"/>
          <table:table-cell table:number-matrix-columns-spanned="1" table:number-matrix-rows-spanned="1" table:formula="of:=SUM([.T3:.T4]=[.$CE3:.$CE4])" office:value-type="float"/>
          <table:table-cell table:number-matrix-columns-spanned="1" table:number-matrix-rows-spanned="1" table:formula="of:=SUM([.U3:.U4]=[.$CF3:.$CF4])" office:value-type="float"/>
          <table:table-cell table:number-matrix-columns-spanned="1" table:number-matrix-rows-spanned="1" table:formula="of:=SUM([.V3:.V4]=[.$CG3:.$CG4])" office:value-type="float"/>
          <table:table-cell table:number-matrix-columns-spanned="1" table:number-matrix-rows-spanned="1" table:formula="of:=SUM([.W3:.W4]=[.$BM3:.$BM4])" office:value-type="float"/>
          <table:table-cell table:number-matrix-columns-spanned="1" table:number-matrix-rows-spanned="1" table:formula="of:=SUM([.X3:.X4]=[.$BN3:.$BN4])" office:value-type="float"/>
          <table:table-cell table:number-matrix-columns-spanned="1" table:number-matrix-rows-spanned="1" table:formula="of:=SUM([.Y3:.Y4]=[.$BO3:.$BO4])" office:value-type="float"/>
          <table:table-cell table:number-matrix-columns-spanned="1" table:number-matrix-rows-spanned="1" table:formula="of:=SUM([.Z3:.Z4]=[.$BP3:.$BP4])" office:value-type="float"/>
          <table:table-cell table:number-matrix-columns-spanned="1" table:number-matrix-rows-spanned="1" table:formula="of:=SUM([.AA3:.AA4]=[.$BQ3:.$BQ4])" office:value-type="float"/>
          <table:table-cell table:number-matrix-columns-spanned="1" table:number-matrix-rows-spanned="1" table:formula="of:=SUM([.AB3:.AB4]=[.$BR3:.$BR4])" office:value-type="float"/>
          <table:table-cell table:number-matrix-columns-spanned="1" table:number-matrix-rows-spanned="1" table:formula="of:=SUM([.AC3:.AC4]=[.$BS3:.$BS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  <table:table-cell table:number-matrix-columns-spanned="1" table:number-matrix-rows-spanned="1" table:formula="of:=SUM([.AR3:.AR4]=[.$BM3:.$BM4])" office:value-type="float"/>
          <table:table-cell table:number-matrix-columns-spanned="1" table:number-matrix-rows-spanned="1" table:formula="of:=SUM([.AS3:.AS4]=[.$BN3:.$BN4])" office:value-type="float"/>
          <table:table-cell table:number-matrix-columns-spanned="1" table:number-matrix-rows-spanned="1" table:formula="of:=SUM([.AT3:.AT4]=[.$BO3:.$BO4])" office:value-type="float"/>
          <table:table-cell table:number-matrix-columns-spanned="1" table:number-matrix-rows-spanned="1" table:formula="of:=SUM([.AU3:.AU4]=[.$BP3:.$BP4])" office:value-type="float"/>
          <table:table-cell table:number-matrix-columns-spanned="1" table:number-matrix-rows-spanned="1" table:formula="of:=SUM([.AV3:.AV4]=[.$BQ3:.$BQ4])" office:value-type="float"/>
          <table:table-cell table:number-matrix-columns-spanned="1" table:number-matrix-rows-spanned="1" table:formula="of:=SUM([.AW3:.AW4]=[.$BR3:.$BR4])" office:value-type="float"/>
          <table:table-cell table:number-matrix-columns-spanned="1" table:number-matrix-rows-spanned="1" table:formula="of:=SUM([.AX3:.AX4]=[.$BS3:.$BS4])" office:value-type="float"/>
          <table:table-cell table:number-matrix-columns-spanned="1" table:number-matrix-rows-spanned="1" table:formula="of:=SUM([.AY3:.AY4]=[.$BT3:.$BT4])" office:value-type="float"/>
          <table:table-cell table:number-matrix-columns-spanned="1" table:number-matrix-rows-spanned="1" table:formula="of:=SUM([.AZ3:.AZ4]=[.$BU3:.$BU4])" office:value-type="float"/>
          <table:table-cell table:number-matrix-columns-spanned="1" table:number-matrix-rows-spanned="1" table:formula="of:=SUM([.BA3:.BA4]=[.$BV3:.$BV4])" office:value-type="float"/>
          <table:table-cell table:number-matrix-columns-spanned="1" table:number-matrix-rows-spanned="1" table:formula="of:=SUM([.BB3:.BB4]=[.$BW3:.$BW4])" office:value-type="float"/>
          <table:table-cell table:number-matrix-columns-spanned="1" table:number-matrix-rows-spanned="1" table:formula="of:=SUM([.BC3:.BC4]=[.$BX3:.$BX4])" office:value-type="float"/>
          <table:table-cell table:number-matrix-columns-spanned="1" table:number-matrix-rows-spanned="1" table:formula="of:=SUM([.BD3:.BD4]=[.$BY3:.$BY4])" office:value-type="float"/>
          <table:table-cell table:number-matrix-columns-spanned="1" table:number-matrix-rows-spanned="1" table:formula="of:=SUM([.BE3:.BE4]=[.$BZ3:.$BZ4])" office:value-type="float"/>
          <table:table-cell table:number-matrix-columns-spanned="1" table:number-matrix-rows-spanned="1" table:formula="of:=SUM([.BF3:.BF4]=[.$CA3:.$CA4])" office:value-type="float"/>
          <table:table-cell table:number-matrix-columns-spanned="1" table:number-matrix-rows-spanned="1" table:formula="of:=SUM([.BG3:.BG4]=[.$CB3:.$CB4])" office:value-type="float"/>
          <table:table-cell table:number-matrix-columns-spanned="1" table:number-matrix-rows-spanned="1" table:formula="of:=SUM([.BH3:.BH4]=[.$CC3:.$CC4])" office:value-type="float"/>
          <table:table-cell table:number-matrix-columns-spanned="1" table:number-matrix-rows-spanned="1" table:formula="of:=SUM([.BI3:.BI4]=[.$CD3:.$CD4])" office:value-type="float"/>
          <table:table-cell table:number-matrix-columns-spanned="1" table:number-matrix-rows-spanned="1" table:formula="of:=SUM([.BJ3:.BJ4]=[.$CE3:.$CE4])" office:value-type="float"/>
          <table:table-cell table:number-matrix-columns-spanned="1" table:number-matrix-rows-spanned="1" table:formula="of:=SUM([.BK3:.BK4]=[.$CF3:.$CF4])" office:value-type="float"/>
          <table:table-cell table:number-matrix-columns-spanned="1" table:number-matrix-rows-spanned="1" table:formula="of:=SUM([.BL3:.BL4]=[.$CG3:.$CG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CH3:.$CH4])" office:value-type="float"/>
          <table:table-cell table:number-matrix-columns-spanned="1" table:number-matrix-rows-spanned="1" table:formula="of:=SUM([.C3:.C4]&lt;[.$CI3:.$CI4])" office:value-type="float"/>
          <table:table-cell table:number-matrix-columns-spanned="1" table:number-matrix-rows-spanned="1" table:formula="of:=SUM([.D3:.D4]&lt;[.$CJ3:.$CJ4])" office:value-type="float"/>
          <table:table-cell table:number-matrix-columns-spanned="1" table:number-matrix-rows-spanned="1" table:formula="of:=SUM([.E3:.E4]&lt;[.$CK3:.$CK4])" office:value-type="float"/>
          <table:table-cell table:number-matrix-columns-spanned="1" table:number-matrix-rows-spanned="1" table:formula="of:=SUM([.F3:.F4]&lt;[.$CL3:.$CL4])" office:value-type="float"/>
          <table:table-cell table:number-matrix-columns-spanned="1" table:number-matrix-rows-spanned="1" table:formula="of:=SUM([.G3:.G4]&lt;[.$CM3:.$CM4])" office:value-type="float"/>
          <table:table-cell table:number-matrix-columns-spanned="1" table:number-matrix-rows-spanned="1" table:formula="of:=SUM([.H3:.H4]&lt;[.$CN3:.$CN4])" office:value-type="float"/>
          <table:table-cell table:number-matrix-columns-spanned="1" table:number-matrix-rows-spanned="1" table:formula="of:=SUM([.I3:.I4]&lt;[.$CO3:.$CO4])" office:value-type="float"/>
          <table:table-cell table:number-matrix-columns-spanned="1" table:number-matrix-rows-spanned="1" table:formula="of:=SUM([.J3:.J4]&lt;[.$CP3:.$CP4])" office:value-type="float"/>
          <table:table-cell table:number-matrix-columns-spanned="1" table:number-matrix-rows-spanned="1" table:formula="of:=SUM([.K3:.K4]&lt;[.$CQ3:.$CQ4])" office:value-type="float"/>
          <table:table-cell table:number-matrix-columns-spanned="1" table:number-matrix-rows-spanned="1" table:formula="of:=SUM([.L3:.L4]&lt;[.$CR3:.$CR4])" office:value-type="float"/>
          <table:table-cell table:number-matrix-columns-spanned="1" table:number-matrix-rows-spanned="1" table:formula="of:=SUM([.M3:.M4]&lt;[.$CS3:.$CS4])" office:value-type="float"/>
          <table:table-cell table:number-matrix-columns-spanned="1" table:number-matrix-rows-spanned="1" table:formula="of:=SUM([.N3:.N4]&lt;[.$CT3:.$CT4])" office:value-type="float"/>
          <table:table-cell table:number-matrix-columns-spanned="1" table:number-matrix-rows-spanned="1" table:formula="of:=SUM([.O3:.O4]&lt;[.$CU3:.$CU4])" office:value-type="float"/>
          <table:table-cell table:number-matrix-columns-spanned="1" table:number-matrix-rows-spanned="1" table:formula="of:=SUM([.P3:.P4]&lt;[.$CV3:.$CV4])" office:value-type="float"/>
          <table:table-cell table:number-matrix-columns-spanned="1" table:number-matrix-rows-spanned="1" table:formula="of:=SUM([.Q3:.Q4]&lt;[.$CW3:.$CW4])" office:value-type="float"/>
          <table:table-cell table:number-matrix-columns-spanned="1" table:number-matrix-rows-spanned="1" table:formula="of:=SUM([.R3:.R4]&lt;[.$CX3:.$CX4])" office:value-type="float"/>
          <table:table-cell table:number-matrix-columns-spanned="1" table:number-matrix-rows-spanned="1" table:formula="of:=SUM([.S3:.S4]&lt;[.$CY3:.$CY4])" office:value-type="float"/>
          <table:table-cell table:number-matrix-columns-spanned="1" table:number-matrix-rows-spanned="1" table:formula="of:=SUM([.T3:.T4]&lt;[.$CZ3:.$CZ4])" office:value-type="float"/>
          <table:table-cell table:number-matrix-columns-spanned="1" table:number-matrix-rows-spanned="1" table:formula="of:=SUM([.U3:.U4]&lt;[.$DA3:.$DA4])" office:value-type="float"/>
          <table:table-cell table:number-matrix-columns-spanned="1" table:number-matrix-rows-spanned="1" table:formula="of:=SUM([.V3:.V4]&lt;[.$DB3:.$DB4])" office:value-type="float"/>
          <table:table-cell table:number-matrix-columns-spanned="1" table:number-matrix-rows-spanned="1" table:formula="of:=SUM([.W3:.W4]&lt;[.$CH3:.$CH4])" office:value-type="float"/>
          <table:table-cell table:number-matrix-columns-spanned="1" table:number-matrix-rows-spanned="1" table:formula="of:=SUM([.X3:.X4]&lt;[.$CI3:.$CI4])" office:value-type="float"/>
          <table:table-cell table:number-matrix-columns-spanned="1" table:number-matrix-rows-spanned="1" table:formula="of:=SUM([.Y3:.Y4]&lt;[.$CJ3:.$CJ4])" office:value-type="float"/>
          <table:table-cell table:number-matrix-columns-spanned="1" table:number-matrix-rows-spanned="1" table:formula="of:=SUM([.Z3:.Z4]&lt;[.$CK3:.$CK4])" office:value-type="float"/>
          <table:table-cell table:number-matrix-columns-spanned="1" table:number-matrix-rows-spanned="1" table:formula="of:=SUM([.AA3:.AA4]&lt;[.$CL3:.$CL4])" office:value-type="float"/>
          <table:table-cell table:number-matrix-columns-spanned="1" table:number-matrix-rows-spanned="1" table:formula="of:=SUM([.AB3:.AB4]&lt;[.$CM3:.$CM4])" office:value-type="float"/>
          <table:table-cell table:number-matrix-columns-spanned="1" table:number-matrix-rows-spanned="1" table:formula="of:=SUM([.AC3:.AC4]&lt;[.$CN3:.$CN4])" office:value-type="float"/>
          <table:table-cell table:number-matrix-columns-spanned="1" table:number-matrix-rows-spanned="1" table:formula="of:=SUM([.AD3:.AD4]&lt;[.$CO3:.$CO4])" office:value-type="float"/>
          <table:table-cell table:number-matrix-columns-spanned="1" table:number-matrix-rows-spanned="1" table:formula="of:=SUM([.AE3:.AE4]&lt;[.$CP3:.$CP4])" office:value-type="float"/>
          <table:table-cell table:number-matrix-columns-spanned="1" table:number-matrix-rows-spanned="1" table:formula="of:=SUM([.AF3:.AF4]&lt;[.$CQ3:.$CQ4])" office:value-type="float"/>
          <table:table-cell table:number-matrix-columns-spanned="1" table:number-matrix-rows-spanned="1" table:formula="of:=SUM([.AG3:.AG4]&lt;[.$CR3:.$CR4])" office:value-type="float"/>
          <table:table-cell table:number-matrix-columns-spanned="1" table:number-matrix-rows-spanned="1" table:formula="of:=SUM([.AH3:.AH4]&lt;[.$CS3:.$CS4])" office:value-type="float"/>
          <table:table-cell table:number-matrix-columns-spanned="1" table:number-matrix-rows-spanned="1" table:formula="of:=SUM([.AI3:.AI4]&lt;[.$CT3:.$CT4])" office:value-type="float"/>
          <table:table-cell table:number-matrix-columns-spanned="1" table:number-matrix-rows-spanned="1" table:formula="of:=SUM([.AJ3:.AJ4]&lt;[.$CU3:.$CU4])" office:value-type="float"/>
          <table:table-cell table:number-matrix-columns-spanned="1" table:number-matrix-rows-spanned="1" table:formula="of:=SUM([.AK3:.AK4]&lt;[.$CV3:.$CV4])" office:value-type="float"/>
          <table:table-cell table:number-matrix-columns-spanned="1" table:number-matrix-rows-spanned="1" table:formula="of:=SUM([.AL3:.AL4]&lt;[.$CW3:.$CW4])" office:value-type="float"/>
          <table:table-cell table:number-matrix-columns-spanned="1" table:number-matrix-rows-spanned="1" table:formula="of:=SUM([.AM3:.AM4]&lt;[.$CX3:.$CX4])" office:value-type="float"/>
          <table:table-cell table:number-matrix-columns-spanned="1" table:number-matrix-rows-spanned="1" table:formula="of:=SUM([.AN3:.AN4]&lt;[.$CY3:.$CY4])" office:value-type="float"/>
          <table:table-cell table:number-matrix-columns-spanned="1" table:number-matrix-rows-spanned="1" table:formula="of:=SUM([.AO3:.AO4]&lt;[.$CZ3:.$CZ4])" office:value-type="float"/>
          <table:table-cell table:number-matrix-columns-spanned="1" table:number-matrix-rows-spanned="1" table:formula="of:=SUM([.AP3:.AP4]&lt;[.$DA3:.$DA4])" office:value-type="float"/>
          <table:table-cell table:number-matrix-columns-spanned="1" table:number-matrix-rows-spanned="1" table:formula="of:=SUM([.AQ3:.AQ4]&lt;[.$DB3:.$DB4])" office:value-type="float"/>
          <table:table-cell table:number-matrix-columns-spanned="1" table:number-matrix-rows-spanned="1" table:formula="of:=SUM([.AR3:.AR4]&lt;[.$CH3:.$CH4])" office:value-type="float"/>
          <table:table-cell table:number-matrix-columns-spanned="1" table:number-matrix-rows-spanned="1" table:formula="of:=SUM([.AS3:.AS4]&lt;[.$CI3:.$CI4])" office:value-type="float"/>
          <table:table-cell table:number-matrix-columns-spanned="1" table:number-matrix-rows-spanned="1" table:formula="of:=SUM([.AT3:.AT4]&lt;[.$CJ3:.$CJ4])" office:value-type="float"/>
          <table:table-cell table:number-matrix-columns-spanned="1" table:number-matrix-rows-spanned="1" table:formula="of:=SUM([.AU3:.AU4]&lt;[.$CK3:.$CK4])" office:value-type="float"/>
          <table:table-cell table:number-matrix-columns-spanned="1" table:number-matrix-rows-spanned="1" table:formula="of:=SUM([.AV3:.AV4]&lt;[.$CL3:.$CL4])" office:value-type="float"/>
          <table:table-cell table:number-matrix-columns-spanned="1" table:number-matrix-rows-spanned="1" table:formula="of:=SUM([.AW3:.AW4]&lt;[.$CM3:.$CM4])" office:value-type="float"/>
          <table:table-cell table:number-matrix-columns-spanned="1" table:number-matrix-rows-spanned="1" table:formula="of:=SUM([.AX3:.AX4]&lt;[.$CN3:.$CN4])" office:value-type="float"/>
          <table:table-cell table:number-matrix-columns-spanned="1" table:number-matrix-rows-spanned="1" table:formula="of:=SUM([.AY3:.AY4]&lt;[.$CO3:.$CO4])" office:value-type="float"/>
          <table:table-cell table:number-matrix-columns-spanned="1" table:number-matrix-rows-spanned="1" table:formula="of:=SUM([.AZ3:.AZ4]&lt;[.$CP3:.$CP4])" office:value-type="float"/>
          <table:table-cell table:number-matrix-columns-spanned="1" table:number-matrix-rows-spanned="1" table:formula="of:=SUM([.BA3:.BA4]&lt;[.$CQ3:.$CQ4])" office:value-type="float"/>
          <table:table-cell table:number-matrix-columns-spanned="1" table:number-matrix-rows-spanned="1" table:formula="of:=SUM([.BB3:.BB4]&lt;[.$CR3:.$CR4])" office:value-type="float"/>
          <table:table-cell table:number-matrix-columns-spanned="1" table:number-matrix-rows-spanned="1" table:formula="of:=SUM([.BC3:.BC4]&lt;[.$CS3:.$CS4])" office:value-type="float"/>
          <table:table-cell table:number-matrix-columns-spanned="1" table:number-matrix-rows-spanned="1" table:formula="of:=SUM([.BD3:.BD4]&lt;[.$CT3:.$CT4])" office:value-type="float"/>
          <table:table-cell table:number-matrix-columns-spanned="1" table:number-matrix-rows-spanned="1" table:formula="of:=SUM([.BE3:.BE4]&lt;[.$CU3:.$CU4])" office:value-type="float"/>
          <table:table-cell table:number-matrix-columns-spanned="1" table:number-matrix-rows-spanned="1" table:formula="of:=SUM([.BF3:.BF4]&lt;[.$CV3:.$CV4])" office:value-type="float"/>
          <table:table-cell table:number-matrix-columns-spanned="1" table:number-matrix-rows-spanned="1" table:formula="of:=SUM([.BG3:.BG4]&lt;[.$CW3:.$CW4])" office:value-type="float"/>
          <table:table-cell table:number-matrix-columns-spanned="1" table:number-matrix-rows-spanned="1" table:formula="of:=SUM([.BH3:.BH4]&lt;[.$CX3:.$CX4])" office:value-type="float"/>
          <table:table-cell table:number-matrix-columns-spanned="1" table:number-matrix-rows-spanned="1" table:formula="of:=SUM([.BI3:.BI4]&lt;[.$CY3:.$CY4])" office:value-type="float"/>
          <table:table-cell table:number-matrix-columns-spanned="1" table:number-matrix-rows-spanned="1" table:formula="of:=SUM([.BJ3:.BJ4]&lt;[.$CZ3:.$CZ4])" office:value-type="float"/>
          <table:table-cell table:number-matrix-columns-spanned="1" table:number-matrix-rows-spanned="1" table:formula="of:=SUM([.BK3:.BK4]&lt;[.$DA3:.$DA4])" office:value-type="float"/>
          <table:table-cell table:number-matrix-columns-spanned="1" table:number-matrix-rows-spanned="1" table:formula="of:=SUM([.BL3:.BL4]&lt;[.$DB3:.$DB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CH3:.$CH4])" office:value-type="float"/>
          <table:table-cell table:number-matrix-columns-spanned="1" table:number-matrix-rows-spanned="1" table:formula="of:=SUM([.C3:.C4]&gt;[.$CI3:.$CI4])" office:value-type="float"/>
          <table:table-cell table:number-matrix-columns-spanned="1" table:number-matrix-rows-spanned="1" table:formula="of:=SUM([.D3:.D4]&gt;[.$CJ3:.$CJ4])" office:value-type="float"/>
          <table:table-cell table:number-matrix-columns-spanned="1" table:number-matrix-rows-spanned="1" table:formula="of:=SUM([.E3:.E4]&gt;[.$CK3:.$CK4])" office:value-type="float"/>
          <table:table-cell table:number-matrix-columns-spanned="1" table:number-matrix-rows-spanned="1" table:formula="of:=SUM([.F3:.F4]&gt;[.$CL3:.$CL4])" office:value-type="float"/>
          <table:table-cell table:number-matrix-columns-spanned="1" table:number-matrix-rows-spanned="1" table:formula="of:=SUM([.G3:.G4]&gt;[.$CM3:.$CM4])" office:value-type="float"/>
          <table:table-cell table:number-matrix-columns-spanned="1" table:number-matrix-rows-spanned="1" table:formula="of:=SUM([.H3:.H4]&gt;[.$CN3:.$CN4])" office:value-type="float"/>
          <table:table-cell table:number-matrix-columns-spanned="1" table:number-matrix-rows-spanned="1" table:formula="of:=SUM([.I3:.I4]&gt;[.$CO3:.$CO4])" office:value-type="float"/>
          <table:table-cell table:number-matrix-columns-spanned="1" table:number-matrix-rows-spanned="1" table:formula="of:=SUM([.J3:.J4]&gt;[.$CP3:.$CP4])" office:value-type="float"/>
          <table:table-cell table:number-matrix-columns-spanned="1" table:number-matrix-rows-spanned="1" table:formula="of:=SUM([.K3:.K4]&gt;[.$CQ3:.$CQ4])" office:value-type="float"/>
          <table:table-cell table:number-matrix-columns-spanned="1" table:number-matrix-rows-spanned="1" table:formula="of:=SUM([.L3:.L4]&gt;[.$CR3:.$CR4])" office:value-type="float"/>
          <table:table-cell table:number-matrix-columns-spanned="1" table:number-matrix-rows-spanned="1" table:formula="of:=SUM([.M3:.M4]&gt;[.$CS3:.$CS4])" office:value-type="float"/>
          <table:table-cell table:number-matrix-columns-spanned="1" table:number-matrix-rows-spanned="1" table:formula="of:=SUM([.N3:.N4]&gt;[.$CT3:.$CT4])" office:value-type="float"/>
          <table:table-cell table:number-matrix-columns-spanned="1" table:number-matrix-rows-spanned="1" table:formula="of:=SUM([.O3:.O4]&gt;[.$CU3:.$CU4])" office:value-type="float"/>
          <table:table-cell table:number-matrix-columns-spanned="1" table:number-matrix-rows-spanned="1" table:formula="of:=SUM([.P3:.P4]&gt;[.$CV3:.$CV4])" office:value-type="float"/>
          <table:table-cell table:number-matrix-columns-spanned="1" table:number-matrix-rows-spanned="1" table:formula="of:=SUM([.Q3:.Q4]&gt;[.$CW3:.$CW4])" office:value-type="float"/>
          <table:table-cell table:number-matrix-columns-spanned="1" table:number-matrix-rows-spanned="1" table:formula="of:=SUM([.R3:.R4]&gt;[.$CX3:.$CX4])" office:value-type="float"/>
          <table:table-cell table:number-matrix-columns-spanned="1" table:number-matrix-rows-spanned="1" table:formula="of:=SUM([.S3:.S4]&gt;[.$CY3:.$CY4])" office:value-type="float"/>
          <table:table-cell table:number-matrix-columns-spanned="1" table:number-matrix-rows-spanned="1" table:formula="of:=SUM([.T3:.T4]&gt;[.$CZ3:.$CZ4])" office:value-type="float"/>
          <table:table-cell table:number-matrix-columns-spanned="1" table:number-matrix-rows-spanned="1" table:formula="of:=SUM([.U3:.U4]&gt;[.$DA3:.$DA4])" office:value-type="float"/>
          <table:table-cell table:number-matrix-columns-spanned="1" table:number-matrix-rows-spanned="1" table:formula="of:=SUM([.V3:.V4]&gt;[.$DB3:.$DB4])" office:value-type="float"/>
          <table:table-cell table:number-matrix-columns-spanned="1" table:number-matrix-rows-spanned="1" table:formula="of:=SUM([.W3:.W4]&gt;[.$CH3:.$CH4])" office:value-type="float"/>
          <table:table-cell table:number-matrix-columns-spanned="1" table:number-matrix-rows-spanned="1" table:formula="of:=SUM([.X3:.X4]&gt;[.$CI3:.$CI4])" office:value-type="float"/>
          <table:table-cell table:number-matrix-columns-spanned="1" table:number-matrix-rows-spanned="1" table:formula="of:=SUM([.Y3:.Y4]&gt;[.$CJ3:.$CJ4])" office:value-type="float"/>
          <table:table-cell table:number-matrix-columns-spanned="1" table:number-matrix-rows-spanned="1" table:formula="of:=SUM([.Z3:.Z4]&gt;[.$CK3:.$CK4])" office:value-type="float"/>
          <table:table-cell table:number-matrix-columns-spanned="1" table:number-matrix-rows-spanned="1" table:formula="of:=SUM([.AA3:.AA4]&gt;[.$CL3:.$CL4])" office:value-type="float"/>
          <table:table-cell table:number-matrix-columns-spanned="1" table:number-matrix-rows-spanned="1" table:formula="of:=SUM([.AB3:.AB4]&gt;[.$CM3:.$CM4])" office:value-type="float"/>
          <table:table-cell table:number-matrix-columns-spanned="1" table:number-matrix-rows-spanned="1" table:formula="of:=SUM([.AC3:.AC4]&gt;[.$CN3:.$CN4])" office:value-type="float"/>
          <table:table-cell table:number-matrix-columns-spanned="1" table:number-matrix-rows-spanned="1" table:formula="of:=SUM([.AD3:.AD4]&gt;[.$CO3:.$CO4])" office:value-type="float"/>
          <table:table-cell table:number-matrix-columns-spanned="1" table:number-matrix-rows-spanned="1" table:formula="of:=SUM([.AE3:.AE4]&gt;[.$CP3:.$CP4])" office:value-type="float"/>
          <table:table-cell table:number-matrix-columns-spanned="1" table:number-matrix-rows-spanned="1" table:formula="of:=SUM([.AF3:.AF4]&gt;[.$CQ3:.$CQ4])" office:value-type="float"/>
          <table:table-cell table:number-matrix-columns-spanned="1" table:number-matrix-rows-spanned="1" table:formula="of:=SUM([.AG3:.AG4]&gt;[.$CR3:.$CR4])" office:value-type="float"/>
          <table:table-cell table:number-matrix-columns-spanned="1" table:number-matrix-rows-spanned="1" table:formula="of:=SUM([.AH3:.AH4]&gt;[.$CS3:.$CS4])" office:value-type="float"/>
          <table:table-cell table:number-matrix-columns-spanned="1" table:number-matrix-rows-spanned="1" table:formula="of:=SUM([.AI3:.AI4]&gt;[.$CT3:.$CT4])" office:value-type="float"/>
          <table:table-cell table:number-matrix-columns-spanned="1" table:number-matrix-rows-spanned="1" table:formula="of:=SUM([.AJ3:.AJ4]&gt;[.$CU3:.$CU4])" office:value-type="float"/>
          <table:table-cell table:number-matrix-columns-spanned="1" table:number-matrix-rows-spanned="1" table:formula="of:=SUM([.AK3:.AK4]&gt;[.$CV3:.$CV4])" office:value-type="float"/>
          <table:table-cell table:number-matrix-columns-spanned="1" table:number-matrix-rows-spanned="1" table:formula="of:=SUM([.AL3:.AL4]&gt;[.$CW3:.$CW4])" office:value-type="float"/>
          <table:table-cell table:number-matrix-columns-spanned="1" table:number-matrix-rows-spanned="1" table:formula="of:=SUM([.AM3:.AM4]&gt;[.$CX3:.$CX4])" office:value-type="float"/>
          <table:table-cell table:number-matrix-columns-spanned="1" table:number-matrix-rows-spanned="1" table:formula="of:=SUM([.AN3:.AN4]&gt;[.$CY3:.$CY4])" office:value-type="float"/>
          <table:table-cell table:number-matrix-columns-spanned="1" table:number-matrix-rows-spanned="1" table:formula="of:=SUM([.AO3:.AO4]&gt;[.$CZ3:.$CZ4])" office:value-type="float"/>
          <table:table-cell table:number-matrix-columns-spanned="1" table:number-matrix-rows-spanned="1" table:formula="of:=SUM([.AP3:.AP4]&gt;[.$DA3:.$DA4])" office:value-type="float"/>
          <table:table-cell table:number-matrix-columns-spanned="1" table:number-matrix-rows-spanned="1" table:formula="of:=SUM([.AQ3:.AQ4]&gt;[.$DB3:.$DB4])" office:value-type="float"/>
          <table:table-cell table:number-matrix-columns-spanned="1" table:number-matrix-rows-spanned="1" table:formula="of:=SUM([.AR3:.AR4]&gt;[.$CH3:.$CH4])" office:value-type="float"/>
          <table:table-cell table:number-matrix-columns-spanned="1" table:number-matrix-rows-spanned="1" table:formula="of:=SUM([.AS3:.AS4]&gt;[.$CI3:.$CI4])" office:value-type="float"/>
          <table:table-cell table:number-matrix-columns-spanned="1" table:number-matrix-rows-spanned="1" table:formula="of:=SUM([.AT3:.AT4]&gt;[.$CJ3:.$CJ4])" office:value-type="float"/>
          <table:table-cell table:number-matrix-columns-spanned="1" table:number-matrix-rows-spanned="1" table:formula="of:=SUM([.AU3:.AU4]&gt;[.$CK3:.$CK4])" office:value-type="float"/>
          <table:table-cell table:number-matrix-columns-spanned="1" table:number-matrix-rows-spanned="1" table:formula="of:=SUM([.AV3:.AV4]&gt;[.$CL3:.$CL4])" office:value-type="float"/>
          <table:table-cell table:number-matrix-columns-spanned="1" table:number-matrix-rows-spanned="1" table:formula="of:=SUM([.AW3:.AW4]&gt;[.$CM3:.$CM4])" office:value-type="float"/>
          <table:table-cell table:number-matrix-columns-spanned="1" table:number-matrix-rows-spanned="1" table:formula="of:=SUM([.AX3:.AX4]&gt;[.$CN3:.$CN4])" office:value-type="float"/>
          <table:table-cell table:number-matrix-columns-spanned="1" table:number-matrix-rows-spanned="1" table:formula="of:=SUM([.AY3:.AY4]&gt;[.$CO3:.$CO4])" office:value-type="float"/>
          <table:table-cell table:number-matrix-columns-spanned="1" table:number-matrix-rows-spanned="1" table:formula="of:=SUM([.AZ3:.AZ4]&gt;[.$CP3:.$CP4])" office:value-type="float"/>
          <table:table-cell table:number-matrix-columns-spanned="1" table:number-matrix-rows-spanned="1" table:formula="of:=SUM([.BA3:.BA4]&gt;[.$CQ3:.$CQ4])" office:value-type="float"/>
          <table:table-cell table:number-matrix-columns-spanned="1" table:number-matrix-rows-spanned="1" table:formula="of:=SUM([.BB3:.BB4]&gt;[.$CR3:.$CR4])" office:value-type="float"/>
          <table:table-cell table:number-matrix-columns-spanned="1" table:number-matrix-rows-spanned="1" table:formula="of:=SUM([.BC3:.BC4]&gt;[.$CS3:.$CS4])" office:value-type="float"/>
          <table:table-cell table:number-matrix-columns-spanned="1" table:number-matrix-rows-spanned="1" table:formula="of:=SUM([.BD3:.BD4]&gt;[.$CT3:.$CT4])" office:value-type="float"/>
          <table:table-cell table:number-matrix-columns-spanned="1" table:number-matrix-rows-spanned="1" table:formula="of:=SUM([.BE3:.BE4]&gt;[.$CU3:.$CU4])" office:value-type="float"/>
          <table:table-cell table:number-matrix-columns-spanned="1" table:number-matrix-rows-spanned="1" table:formula="of:=SUM([.BF3:.BF4]&gt;[.$CV3:.$CV4])" office:value-type="float"/>
          <table:table-cell table:number-matrix-columns-spanned="1" table:number-matrix-rows-spanned="1" table:formula="of:=SUM([.BG3:.BG4]&gt;[.$CW3:.$CW4])" office:value-type="float"/>
          <table:table-cell table:number-matrix-columns-spanned="1" table:number-matrix-rows-spanned="1" table:formula="of:=SUM([.BH3:.BH4]&gt;[.$CX3:.$CX4])" office:value-type="float"/>
          <table:table-cell table:number-matrix-columns-spanned="1" table:number-matrix-rows-spanned="1" table:formula="of:=SUM([.BI3:.BI4]&gt;[.$CY3:.$CY4])" office:value-type="float"/>
          <table:table-cell table:number-matrix-columns-spanned="1" table:number-matrix-rows-spanned="1" table:formula="of:=SUM([.BJ3:.BJ4]&gt;[.$CZ3:.$CZ4])" office:value-type="float"/>
          <table:table-cell table:number-matrix-columns-spanned="1" table:number-matrix-rows-spanned="1" table:formula="of:=SUM([.BK3:.BK4]&gt;[.$DA3:.$DA4])" office:value-type="float"/>
          <table:table-cell table:number-matrix-columns-spanned="1" table:number-matrix-rows-spanned="1" table:formula="of:=SUM([.BL3:.BL4]&gt;[.$DB3:.$DB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DC3:.$DC4])" office:value-type="float"/>
          <table:table-cell table:number-matrix-columns-spanned="1" table:number-matrix-rows-spanned="1" table:formula="of:=SUM([.C3:.C4]=[.$DD3:.$DD4])" office:value-type="float"/>
          <table:table-cell table:number-matrix-columns-spanned="1" table:number-matrix-rows-spanned="1" table:formula="of:=SUM([.D3:.D4]=[.$DE3:.$DE4])" office:value-type="float"/>
          <table:table-cell table:number-matrix-columns-spanned="1" table:number-matrix-rows-spanned="1" table:formula="of:=SUM([.E3:.E4]=[.$DF3:.$DF4])" office:value-type="float"/>
          <table:table-cell table:number-matrix-columns-spanned="1" table:number-matrix-rows-spanned="1" table:formula="of:=SUM([.F3:.F4]=[.$DG3:.$DG4])" office:value-type="float"/>
          <table:table-cell table:number-matrix-columns-spanned="1" table:number-matrix-rows-spanned="1" table:formula="of:=SUM([.G3:.G4]=[.$DH3:.$DH4])" office:value-type="float"/>
          <table:table-cell table:number-matrix-columns-spanned="1" table:number-matrix-rows-spanned="1" table:formula="of:=SUM([.H3:.H4]=[.$DI3:.$DI4])" office:value-type="float"/>
          <table:table-cell table:number-matrix-columns-spanned="1" table:number-matrix-rows-spanned="1" table:formula="of:=SUM([.I3:.I4]=[.$DJ3:.$DJ4])" office:value-type="float"/>
          <table:table-cell table:number-matrix-columns-spanned="1" table:number-matrix-rows-spanned="1" table:formula="of:=SUM([.J3:.J4]=[.$DK3:.$DK4])" office:value-type="float"/>
          <table:table-cell table:number-matrix-columns-spanned="1" table:number-matrix-rows-spanned="1" table:formula="of:=SUM([.K3:.K4]=[.$DL3:.$DL4])" office:value-type="float"/>
          <table:table-cell table:number-matrix-columns-spanned="1" table:number-matrix-rows-spanned="1" table:formula="of:=SUM([.L3:.L4]=[.$DM3:.$DM4])" office:value-type="float"/>
          <table:table-cell table:number-matrix-columns-spanned="1" table:number-matrix-rows-spanned="1" table:formula="of:=SUM([.M3:.M4]=[.$DN3:.$DN4])" office:value-type="float"/>
          <table:table-cell table:number-matrix-columns-spanned="1" table:number-matrix-rows-spanned="1" table:formula="of:=SUM([.N3:.N4]=[.$DO3:.$DO4])" office:value-type="float"/>
          <table:table-cell table:number-matrix-columns-spanned="1" table:number-matrix-rows-spanned="1" table:formula="of:=SUM([.O3:.O4]=[.$DP3:.$DP4])" office:value-type="float"/>
          <table:table-cell table:number-matrix-columns-spanned="1" table:number-matrix-rows-spanned="1" table:formula="of:=SUM([.P3:.P4]=[.$DQ3:.$DQ4])" office:value-type="float"/>
          <table:table-cell table:number-matrix-columns-spanned="1" table:number-matrix-rows-spanned="1" table:formula="of:=SUM([.Q3:.Q4]=[.$DR3:.$DR4])" office:value-type="float"/>
          <table:table-cell table:number-matrix-columns-spanned="1" table:number-matrix-rows-spanned="1" table:formula="of:=SUM([.R3:.R4]=[.$DS3:.$DS4])" office:value-type="float"/>
          <table:table-cell table:number-matrix-columns-spanned="1" table:number-matrix-rows-spanned="1" table:formula="of:=SUM([.S3:.S4]=[.$DT3:.$DT4])" office:value-type="float"/>
          <table:table-cell table:number-matrix-columns-spanned="1" table:number-matrix-rows-spanned="1" table:formula="of:=SUM([.T3:.T4]=[.$DU3:.$DU4])" office:value-type="float"/>
          <table:table-cell table:number-matrix-columns-spanned="1" table:number-matrix-rows-spanned="1" table:formula="of:=SUM([.U3:.U4]=[.$DV3:.$DV4])" office:value-type="float"/>
          <table:table-cell table:number-matrix-columns-spanned="1" table:number-matrix-rows-spanned="1" table:formula="of:=SUM([.V3:.V4]=[.$DW3:.$DW4])" office:value-type="float"/>
          <table:table-cell table:number-matrix-columns-spanned="1" table:number-matrix-rows-spanned="1" table:formula="of:=SUM([.W3:.W4]=[.$DC3:.$DC4])" office:value-type="float"/>
          <table:table-cell table:number-matrix-columns-spanned="1" table:number-matrix-rows-spanned="1" table:formula="of:=SUM([.X3:.X4]=[.$DD3:.$DD4])" office:value-type="float"/>
          <table:table-cell table:number-matrix-columns-spanned="1" table:number-matrix-rows-spanned="1" table:formula="of:=SUM([.Y3:.Y4]=[.$DE3:.$DE4])" office:value-type="float"/>
          <table:table-cell table:number-matrix-columns-spanned="1" table:number-matrix-rows-spanned="1" table:formula="of:=SUM([.Z3:.Z4]=[.$DF3:.$DF4])" office:value-type="float"/>
          <table:table-cell table:number-matrix-columns-spanned="1" table:number-matrix-rows-spanned="1" table:formula="of:=SUM([.AA3:.AA4]=[.$DG3:.$DG4])" office:value-type="float"/>
          <table:table-cell table:number-matrix-columns-spanned="1" table:number-matrix-rows-spanned="1" table:formula="of:=SUM([.AB3:.AB4]=[.$DH3:.$DH4])" office:value-type="float"/>
          <table:table-cell table:number-matrix-columns-spanned="1" table:number-matrix-rows-spanned="1" table:formula="of:=SUM([.AC3:.AC4]=[.$DI3:.$DI4])" office:value-type="float"/>
          <table:table-cell table:number-matrix-columns-spanned="1" table:number-matrix-rows-spanned="1" table:formula="of:=SUM([.AD3:.AD4]=[.$DJ3:.$DJ4])" office:value-type="float"/>
          <table:table-cell table:number-matrix-columns-spanned="1" table:number-matrix-rows-spanned="1" table:formula="of:=SUM([.AE3:.AE4]=[.$DK3:.$DK4])" office:value-type="float"/>
          <table:table-cell table:number-matrix-columns-spanned="1" table:number-matrix-rows-spanned="1" table:formula="of:=SUM([.AF3:.AF4]=[.$DL3:.$DL4])" office:value-type="float"/>
          <table:table-cell table:number-matrix-columns-spanned="1" table:number-matrix-rows-spanned="1" table:formula="of:=SUM([.AG3:.AG4]=[.$DM3:.$DM4])" office:value-type="float"/>
          <table:table-cell table:number-matrix-columns-spanned="1" table:number-matrix-rows-spanned="1" table:formula="of:=SUM([.AH3:.AH4]=[.$DN3:.$DN4])" office:value-type="float"/>
          <table:table-cell table:number-matrix-columns-spanned="1" table:number-matrix-rows-spanned="1" table:formula="of:=SUM([.AI3:.AI4]=[.$DO3:.$DO4])" office:value-type="float"/>
          <table:table-cell table:number-matrix-columns-spanned="1" table:number-matrix-rows-spanned="1" table:formula="of:=SUM([.AJ3:.AJ4]=[.$DP3:.$DP4])" office:value-type="float"/>
          <table:table-cell table:number-matrix-columns-spanned="1" table:number-matrix-rows-spanned="1" table:formula="of:=SUM([.AK3:.AK4]=[.$DQ3:.$DQ4])" office:value-type="float"/>
          <table:table-cell table:number-matrix-columns-spanned="1" table:number-matrix-rows-spanned="1" table:formula="of:=SUM([.AL3:.AL4]=[.$DR3:.$DR4])" office:value-type="float"/>
          <table:table-cell table:number-matrix-columns-spanned="1" table:number-matrix-rows-spanned="1" table:formula="of:=SUM([.AM3:.AM4]=[.$DS3:.$DS4])" office:value-type="float"/>
          <table:table-cell table:number-matrix-columns-spanned="1" table:number-matrix-rows-spanned="1" table:formula="of:=SUM([.AN3:.AN4]=[.$DT3:.$DT4])" office:value-type="float"/>
          <table:table-cell table:number-matrix-columns-spanned="1" table:number-matrix-rows-spanned="1" table:formula="of:=SUM([.AO3:.AO4]=[.$DU3:.$DU4])" office:value-type="float"/>
          <table:table-cell table:number-matrix-columns-spanned="1" table:number-matrix-rows-spanned="1" table:formula="of:=SUM([.AP3:.AP4]=[.$DV3:.$DV4])" office:value-type="float"/>
          <table:table-cell table:number-matrix-columns-spanned="1" table:number-matrix-rows-spanned="1" table:formula="of:=SUM([.AQ3:.AQ4]=[.$DW3:.$DW4])" office:value-type="float"/>
          <table:table-cell table:number-matrix-columns-spanned="1" table:number-matrix-rows-spanned="1" table:formula="of:=SUM([.AR3:.AR4]=[.$DC3:.$DC4])" office:value-type="float"/>
          <table:table-cell table:number-matrix-columns-spanned="1" table:number-matrix-rows-spanned="1" table:formula="of:=SUM([.AS3:.AS4]=[.$DD3:.$DD4])" office:value-type="float"/>
          <table:table-cell table:number-matrix-columns-spanned="1" table:number-matrix-rows-spanned="1" table:formula="of:=SUM([.AT3:.AT4]=[.$DE3:.$DE4])" office:value-type="float"/>
          <table:table-cell table:number-matrix-columns-spanned="1" table:number-matrix-rows-spanned="1" table:formula="of:=SUM([.AU3:.AU4]=[.$DF3:.$DF4])" office:value-type="float"/>
          <table:table-cell table:number-matrix-columns-spanned="1" table:number-matrix-rows-spanned="1" table:formula="of:=SUM([.AV3:.AV4]=[.$DG3:.$DG4])" office:value-type="float"/>
          <table:table-cell table:number-matrix-columns-spanned="1" table:number-matrix-rows-spanned="1" table:formula="of:=SUM([.AW3:.AW4]=[.$DH3:.$DH4])" office:value-type="float"/>
          <table:table-cell table:number-matrix-columns-spanned="1" table:number-matrix-rows-spanned="1" table:formula="of:=SUM([.AX3:.AX4]=[.$DI3:.$DI4])" office:value-type="float"/>
          <table:table-cell table:number-matrix-columns-spanned="1" table:number-matrix-rows-spanned="1" table:formula="of:=SUM([.AY3:.AY4]=[.$DJ3:.$DJ4])" office:value-type="float"/>
          <table:table-cell table:number-matrix-columns-spanned="1" table:number-matrix-rows-spanned="1" table:formula="of:=SUM([.AZ3:.AZ4]=[.$DK3:.$DK4])" office:value-type="float"/>
          <table:table-cell table:number-matrix-columns-spanned="1" table:number-matrix-rows-spanned="1" table:formula="of:=SUM([.BA3:.BA4]=[.$DL3:.$DL4])" office:value-type="float"/>
          <table:table-cell table:number-matrix-columns-spanned="1" table:number-matrix-rows-spanned="1" table:formula="of:=SUM([.BB3:.BB4]=[.$DM3:.$DM4])" office:value-type="float"/>
          <table:table-cell table:number-matrix-columns-spanned="1" table:number-matrix-rows-spanned="1" table:formula="of:=SUM([.BC3:.BC4]=[.$DN3:.$DN4])" office:value-type="float"/>
          <table:table-cell table:number-matrix-columns-spanned="1" table:number-matrix-rows-spanned="1" table:formula="of:=SUM([.BD3:.BD4]=[.$DO3:.$DO4])" office:value-type="float"/>
          <table:table-cell table:number-matrix-columns-spanned="1" table:number-matrix-rows-spanned="1" table:formula="of:=SUM([.BE3:.BE4]=[.$DP3:.$DP4])" office:value-type="float"/>
          <table:table-cell table:number-matrix-columns-spanned="1" table:number-matrix-rows-spanned="1" table:formula="of:=SUM([.BF3:.BF4]=[.$DQ3:.$DQ4])" office:value-type="float"/>
          <table:table-cell table:number-matrix-columns-spanned="1" table:number-matrix-rows-spanned="1" table:formula="of:=SUM([.BG3:.BG4]=[.$DR3:.$DR4])" office:value-type="float"/>
          <table:table-cell table:number-matrix-columns-spanned="1" table:number-matrix-rows-spanned="1" table:formula="of:=SUM([.BH3:.BH4]=[.$DS3:.$DS4])" office:value-type="float"/>
          <table:table-cell table:number-matrix-columns-spanned="1" table:number-matrix-rows-spanned="1" table:formula="of:=SUM([.BI3:.BI4]=[.$DT3:.$DT4])" office:value-type="float"/>
          <table:table-cell table:number-matrix-columns-spanned="1" table:number-matrix-rows-spanned="1" table:formula="of:=SUM([.BJ3:.BJ4]=[.$DU3:.$DU4])" office:value-type="float"/>
          <table:table-cell table:number-matrix-columns-spanned="1" table:number-matrix-rows-spanned="1" table:formula="of:=SUM([.BK3:.BK4]=[.$DV3:.$DV4])" office:value-type="float"/>
          <table:table-cell table:number-matrix-columns-spanned="1" table:number-matrix-rows-spanned="1" table:formula="of:=SUM([.BL3:.BL4]=[.$DW3:.$DW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